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/>
      <style:text-properties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ce3" style:family="table-cell" style:parent-style-name="Default" style:data-style-name="N0">
      <style:text-properties style:font-name="Arial" style:font-name-asian="Arial" style:font-name-complex="Arial"/>
    </style:style>
    <style:style style:name="ce4" style:family="table-cell" style:parent-style-name="Default" style:data-style-name="N36">
      <style:table-cell-properties style:vertical-align="middle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36">
      <style:table-cell-properties style:vertical-align="middle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/>
    </style:style>
    <style:style style:name="ce7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/>
      <style:text-properties style:font-name="Arial" style:font-name-asian="Arial" style:font-name-complex="Arial"/>
    </style:style>
    <style:style style:name="ce12" style:family="table-cell" style:parent-style-name="Default" style:data-style-name="N0">
      <style:text-properties fo:color="#242424" style:font-name="Arial" style:font-name-asian="Arial" style:font-name-complex="Arial"/>
    </style:style>
    <style:style style:name="ce13" style:family="table-cell" style:parent-style-name="Default" style:data-style-name="N0">
      <style:table-cell-properties style:vertical-align="top" fo:wrap-option="wrap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/>
    </style:style>
    <style:style style:name="ce15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wrap-option="wrap"/>
      <style:text-properties style:font-name="Arial" style:font-name-asian="Arial" style:font-name-complex="Arial" fo:font-weight="bold" style:font-weight-asian="bold" style:font-weight-complex="bold"/>
    </style:style>
    <style:style style:name="ce16" style:family="table-cell" style:parent-style-name="Default" style:data-style-name="N1">
      <style:table-cell-properties fo:border-top="2pt solid #000000" fo:border-bottom="2pt solid #000000" fo:border-left="none" fo:border-right="none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/>
    </style:style>
    <style:style style:name="ce17" style:family="table-cell" style:parent-style-name="Default" style:data-style-name="N3">
      <style:table-cell-properties fo:border-top="2pt solid #000000" fo:border-bottom="2pt solid #000000" fo:border-left="none" fo:border-right="2pt solid #000000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3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/>
      <style:text-properties style:font-name="Arial" style:font-name-asian="Arial" style:font-name-complex="Arial" fo:font-weight="bold" style:font-weight-asian="bold" style:font-weight-complex="bold"/>
    </style:style>
    <style:style style:name="ce21" style:family="table-cell" style:parent-style-name="Default" style:data-style-name="N37">
      <style:table-cell-properties fo:border-top="2pt solid #000000" fo:border-bottom="2pt solid #000000" fo:border-left="none" fo:border-right="2pt solid #000000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/>
    </style:style>
    <style:style style:name="ce22" style:family="table-cell" style:parent-style-name="Default" style:data-style-name="N2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37">
      <style:table-cell-properties fo:border-top="2pt solid #000000" fo:border-bottom="2pt solid #000000" fo:border-left="none" fo:border-right="none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/>
    </style:style>
    <style:style style:name="ce24" style:family="table-cell" style:parent-style-name="Default" style:data-style-name="N37"/>
    <style:style style:name="ce25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37"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161616" style:font-name="Arial" style:font-name-asian="Arial" style:font-name-complex="Arial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4.40266666666667cm"/>
    </style:style>
    <style:style style:name="co3" style:family="table-column">
      <style:table-column-properties fo:break-before="auto" style:column-width="17.1661666666667cm"/>
    </style:style>
    <style:style style:name="co4" style:family="table-column">
      <style:table-column-properties fo:break-before="auto" style:column-width="7.72583333333333cm"/>
    </style:style>
    <style:style style:name="co5" style:family="table-column">
      <style:table-column-properties fo:break-before="auto" style:column-width="4.48733333333333cm"/>
    </style:style>
    <style:style style:name="co6" style:family="table-column">
      <style:table-column-properties fo:break-before="auto" style:column-width="3.76766666666667cm"/>
    </style:style>
    <style:style style:name="co7" style:family="table-column">
      <style:table-column-properties fo:break-before="auto" style:column-width="3.40783333333333cm"/>
    </style:style>
    <style:style style:name="co8" style:family="table-column">
      <style:table-column-properties fo:break-before="auto" style:column-width="5.56683333333333cm"/>
    </style:style>
    <style:style style:name="co9" style:family="table-column">
      <style:table-column-properties fo:break-before="auto" style:column-width="4.191cm"/>
    </style:style>
    <style:style style:name="co10" style:family="table-column">
      <style:table-column-properties fo:break-before="auto" style:column-width="4.08516666666667cm"/>
    </style:style>
    <style:style style:name="co11" style:family="table-column">
      <style:table-column-properties fo:break-before="auto" style:column-width="5.67266666666667cm"/>
    </style:style>
    <style:style style:name="ro1" style:family="table-row">
      <style:table-row-properties style:row-height="19.05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4.55pt" style:use-optimal-row-height="true" fo:break-before="auto"/>
    </style:style>
    <style:style style:name="ro5" style:family="table-row">
      <style:table-row-properties style:row-height="62.1pt" style:use-optimal-row-height="false" fo:break-before="auto"/>
    </style:style>
    <style:style style:name="ro6" style:family="table-row">
      <style:table-row-properties style:row-height="52.8pt" style:use-optimal-row-height="false" fo:break-before="auto"/>
    </style:style>
    <style:style style:name="ro7" style:family="table-row">
      <style:table-row-properties style:row-height="55.8pt" style:use-optimal-row-height="true" fo:break-before="auto"/>
    </style:style>
    <style:style style:name="ro8" style:family="table-row">
      <style:table-row-properties style:row-height="46.5pt" style:use-optimal-row-height="false" fo:break-before="auto"/>
    </style:style>
    <style:style style:name="ro9" style:family="table-row">
      <style:table-row-properties style:row-height="39.9pt" style:use-optimal-row-height="false" fo:break-before="auto"/>
    </style:style>
    <style:style style:name="ro10" style:family="table-row">
      <style:table-row-properties style:row-height="42pt" style:use-optimal-row-height="false" fo:break-before="auto"/>
    </style:style>
    <style:style style:name="ro11" style:family="table-row">
      <style:table-row-properties style:row-height="70.5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48pt" style:use-optimal-row-height="false" fo:break-before="auto"/>
    </style:style>
    <style:style style:name="ro14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ver_Sheet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Rental e-scooter trials scooter availability and trips monitoring data</text:p>
          </table:table-cell>
          <table:table-cell table:number-columns-repeated="2" table:style-name="ce3"/>
          <table:table-cell table:number-columns-repeated="16381"/>
        </table:table-row>
        <table:table-row table:style-name="ro2">
          <table:table-cell office:value-type="string" table:style-name="ce4">
            <text:p>Department for Transport</text:p>
          </table:table-cell>
          <table:table-cell table:number-columns-repeated="2" table:style-name="ce3"/>
          <table:table-cell table:number-columns-repeated="16381"/>
        </table:table-row>
        <table:table-row table:style-name="ro2">
          <table:table-cell office:value-type="string" table:style-name="ce4">
            <text:p>About this release</text:p>
          </table:table-cell>
          <table:table-cell table:number-columns-repeated="2" table:style-name="ce3"/>
          <table:table-cell table:number-columns-repeated="16381"/>
        </table:table-row>
        <table:table-row table:style-name="ro2">
          <table:table-cell office:value-type="string" table:style-name="ce5">
            <text:p>This workbook contains tables published alongside the rental e-scooter trials monitoring data report covering January 2022 - May 2024</text:p>
          </table:table-cell>
          <table:table-cell table:number-columns-repeated="2" table:style-name="ce3"/>
          <table:table-cell table:number-columns-repeated="16381"/>
        </table:table-row>
        <table:table-row table:style-name="ro3">
          <table:table-cell office:value-type="string" table:style-name="ce5">
            <text:p>Updated: September 2025</text:p>
          </table:table-cell>
          <table:table-cell table:number-columns-repeated="2" table:style-name="ce3"/>
          <table:table-cell table:number-columns-repeated="16381"/>
        </table:table-row>
        <table:table-row table:style-name="ro2">
          <table:table-cell office:value-type="string" table:style-name="ce4">
            <text:p>Link to publication on GOV.UK</text:p>
          </table:table-cell>
          <table:table-cell table:number-columns-repeated="2" table:style-name="ce3"/>
          <table:table-cell table:number-columns-repeated="16381"/>
        </table:table-row>
        <table:table-row table:style-name="ro3">
          <table:table-cell office:value-type="string" table:style-name="ce5">
            <text:p>Rental e-scooter trials monitoring data report January 2022 - May 2024: [LINK]</text:p>
          </table:table-cell>
          <table:table-cell table:number-columns-repeated="2" table:style-name="ce3"/>
          <table:table-cell table:number-columns-repeated="16381"/>
        </table:table-row>
        <table:table-row table:style-name="ro2">
          <table:table-cell office:value-type="string" table:style-name="ce4">
            <text:p>Notes and no data</text:p>
          </table:table-cell>
          <table:table-cell table:number-columns-repeated="2" table:style-name="ce3"/>
          <table:table-cell table:number-columns-repeated="16381"/>
        </table:table-row>
        <table:table-row table:style-name="ro3">
          <table:table-cell office:value-type="string" table:style-name="ce5">
            <text:p>Some cells in the tables refers to notes which can be found in the notes worksheet. Note markers are presented in square brackets, for example: [note 1].</text:p>
          </table:table-cell>
          <table:table-cell table:number-columns-repeated="2" table:style-name="ce3"/>
          <table:table-cell table:number-columns-repeated="16381"/>
        </table:table-row>
        <table:table-row table:style-name="ro3">
          <table:table-cell office:value-type="string" table:style-name="ce6">
            <text:p>Some cells have no data. <text:s/>When this is the case, it has been presented in square brackets, for example: [x] = not applicable.</text:p>
          </table:table-cell>
          <table:table-cell table:number-columns-repeated="2" table:style-name="ce3"/>
          <table:table-cell table:number-columns-repeated="16381"/>
        </table:table-row>
        <table:table-row table:style-name="ro2">
          <table:table-cell office:value-type="string" table:style-name="ce4">
            <text:p>Link to technical note</text:p>
          </table:table-cell>
          <table:table-cell table:number-columns-repeated="2" table:style-name="ce3"/>
          <table:table-cell table:number-columns-repeated="16381"/>
        </table:table-row>
        <table:table-row table:style-name="ro3">
          <table:table-cell office:value-type="string" table:style-name="ce3">
            <text:p>For additional information regarding data source, definitions, methodology and data quality please refer to the accompanying technical note: [LINK]</text:p>
          </table:table-cell>
          <table:table-cell table:number-columns-repeated="2" table:style-name="ce3"/>
          <table:table-cell table:number-columns-repeated="16381"/>
        </table:table-row>
        <table:table-row table:number-rows-repeated="1048564" table:style-name="ro4">
          <table:table-cell table:number-columns-repeated="16384"/>
        </table:table-row>
      </table:table>
      <table:table table:name="Table_of_Contents" table:style-name="ta1">
        <table:table-column table:style-name="co2" table:default-cell-style-name="ce1"/>
        <table:table-column table:style-name="co3" table:default-cell-style-name="ce1"/>
        <table:table-column table:style-name="co1" table:number-columns-repeated="16382" table:default-cell-style-name="ce1"/>
        <table:table-row table:style-name="ro2">
          <table:table-cell office:value-type="string" table:style-name="ce7">
            <text:p>Table of contents<text:s/></text:p>
          </table:table-cell>
          <table:table-cell table:style-name="ce8"/>
          <table:table-cell table:number-columns-repeated="16382" table:style-name="ce1"/>
        </table:table-row>
        <table:table-row table:style-name="ro2">
          <table:table-cell office:value-type="string" table:style-name="ce9">
            <text:p>Worksheet name</text:p>
          </table:table-cell>
          <table:table-cell office:value-type="string" table:style-name="ce10">
            <text:p>Worksheet title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3">
            <text:p>daily_availability</text:p>
          </table:table-cell>
          <table:table-cell office:value-type="string" table:style-name="ce11">
            <text:p>Average number of daily available e-scooters by operator and trial area per month - January 2022 to May 2024</text:p>
          </table:table-cell>
          <table:table-cell table:number-columns-repeated="4" table:style-name="ce3"/>
          <table:table-cell table:number-columns-repeated="16378"/>
        </table:table-row>
        <table:table-row table:style-name="ro3">
          <table:table-cell office:value-type="string" table:style-name="ce3">
            <text:p>monthly_trips</text:p>
          </table:table-cell>
          <table:table-cell office:value-type="string" table:style-name="ce3">
            <text:p>Total number of trips by operator and trial area per month - January 2022 to May 2024</text:p>
          </table:table-cell>
          <table:table-cell table:number-columns-repeated="4" table:style-name="ce3"/>
          <table:table-cell table:number-columns-repeated="16378"/>
        </table:table-row>
        <table:table-row table:style-name="ro3">
          <table:table-cell office:value-type="string" table:style-name="ce3">
            <text:p>trips_per_escooter</text:p>
          </table:table-cell>
          <table:table-cell office:value-type="string" table:style-name="ce12">
            <text:p>Average number of daily trips per e-scooter by operator and trial area per month - January 2022 to May 2024</text:p>
          </table:table-cell>
          <table:table-cell table:number-columns-repeated="4" table:style-name="ce3"/>
          <table:table-cell table:number-columns-repeated="16378"/>
        </table:table-row>
        <table:table-row table:style-name="ro3">
          <table:table-cell office:value-type="string" table:style-name="ce3">
            <text:p>trip_length</text:p>
          </table:table-cell>
          <table:table-cell office:value-type="string" table:style-name="ce3">
            <text:p>Average trip distance and duration by trial area - January 2022 to May 2024</text:p>
          </table:table-cell>
          <table:table-cell table:number-columns-repeated="4" table:style-name="ce3"/>
          <table:table-cell table:number-columns-repeated="16378"/>
        </table:table-row>
        <table:table-row table:number-rows-repeated="3" table:style-name="ro3">
          <table:table-cell table:number-columns-repeated="6" table:style-name="ce3"/>
          <table:table-cell table:number-columns-repeated="16378"/>
        </table:table-row>
        <table:table-row table:style-name="ro3">
          <table:table-cell table:number-columns-repeated="2" table:style-name="ce3"/>
          <table:table-cell table:number-columns-repeated="16382" table:style-name="ce1"/>
        </table:table-row>
        <table:table-row table:number-rows-repeated="1048566" table:style-name="ro4">
          <table:table-cell table:number-columns-repeated="16384"/>
        </table:table-row>
      </table:table>
      <table:table table:name="daily_availability" table:style-name="ta1"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16379" table:default-cell-style-name="ce1"/>
        <table:table-row table:style-name="ro5">
          <table:table-cell office:value-type="string" table:style-name="ce13">
            <text:p>Average number of daily available e-scooters by operator and trial area per month - January 2022 to May 2024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3">
            <text:p>This worksheet contains one table.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4">
            <text:p>Some shorthand is used in this table, [x] = not applicable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15">
            <text:p>Trial area [Note 4], [Note 5]</text:p>
          </table:table-cell>
          <table:table-cell office:value-type="string" table:style-name="ce16">
            <text:p>Operator [Note 2], [Note 3]</text:p>
          </table:table-cell>
          <table:table-cell office:value-type="string" table:style-name="ce16">
            <text:p>Month</text:p>
          </table:table-cell>
          <table:table-cell office:value-type="string" table:style-name="ce16">
            <text:p>Year</text:p>
          </table:table-cell>
          <table:table-cell office:value-type="string" table:style-name="ce17">
            <text:p>Average number of daily available e-scooters [Note 1], [Note 6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17918.322580645199" table:style-name="ce19">
            <text:p>17,91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18529.928571428602" table:style-name="ce19">
            <text:p>18,53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19183.543010752699" table:style-name="ce19">
            <text:p>19,18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19147.5" table:style-name="ce19">
            <text:p>19,14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19514.451612903202" table:style-name="ce19">
            <text:p>19,51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21637.2838095238" table:style-name="ce19">
            <text:p>21,63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22954.404301075301" table:style-name="ce19">
            <text:p>22,95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22921.2903225806" table:style-name="ce19">
            <text:p>22,92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23138.8738095238" table:style-name="ce19">
            <text:p>23,13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23021.451612903202" table:style-name="ce19">
            <text:p>23,02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21933.4" table:style-name="ce19">
            <text:p>21,93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19594.2428842505" table:style-name="ce19">
            <text:p>19,59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18599.212458286998" table:style-name="ce19">
            <text:p>18,59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19347.928571428602" table:style-name="ce19">
            <text:p>19,34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18379.419354838701" table:style-name="ce19">
            <text:p>18,37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18487.3" table:style-name="ce19">
            <text:p>18,48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19601.4440860215" table:style-name="ce19">
            <text:p>19,60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20030.5333333333" table:style-name="ce19">
            <text:p>20,03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20141.563016412001" table:style-name="ce19">
            <text:p>20,14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20249.935483870999" table:style-name="ce19">
            <text:p>20,25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18893.960606060598" table:style-name="ce19">
            <text:p>18,89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18248.836405530001" table:style-name="ce19">
            <text:p>18,24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17385.433333333302" table:style-name="ce19">
            <text:p>17,38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17941.588089329998" table:style-name="ce19">
            <text:p>17,94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17566.419354838701" table:style-name="ce19">
            <text:p>17,56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17228.310344827602" table:style-name="ce19">
            <text:p>17,22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17599.6451612903" table:style-name="ce19">
            <text:p>17,60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17531.166666666701" table:style-name="ce19">
            <text:p>17,53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16900.524193548401" table:style-name="ce19">
            <text:p>16,90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250.322580645161" table:style-name="ce19">
            <text:p>25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225.107142857143" table:style-name="ce19">
            <text:p>22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162.129032258065" table:style-name="ce19">
            <text:p>16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174.86666666666699" table:style-name="ce19">
            <text:p>17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239.193548387097" table:style-name="ce19">
            <text:p>23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296" table:style-name="ce19">
            <text:p>29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448.677419354839" table:style-name="ce19">
            <text:p>44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268.93548387096803" table:style-name="ce19">
            <text:p>26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244.03333333333299" table:style-name="ce19">
            <text:p>24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359.193548387097" table:style-name="ce19">
            <text:p>35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404.7" table:style-name="ce19">
            <text:p>40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409.61290322580601" table:style-name="ce19">
            <text:p>41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381.29032258064501" table:style-name="ce19">
            <text:p>38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389.92857142857099" table:style-name="ce19">
            <text:p>39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354.29032258064501" table:style-name="ce19">
            <text:p>35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336.33333333333297" table:style-name="ce19">
            <text:p>33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310.87096774193498" table:style-name="ce19">
            <text:p>31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295.26666666666699" table:style-name="ce19">
            <text:p>29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287.70967741935499" table:style-name="ce19">
            <text:p>28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392.45161290322602" table:style-name="ce19">
            <text:p>39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436.4" table:style-name="ce19">
            <text:p>43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392.35483870967698" table:style-name="ce19">
            <text:p>39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363.33333333333297" table:style-name="ce19">
            <text:p>36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342.16129032258101" table:style-name="ce19">
            <text:p>34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338.51612903225799" table:style-name="ce19">
            <text:p>33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327.10344827586198" table:style-name="ce19">
            <text:p>32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396.51612903225799" table:style-name="ce19">
            <text:p>39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442.1" table:style-name="ce19">
            <text:p>44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412.54838709677398" table:style-name="ce19">
            <text:p>41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238.09677419354799" table:style-name="ce19">
            <text:p>23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249.53571428571399" table:style-name="ce19">
            <text:p>25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233.70967741935499" table:style-name="ce19">
            <text:p>23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162" table:style-name="ce19">
            <text:p>16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154.64516129032299" table:style-name="ce19">
            <text:p>15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276.96666666666698" table:style-name="ce19">
            <text:p>27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328.25806451612902" table:style-name="ce19">
            <text:p>32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329.193548387097" table:style-name="ce19">
            <text:p>32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370.03333333333302" table:style-name="ce19">
            <text:p>37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377.193548387097" table:style-name="ce19">
            <text:p>37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348.1" table:style-name="ce19">
            <text:p>34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314.96774193548401" table:style-name="ce19">
            <text:p>31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321" table:style-name="ce19">
            <text:p>32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326.67857142857099" table:style-name="ce19">
            <text:p>32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315.58064516129002" table:style-name="ce19">
            <text:p>31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308.89999999999998" table:style-name="ce19">
            <text:p>30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268.61290322580601" table:style-name="ce19">
            <text:p>26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260.39999999999998" table:style-name="ce19">
            <text:p>26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526" table:style-name="ce19">
            <text:p>52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363.61290322580601" table:style-name="ce19">
            <text:p>36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299.89999999999998" table:style-name="ce19">
            <text:p>30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268.51612903225799" table:style-name="ce19">
            <text:p>26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246.63333333333301" table:style-name="ce19">
            <text:p>24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234.58064516128999" table:style-name="ce19">
            <text:p>23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221.48387096774201" table:style-name="ce19">
            <text:p>22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181.655172413793" table:style-name="ce19">
            <text:p>18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181.45161290322599" table:style-name="ce19">
            <text:p>18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273.2" table:style-name="ce19">
            <text:p>27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289.16129032258101" table:style-name="ce19">
            <text:p>28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906.93548387096803" table:style-name="ce19">
            <text:p>90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888.42857142857099" table:style-name="ce19">
            <text:p>88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863.677419354839" table:style-name="ce19">
            <text:p>86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846.6" table:style-name="ce19">
            <text:p>84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828.41935483870998" table:style-name="ce19">
            <text:p>82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863.26666666666699" table:style-name="ce19">
            <text:p>86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963.54838709677404" table:style-name="ce19">
            <text:p>96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840.45161290322596" table:style-name="ce19">
            <text:p>84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835.16666666666697" table:style-name="ce19">
            <text:p>83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817.64516129032302" table:style-name="ce19">
            <text:p>81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845.43333333333305" table:style-name="ce19">
            <text:p>84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788.70967741935499" table:style-name="ce19">
            <text:p>78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656.93548387096803" table:style-name="ce19">
            <text:p>65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625.142857142857" table:style-name="ce19">
            <text:p>62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815.58064516129002" table:style-name="ce19">
            <text:p>81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804.5" table:style-name="ce19">
            <text:p>80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810.06451612903197" table:style-name="ce19">
            <text:p>81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831.83333333333303" table:style-name="ce19">
            <text:p>83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848.16129032258095" table:style-name="ce19">
            <text:p>84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848.51612903225805" table:style-name="ce19">
            <text:p>84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852.06666666666695" table:style-name="ce19">
            <text:p>85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838.93548387096803" table:style-name="ce19">
            <text:p>83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836.66666666666697" table:style-name="ce19">
            <text:p>83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824.677419354839" table:style-name="ce19">
            <text:p>82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817.45161290322596" table:style-name="ce19">
            <text:p>81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842.241379310345" table:style-name="ce19">
            <text:p>84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870.58064516129002" table:style-name="ce19">
            <text:p>87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864.86666666666702" table:style-name="ce19">
            <text:p>86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861.25806451612902" table:style-name="ce19">
            <text:p>86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134.45161290322599" table:style-name="ce19">
            <text:p>13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132.46428571428601" table:style-name="ce19">
            <text:p>13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126.48387096774201" table:style-name="ce19">
            <text:p>12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122.73333333333299" table:style-name="ce19">
            <text:p>12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114.41935483871001" table:style-name="ce19">
            <text:p>11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110.466666666667" table:style-name="ce19">
            <text:p>11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107" table:style-name="ce19">
            <text:p>10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95.193548387096797" table:style-name="ce19">
            <text:p>9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90.6" table:style-name="ce19">
            <text:p>9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85" table:style-name="ce19">
            <text:p>8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78.3333333333333" table:style-name="ce19">
            <text:p>7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90.451612903225794" table:style-name="ce19">
            <text:p>9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135.61290322580601" table:style-name="ce19">
            <text:p>13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145.21428571428601" table:style-name="ce19">
            <text:p>14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141.129032258065" table:style-name="ce19">
            <text:p>14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131.6" table:style-name="ce19">
            <text:p>13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132.322580645161" table:style-name="ce19">
            <text:p>13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128.80000000000001" table:style-name="ce19">
            <text:p>12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122.41935483871001" table:style-name="ce19">
            <text:p>12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115.38709677419401" table:style-name="ce19">
            <text:p>11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110.6" table:style-name="ce19">
            <text:p>11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102.935483870968" table:style-name="ce19">
            <text:p>10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99.466666666666697" table:style-name="ce19">
            <text:p>9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98.677419354838705" table:style-name="ce19">
            <text:p>9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96.258064516128997" table:style-name="ce19">
            <text:p>9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478.83870967741899" table:style-name="ce19">
            <text:p>47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514.53571428571399" table:style-name="ce19">
            <text:p>51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552.45161290322596" table:style-name="ce19">
            <text:p>55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529.16666666666697" table:style-name="ce19">
            <text:p>52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514.03225806451599" table:style-name="ce19">
            <text:p>51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543.20000000000005" table:style-name="ce19">
            <text:p>54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584.29032258064501" table:style-name="ce19">
            <text:p>58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657.70967741935499" table:style-name="ce19">
            <text:p>65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634.93333333333305" table:style-name="ce19">
            <text:p>63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657.45161290322596" table:style-name="ce19">
            <text:p>65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589.6" table:style-name="ce19">
            <text:p>59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541.90322580645204" table:style-name="ce19">
            <text:p>54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524.70967741935499" table:style-name="ce19">
            <text:p>52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542.21428571428601" table:style-name="ce19">
            <text:p>54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556.677419354839" table:style-name="ce19">
            <text:p>55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577.79999999999995" table:style-name="ce19">
            <text:p>57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606.322580645161" table:style-name="ce19">
            <text:p>60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637.13333333333298" table:style-name="ce19">
            <text:p>63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675.61290322580601" table:style-name="ce19">
            <text:p>67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744.16129032258095" table:style-name="ce19">
            <text:p>74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771.36666666666702" table:style-name="ce19">
            <text:p>77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772.51612903225805" table:style-name="ce19">
            <text:p>77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703.23333333333301" table:style-name="ce19">
            <text:p>70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496.29032258064501" table:style-name="ce19">
            <text:p>49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498.38709677419399" table:style-name="ce19">
            <text:p>49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538.31034482758605" table:style-name="ce19">
            <text:p>53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548.16129032258095" table:style-name="ce19">
            <text:p>54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437.7" table:style-name="ce19">
            <text:p>43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375.61290322580601" table:style-name="ce19">
            <text:p>37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opeland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20.580645161290299" table:style-name="ce19">
            <text:p>2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opeland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23.3571428571429" table:style-name="ce19">
            <text:p>2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opeland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22.354838709677399" table:style-name="ce19">
            <text:p>2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opeland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15.366666666666699" table:style-name="ce19">
            <text:p>1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opeland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19.548387096774199" table:style-name="ce19">
            <text:p>2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opeland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15.6666666666667" table:style-name="ce19">
            <text:p>1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opeland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18.806451612903199" table:style-name="ce19">
            <text:p>1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opeland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16.2258064516129" table:style-name="ce19">
            <text:p>1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opeland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18.100000000000001" table:style-name="ce19">
            <text:p>1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opeland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15.1290322580645" table:style-name="ce19">
            <text:p>1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opeland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14.9333333333333" table:style-name="ce19">
            <text:p>1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opeland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Spin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864.16129032258095" table:style-name="ce19">
            <text:p>86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Spin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852.107142857143" table:style-name="ce19">
            <text:p>85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Spin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852.22580645161304" table:style-name="ce19">
            <text:p>85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Spin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864.33333333333303" table:style-name="ce19">
            <text:p>86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Spin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831.74193548387098" table:style-name="ce19">
            <text:p>83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Spin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190.19047619047601" table:style-name="ce19">
            <text:p>19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520.16" table:style-name="ce19">
            <text:p>52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744.06451612903197" table:style-name="ce19">
            <text:p>74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742.12903225806497" table:style-name="ce19">
            <text:p>74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672.73333333333301" table:style-name="ce19">
            <text:p>67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674.64516129032302" table:style-name="ce19">
            <text:p>67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586.26666666666699" table:style-name="ce19">
            <text:p>58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531.80645161290295" table:style-name="ce19">
            <text:p>53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613.90322580645204" table:style-name="ce19">
            <text:p>61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941.46428571428601" table:style-name="ce19">
            <text:p>94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1073.5161290322601" table:style-name="ce19">
            <text:p>1,07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1030.8333333333301" table:style-name="ce19">
            <text:p>1,03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1096.8064516129" table:style-name="ce19">
            <text:p>1,09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1242.1666666666699" table:style-name="ce19">
            <text:p>1,24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1068.5161290322601" table:style-name="ce19">
            <text:p>1,06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1092.41935483871" table:style-name="ce19">
            <text:p>1,09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1175.3333333333301" table:style-name="ce19">
            <text:p>1,17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1404.9354838709701" table:style-name="ce19">
            <text:p>1,40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1207.8" table:style-name="ce19">
            <text:p>1,20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1109.2903225806499" table:style-name="ce19">
            <text:p>1,10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1132.58064516129" table:style-name="ce19">
            <text:p>1,13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1252.89655172414" table:style-name="ce19">
            <text:p>1,25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1413.22580645161" table:style-name="ce19">
            <text:p>1,41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1611.8333333333301" table:style-name="ce19">
            <text:p>1,61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1565.0645161290299" table:style-name="ce19">
            <text:p>1,56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364.09677419354801" table:style-name="ce19">
            <text:p>36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390.96666666666698" table:style-name="ce19">
            <text:p>39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438.41935483870998" table:style-name="ce19">
            <text:p>43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459.8" table:style-name="ce19">
            <text:p>46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440.90322580645199" table:style-name="ce19">
            <text:p>44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443.193548387097" table:style-name="ce19">
            <text:p>44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440.48275862068999" table:style-name="ce19">
            <text:p>44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432.93548387096803" table:style-name="ce19">
            <text:p>43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421.36666666666702" table:style-name="ce19">
            <text:p>42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409.90322580645199" table:style-name="ce19">
            <text:p>41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297.677419354839" table:style-name="ce19">
            <text:p>29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284.892857142857" table:style-name="ce19">
            <text:p>28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308.22580645161298" table:style-name="ce19">
            <text:p>30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316.5" table:style-name="ce19">
            <text:p>31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318.58064516129002" table:style-name="ce19">
            <text:p>31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317.33333333333297" table:style-name="ce19">
            <text:p>31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308" table:style-name="ce19">
            <text:p>30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283.12903225806502" table:style-name="ce19">
            <text:p>28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253.833333333333" table:style-name="ce19">
            <text:p>25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288.806451612903" table:style-name="ce19">
            <text:p>28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291.066666666667" table:style-name="ce19">
            <text:p>29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300.16129032258101" table:style-name="ce19">
            <text:p>30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284.22580645161298" table:style-name="ce19">
            <text:p>28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253.21428571428601" table:style-name="ce19">
            <text:p>25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245.064516129032" table:style-name="ce19">
            <text:p>24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374.76666666666699" table:style-name="ce19">
            <text:p>37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469.83870967741899" table:style-name="ce19">
            <text:p>47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451.7" table:style-name="ce19">
            <text:p>45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306" table:style-name="ce19">
            <text:p>30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134.83870967741899" table:style-name="ce19">
            <text:p>13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108.178571428571" table:style-name="ce19">
            <text:p>10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66.096774193548399" table:style-name="ce19">
            <text:p>6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56.466666666666697" table:style-name="ce19">
            <text:p>5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54.838709677419402" table:style-name="ce19">
            <text:p>5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70.966666666666697" table:style-name="ce19">
            <text:p>7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65.774193548387103" table:style-name="ce19">
            <text:p>6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64.806451612903203" table:style-name="ce19">
            <text:p>6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57.766666666666701" table:style-name="ce19">
            <text:p>5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52.4838709677419" table:style-name="ce19">
            <text:p>5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54" table:style-name="ce19">
            <text:p>5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63.935483870967701" table:style-name="ce19">
            <text:p>6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85.290322580645196" table:style-name="ce19">
            <text:p>8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69" table:style-name="ce19">
            <text:p>6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68.935483870967701" table:style-name="ce19">
            <text:p>6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68" table:style-name="ce19">
            <text:p>6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97.870967741935502" table:style-name="ce19">
            <text:p>9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109.23333333333299" table:style-name="ce19">
            <text:p>10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142.58064516128999" table:style-name="ce19">
            <text:p>14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154.48387096774201" table:style-name="ce19">
            <text:p>15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147.26666666666699" table:style-name="ce19">
            <text:p>14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143.70967741935499" table:style-name="ce19">
            <text:p>14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141.5" table:style-name="ce19">
            <text:p>14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139.806451612903" table:style-name="ce19">
            <text:p>14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132" table:style-name="ce19">
            <text:p>13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117.032258064516" table:style-name="ce19">
            <text:p>11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112.607142857143" table:style-name="ce19">
            <text:p>11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114.967741935484" table:style-name="ce19">
            <text:p>11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117.76666666666701" table:style-name="ce19">
            <text:p>11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115.58064516128999" table:style-name="ce19">
            <text:p>11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94.1" table:style-name="ce19">
            <text:p>9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88.0322580645161" table:style-name="ce19">
            <text:p>8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79.645161290322605" table:style-name="ce19">
            <text:p>8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72.133333333333297" table:style-name="ce19">
            <text:p>7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52.9677419354839" table:style-name="ce19">
            <text:p>5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62.5" table:style-name="ce19">
            <text:p>6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58.806451612903203" table:style-name="ce19">
            <text:p>5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52.354838709677402" table:style-name="ce19">
            <text:p>5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51.607142857142897" table:style-name="ce19">
            <text:p>5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50.193548387096797" table:style-name="ce19">
            <text:p>5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49.5" table:style-name="ce19">
            <text:p>5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44.741935483871003" table:style-name="ce19">
            <text:p>4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40.633333333333297" table:style-name="ce19">
            <text:p>4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33.741935483871003" table:style-name="ce19">
            <text:p>3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32.580645161290299" table:style-name="ce19">
            <text:p>3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39.433333333333302" table:style-name="ce19">
            <text:p>3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41.645161290322598" table:style-name="ce19">
            <text:p>4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50.033333333333303" table:style-name="ce19">
            <text:p>5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38.064516129032299" table:style-name="ce19">
            <text:p>3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30.806451612903199" table:style-name="ce19">
            <text:p>3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30.413793103448299" table:style-name="ce19">
            <text:p>3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34.193548387096797" table:style-name="ce19">
            <text:p>3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31.1" table:style-name="ce19">
            <text:p>3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22.451612903225801" table:style-name="ce19">
            <text:p>2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1623.41935483871" table:style-name="ce19">
            <text:p>1,62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1738.67857142857" table:style-name="ce19">
            <text:p>1,73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1758.61290322581" table:style-name="ce19">
            <text:p>1,75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1747.93333333333" table:style-name="ce19">
            <text:p>1,74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1711.3548387096801" table:style-name="ce19">
            <text:p>1,71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1784" table:style-name="ce19">
            <text:p>1,78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2006.3548387096801" table:style-name="ce19">
            <text:p>2,00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2129.4193548387102" table:style-name="ce19">
            <text:p>2,12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2151.1" table:style-name="ce19">
            <text:p>2,15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2141.3548387096798" table:style-name="ce19">
            <text:p>2,14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2119.5666666666698" table:style-name="ce19">
            <text:p>2,12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1555.5483870967701" table:style-name="ce19">
            <text:p>1,55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1425.9032258064501" table:style-name="ce19">
            <text:p>1,42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1427.7857142857099" table:style-name="ce19">
            <text:p>1,42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1448.58064516129" table:style-name="ce19">
            <text:p>1,44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1517.3333333333301" table:style-name="ce19">
            <text:p>1,51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1615" table:style-name="ce19">
            <text:p>1,61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1581.9666666666701" table:style-name="ce19">
            <text:p>1,58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1681.58064516129" table:style-name="ce19">
            <text:p>1,68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1684.1290322580601" table:style-name="ce19">
            <text:p>1,68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1666.86666666667" table:style-name="ce19">
            <text:p>1,66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1646.7419354838701" table:style-name="ce19">
            <text:p>1,64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1579.63333333333" table:style-name="ce19">
            <text:p>1,58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1636.5161290322601" table:style-name="ce19">
            <text:p>1,63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1665.9354838709701" table:style-name="ce19">
            <text:p>1,66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1665.06896551724" table:style-name="ce19">
            <text:p>1,66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1622.9354838709701" table:style-name="ce19">
            <text:p>1,62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1572.86666666667" table:style-name="ce19">
            <text:p>1,57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1446.5161290322601" table:style-name="ce19">
            <text:p>1,44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Kent County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185.129032258065" table:style-name="ce19">
            <text:p>18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Kent County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184.71428571428601" table:style-name="ce19">
            <text:p>18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Kent County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325.35483870967698" table:style-name="ce19">
            <text:p>32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Kent County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355.03333333333302" table:style-name="ce19">
            <text:p>35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Kent County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394.83870967741899" table:style-name="ce19">
            <text:p>39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Kent County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434.36666666666702" table:style-name="ce19">
            <text:p>43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Kent County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413.806451612903" table:style-name="ce19">
            <text:p>41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Kent County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275.83870967741899" table:style-name="ce19">
            <text:p>27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Kent County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190.2" table:style-name="ce19">
            <text:p>19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Kent County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164.22580645161301" table:style-name="ce19">
            <text:p>16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Kent County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117.033333333333" table:style-name="ce19">
            <text:p>11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1753.03225806452" table:style-name="ce19">
            <text:p>1,75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1777.5" table:style-name="ce19">
            <text:p>1,77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1771.6774193548399" table:style-name="ce19">
            <text:p>1,77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1681.8" table:style-name="ce19">
            <text:p>1,68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1713.58064516129" table:style-name="ce19">
            <text:p>1,71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1995.6666666666699" table:style-name="ce19">
            <text:p>1,99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2132.77419354839" table:style-name="ce19">
            <text:p>2,13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2209.7096774193501" table:style-name="ce19">
            <text:p>2,21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2295.9666666666699" table:style-name="ce19">
            <text:p>2,29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2238" table:style-name="ce19">
            <text:p>2,23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2214.4333333333302" table:style-name="ce19">
            <text:p>2,21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2151" table:style-name="ce19">
            <text:p>2,15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2115.2580645161302" table:style-name="ce19">
            <text:p>2,11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2209.4642857142899" table:style-name="ce19">
            <text:p>2,20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2226.77419354839" table:style-name="ce19">
            <text:p>2,22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2186.4666666666699" table:style-name="ce19">
            <text:p>2,18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2230.2903225806499" table:style-name="ce19">
            <text:p>2,23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2220.1" table:style-name="ce19">
            <text:p>2,22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2206.38709677419" table:style-name="ce19">
            <text:p>2,20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2193.0967741935501" table:style-name="ce19">
            <text:p>2,19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1961.36666666667" table:style-name="ce19">
            <text:p>1,96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1841.22580645161" table:style-name="ce19">
            <text:p>1,84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1802.86666666667" table:style-name="ce19">
            <text:p>1,80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1966.3548387096801" table:style-name="ce19">
            <text:p>1,96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2107.0967741935501" table:style-name="ce19">
            <text:p>2,10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2077.5862068965498" table:style-name="ce19">
            <text:p>2,07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2161.0322580645202" table:style-name="ce19">
            <text:p>2,16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2110.1999999999998" table:style-name="ce19">
            <text:p>2,11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2052" table:style-name="ce19">
            <text:p>2,05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56.419354838709701" table:style-name="ce19">
            <text:p>5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54.535714285714299" table:style-name="ce19">
            <text:p>5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49.838709677419402" table:style-name="ce19">
            <text:p>5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49.766666666666701" table:style-name="ce19">
            <text:p>5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47.129032258064498" table:style-name="ce19">
            <text:p>4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45.1666666666667" table:style-name="ce19">
            <text:p>4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41.677419354838698" table:style-name="ce19">
            <text:p>4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39.580645161290299" table:style-name="ce19">
            <text:p>4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36.566666666666698" table:style-name="ce19">
            <text:p>3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31.709677419354801" table:style-name="ce19">
            <text:p>3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28.133333333333301" table:style-name="ce19">
            <text:p>2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15.064516129032301" table:style-name="ce19">
            <text:p>1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5" table:style-name="ce19">
            <text:p>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5" table:style-name="ce19">
            <text:p>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4.4838709677419404" table:style-name="ce19">
            <text:p>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3.1333333333333302" table:style-name="ce19">
            <text:p>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4.1612903225806503" table:style-name="ce19">
            <text:p>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5.7666666666666702" table:style-name="ce19">
            <text:p>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3.7419354838709702" table:style-name="ce19">
            <text:p>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4" table:style-name="ce19">
            <text:p>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1.6" table:style-name="ce19">
            <text:p>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1" table:style-name="ce19">
            <text:p>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1" table:style-name="ce19">
            <text:p>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509.54838709677398" table:style-name="ce19">
            <text:p>51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333.17857142857099" table:style-name="ce19">
            <text:p>33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446.51612903225799" table:style-name="ce19">
            <text:p>44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458.36666666666702" table:style-name="ce19">
            <text:p>45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440.29032258064501" table:style-name="ce19">
            <text:p>44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499.86666666666702" table:style-name="ce19">
            <text:p>50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469.22580645161298" table:style-name="ce19">
            <text:p>46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457" table:style-name="ce19">
            <text:p>45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391.4" table:style-name="ce19">
            <text:p>39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439.48387096774201" table:style-name="ce19">
            <text:p>43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455.9" table:style-name="ce19">
            <text:p>45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468.51612903225799" table:style-name="ce19">
            <text:p>46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477.09677419354801" table:style-name="ce19">
            <text:p>47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473.5" table:style-name="ce19">
            <text:p>47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473.93548387096803" table:style-name="ce19">
            <text:p>47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447.73333333333301" table:style-name="ce19">
            <text:p>44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466.54838709677398" table:style-name="ce19">
            <text:p>46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482.46666666666698" table:style-name="ce19">
            <text:p>48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473.61290322580601" table:style-name="ce19">
            <text:p>47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467.12903225806502" table:style-name="ce19">
            <text:p>46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504.066666666667" table:style-name="ce19">
            <text:p>50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586.35483870967698" table:style-name="ce19">
            <text:p>58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608.56666666666695" table:style-name="ce19">
            <text:p>60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614.96774193548401" table:style-name="ce19">
            <text:p>61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593.51612903225805" table:style-name="ce19">
            <text:p>59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582.48275862068999" table:style-name="ce19">
            <text:p>58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565.93548387096803" table:style-name="ce19">
            <text:p>56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564.1" table:style-name="ce19">
            <text:p>56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562.80645161290295" table:style-name="ce19">
            <text:p>56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Spin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428.96774193548401" table:style-name="ce19">
            <text:p>42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Spin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364.03571428571399" table:style-name="ce19">
            <text:p>36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Spin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351.70967741935499" table:style-name="ce19">
            <text:p>35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Spin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398.53333333333302" table:style-name="ce19">
            <text:p>39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Spin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349.03225806451599" table:style-name="ce19">
            <text:p>34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Spin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272.26666666666699" table:style-name="ce19">
            <text:p>27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Spin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183.53333333333299" table:style-name="ce19">
            <text:p>18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163.83870967741899" table:style-name="ce19">
            <text:p>16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273.33333333333297" table:style-name="ce19">
            <text:p>27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288.16129032258101" table:style-name="ce19">
            <text:p>28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299.7" table:style-name="ce19">
            <text:p>30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284.87096774193498" table:style-name="ce19">
            <text:p>28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328.193548387097" table:style-name="ce19">
            <text:p>32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378.32142857142901" table:style-name="ce19">
            <text:p>37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399.74193548387098" table:style-name="ce19">
            <text:p>40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352.8" table:style-name="ce19">
            <text:p>35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396.03225806451599" table:style-name="ce19">
            <text:p>39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395.5" table:style-name="ce19">
            <text:p>39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398.51612903225799" table:style-name="ce19">
            <text:p>39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430.83870967741899" table:style-name="ce19">
            <text:p>43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427.933333333333" table:style-name="ce19">
            <text:p>42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580.12903225806497" table:style-name="ce19">
            <text:p>58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646.26666666666699" table:style-name="ce19">
            <text:p>64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625.09677419354796" table:style-name="ce19">
            <text:p>62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533.48387096774195" table:style-name="ce19">
            <text:p>53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370.48275862068999" table:style-name="ce19">
            <text:p>37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433.06451612903197" table:style-name="ce19">
            <text:p>43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488.33333333333297" table:style-name="ce19">
            <text:p>48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473.193548387097" table:style-name="ce19">
            <text:p>47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705.70967741935499" table:style-name="ce19">
            <text:p>70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637.46428571428601" table:style-name="ce19">
            <text:p>63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639.77419354838696" table:style-name="ce19">
            <text:p>64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552.29999999999995" table:style-name="ce19">
            <text:p>55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643.90322580645204" table:style-name="ce19">
            <text:p>64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651.66666666666697" table:style-name="ce19">
            <text:p>65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607.70967741935499" table:style-name="ce19">
            <text:p>60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569.83870967741905" table:style-name="ce19">
            <text:p>57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605.73333333333301" table:style-name="ce19">
            <text:p>60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640.90322580645204" table:style-name="ce19">
            <text:p>64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643.43333333333305" table:style-name="ce19">
            <text:p>64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638.96774193548401" table:style-name="ce19">
            <text:p>63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647.90322580645204" table:style-name="ce19">
            <text:p>64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652.642857142857" table:style-name="ce19">
            <text:p>65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752.90322580645204" table:style-name="ce19">
            <text:p>75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744.33333333333303" table:style-name="ce19">
            <text:p>74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745.90322580645204" table:style-name="ce19">
            <text:p>74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747.4" table:style-name="ce19">
            <text:p>74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748.83870967741905" table:style-name="ce19">
            <text:p>74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745.38709677419399" table:style-name="ce19">
            <text:p>74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752.66666666666697" table:style-name="ce19">
            <text:p>75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755.64516129032302" table:style-name="ce19">
            <text:p>75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744.3" table:style-name="ce19">
            <text:p>74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746.38709677419399" table:style-name="ce19">
            <text:p>74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750.54838709677404" table:style-name="ce19">
            <text:p>75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824.13793103448302" table:style-name="ce19">
            <text:p>82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851.90322580645204" table:style-name="ce19">
            <text:p>85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845.3" table:style-name="ce19">
            <text:p>84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897.90322580645204" table:style-name="ce19">
            <text:p>89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207.22580645161301" table:style-name="ce19">
            <text:p>20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188.82142857142901" table:style-name="ce19">
            <text:p>18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219.741935483871" table:style-name="ce19">
            <text:p>22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172.9" table:style-name="ce19">
            <text:p>17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167.90322580645201" table:style-name="ce19">
            <text:p>16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238.13333333333301" table:style-name="ce19">
            <text:p>23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408.51612903225799" table:style-name="ce19">
            <text:p>40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212.83870967741899" table:style-name="ce19">
            <text:p>21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178.1" table:style-name="ce19">
            <text:p>17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287.41935483870998" table:style-name="ce19">
            <text:p>28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292.33333333333297" table:style-name="ce19">
            <text:p>29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258.54838709677398" table:style-name="ce19">
            <text:p>25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244.58064516128999" table:style-name="ce19">
            <text:p>24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277.67857142857099" table:style-name="ce19">
            <text:p>27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235.322580645161" table:style-name="ce19">
            <text:p>23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143.1" table:style-name="ce19">
            <text:p>14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172.09677419354799" table:style-name="ce19">
            <text:p>17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216.566666666667" table:style-name="ce19">
            <text:p>21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200.22580645161301" table:style-name="ce19">
            <text:p>20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224.70967741935499" table:style-name="ce19">
            <text:p>22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300.36666666666702" table:style-name="ce19">
            <text:p>30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290.29032258064501" table:style-name="ce19">
            <text:p>29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341.2" table:style-name="ce19">
            <text:p>34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295.58064516129002" table:style-name="ce19">
            <text:p>29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276.54838709677398" table:style-name="ce19">
            <text:p>27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248.03448275862101" table:style-name="ce19">
            <text:p>24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343.51612903225799" table:style-name="ce19">
            <text:p>34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414.4" table:style-name="ce19">
            <text:p>41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443.64516129032302" table:style-name="ce19">
            <text:p>44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4.3870967741935498" table:style-name="ce19">
            <text:p>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5.1785714285714297" table:style-name="ce19">
            <text:p>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10.3870967741935" table:style-name="ce19">
            <text:p>1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9.6666666666666696" table:style-name="ce19">
            <text:p>1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9.3870967741935498" table:style-name="ce19">
            <text:p>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10.8" table:style-name="ce19">
            <text:p>1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10" table:style-name="ce19">
            <text:p>1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10" table:style-name="ce19">
            <text:p>1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7.6071428571428603" table:style-name="ce19">
            <text:p>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34.266666666666701" table:style-name="ce19">
            <text:p>3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39.1" table:style-name="ce19">
            <text:p>3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89.806451612903203" table:style-name="ce19">
            <text:p>9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93.0322580645161" table:style-name="ce19">
            <text:p>9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98.8" table:style-name="ce19">
            <text:p>9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111.032258064516" table:style-name="ce19">
            <text:p>11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106.466666666667" table:style-name="ce19">
            <text:p>10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96.870967741935502" table:style-name="ce19">
            <text:p>9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79.612903225806406" table:style-name="ce19">
            <text:p>8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66.655172413793096" table:style-name="ce19">
            <text:p>6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70.870967741935502" table:style-name="ce19">
            <text:p>7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75.2" table:style-name="ce19">
            <text:p>7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68.741935483871003" table:style-name="ce19">
            <text:p>6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Lincolnshire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35.709677419354797" table:style-name="ce19">
            <text:p>3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Lincolnshire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35.785714285714299" table:style-name="ce19">
            <text:p>3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Lincolnshire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31.935483870967701" table:style-name="ce19">
            <text:p>3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Lincolnshire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26.2" table:style-name="ce19">
            <text:p>2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Lincolnshire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33.258064516128997" table:style-name="ce19">
            <text:p>3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Lincolnshire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31.966666666666701" table:style-name="ce19">
            <text:p>3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Lincolnshire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29.806451612903199" table:style-name="ce19">
            <text:p>3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Lincolnshire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26.064516129032299" table:style-name="ce19">
            <text:p>2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Lincolnshire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19.933333333333302" table:style-name="ce19">
            <text:p>2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Lincolnshire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19.580645161290299" table:style-name="ce19">
            <text:p>2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Lincolnshire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24.433333333333302" table:style-name="ce19">
            <text:p>2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Lincolnshire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2572.38709677419" table:style-name="ce19">
            <text:p>2,57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2852.4285714285702" table:style-name="ce19">
            <text:p>2,85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2935.3548387096798" table:style-name="ce19">
            <text:p>2,93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2828.9666666666699" table:style-name="ce19">
            <text:p>2,82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2754.5806451612898" table:style-name="ce19">
            <text:p>2,75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3211.9333333333302" table:style-name="ce19">
            <text:p>3,21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3443.7419354838698" table:style-name="ce19">
            <text:p>3,44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3431.2903225806499" table:style-name="ce19">
            <text:p>3,43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3568.4333333333302" table:style-name="ce19">
            <text:p>3,56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3333.5161290322599" table:style-name="ce19">
            <text:p>3,33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2925" table:style-name="ce19">
            <text:p>2,92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2432.0645161290299" table:style-name="ce19">
            <text:p>2,43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2061.2903225806499" table:style-name="ce19">
            <text:p>2,06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2224.3571428571399" table:style-name="ce19">
            <text:p>2,22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2368.5161290322599" table:style-name="ce19">
            <text:p>2,36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2570.36666666667" table:style-name="ce19">
            <text:p>2,57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3009.38709677419" table:style-name="ce19">
            <text:p>3,00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3050.13333333333" table:style-name="ce19">
            <text:p>3,05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2922.22580645161" table:style-name="ce19">
            <text:p>2,92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3051.3225806451601" table:style-name="ce19">
            <text:p>3,05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2993.5666666666698" table:style-name="ce19">
            <text:p>2,99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2627.0322580645202" table:style-name="ce19">
            <text:p>2,62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2611.1666666666702" table:style-name="ce19">
            <text:p>2,61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2668.2580645161302" table:style-name="ce19">
            <text:p>2,66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2756.9032258064499" table:style-name="ce19">
            <text:p>2,75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2549.5862068965498" table:style-name="ce19">
            <text:p>2,55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2110" table:style-name="ce19">
            <text:p>2,11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2017.63333333333" table:style-name="ce19">
            <text:p>2,01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1709.6774193548399" table:style-name="ce19">
            <text:p>1,71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613.45161290322596" table:style-name="ce19">
            <text:p>61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677.17857142857099" table:style-name="ce19">
            <text:p>67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726.22580645161304" table:style-name="ce19">
            <text:p>72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872.2" table:style-name="ce19">
            <text:p>87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1053.96774193548" table:style-name="ce19">
            <text:p>1,05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1113.1666666666699" table:style-name="ce19">
            <text:p>1,11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1091.7419354838701" table:style-name="ce19">
            <text:p>1,09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1165.4516129032299" table:style-name="ce19">
            <text:p>1,16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1175.5" table:style-name="ce19">
            <text:p>1,17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1146" table:style-name="ce19">
            <text:p>1,14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1162.7333333333299" table:style-name="ce19">
            <text:p>1,16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1128.5483870967701" table:style-name="ce19">
            <text:p>1,12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1114.6774193548399" table:style-name="ce19">
            <text:p>1,11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949.71428571428601" table:style-name="ce19">
            <text:p>95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998.03225806451599" table:style-name="ce19">
            <text:p>99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930.46666666666704" table:style-name="ce19">
            <text:p>93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985.61290322580601" table:style-name="ce19">
            <text:p>98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956.46666666666704" table:style-name="ce19">
            <text:p>95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1065.5161290322601" table:style-name="ce19">
            <text:p>1,06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1103.16129032258" table:style-name="ce19">
            <text:p>1,10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1244.43333333333" table:style-name="ce19">
            <text:p>1,24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1252.1935483871" table:style-name="ce19">
            <text:p>1,25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1090.06666666667" table:style-name="ce19">
            <text:p>1,09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825.29032258064501" table:style-name="ce19">
            <text:p>82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615.45161290322596" table:style-name="ce19">
            <text:p>61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668.857142857143" table:style-name="ce19">
            <text:p>66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674.74193548387098" table:style-name="ce19">
            <text:p>67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643.9" table:style-name="ce19">
            <text:p>64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628.74193548387098" table:style-name="ce19">
            <text:p>62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695.2" table:style-name="ce19">
            <text:p>69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723.77419354838696" table:style-name="ce19">
            <text:p>72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767.70967741935499" table:style-name="ce19">
            <text:p>76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783.3" table:style-name="ce19">
            <text:p>78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768.22580645161304" table:style-name="ce19">
            <text:p>76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733.56666666666695" table:style-name="ce19">
            <text:p>73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675.70967741935499" table:style-name="ce19">
            <text:p>67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583.35483870967698" table:style-name="ce19">
            <text:p>58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528.07142857142901" table:style-name="ce19">
            <text:p>52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736.93548387096803" table:style-name="ce19">
            <text:p>73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805.46666666666704" table:style-name="ce19">
            <text:p>80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902.322580645161" table:style-name="ce19">
            <text:p>90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912.13333333333298" table:style-name="ce19">
            <text:p>91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856.38709677419399" table:style-name="ce19">
            <text:p>85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865.25806451612902" table:style-name="ce19">
            <text:p>86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843.1" table:style-name="ce19">
            <text:p>84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807.48387096774195" table:style-name="ce19">
            <text:p>80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867.8" table:style-name="ce19">
            <text:p>86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866.87096774193503" table:style-name="ce19">
            <text:p>86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864.51612903225805" table:style-name="ce19">
            <text:p>86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876.758620689655" table:style-name="ce19">
            <text:p>87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900.03225806451599" table:style-name="ce19">
            <text:p>90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891" table:style-name="ce19">
            <text:p>89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872.38709677419399" table:style-name="ce19">
            <text:p>87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86.483870967741893" table:style-name="ce19">
            <text:p>8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93.428571428571402" table:style-name="ce19">
            <text:p>9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128" table:style-name="ce19">
            <text:p>12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156.1" table:style-name="ce19">
            <text:p>15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178.54838709677401" table:style-name="ce19">
            <text:p>17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307.16666666666703" table:style-name="ce19">
            <text:p>30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334.12903225806502" table:style-name="ce19">
            <text:p>33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382.806451612903" table:style-name="ce19">
            <text:p>38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333.16666666666703" table:style-name="ce19">
            <text:p>33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277.193548387097" table:style-name="ce19">
            <text:p>27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194.566666666667" table:style-name="ce19">
            <text:p>19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206.61290322580601" table:style-name="ce19">
            <text:p>20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282.09677419354801" table:style-name="ce19">
            <text:p>28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304.642857142857" table:style-name="ce19">
            <text:p>30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291.87096774193498" table:style-name="ce19">
            <text:p>29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238.86666666666699" table:style-name="ce19">
            <text:p>23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282.48387096774201" table:style-name="ce19">
            <text:p>28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289.16666666666703" table:style-name="ce19">
            <text:p>28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221.416666666667" table:style-name="ce19">
            <text:p>22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Rochdale Borough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9.1290322580645196" table:style-name="ce19">
            <text:p>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Rochdale Borough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6.8928571428571397" table:style-name="ce19">
            <text:p>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Rochdale Borough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7.8333333333333304" table:style-name="ce19">
            <text:p>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260.70967741935499" table:style-name="ce19">
            <text:p>26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215.21428571428601" table:style-name="ce19">
            <text:p>21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228.35483870967701" table:style-name="ce19">
            <text:p>22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233.066666666667" table:style-name="ce19">
            <text:p>23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257.193548387097" table:style-name="ce19">
            <text:p>25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503.4" table:style-name="ce19">
            <text:p>50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512.12903225806497" table:style-name="ce19">
            <text:p>51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479.25806451612902" table:style-name="ce19">
            <text:p>47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495.16666666666703" table:style-name="ce19">
            <text:p>49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519.45161290322596" table:style-name="ce19">
            <text:p>51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523.96666666666704" table:style-name="ce19">
            <text:p>52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514.70967741935499" table:style-name="ce19">
            <text:p>51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493.61290322580601" table:style-name="ce19">
            <text:p>49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495" table:style-name="ce19">
            <text:p>49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514.74193548387098" table:style-name="ce19">
            <text:p>51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524.46666666666704" table:style-name="ce19">
            <text:p>52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522.45161290322596" table:style-name="ce19">
            <text:p>52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521.93333333333305" table:style-name="ce19">
            <text:p>52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562.29032258064501" table:style-name="ce19">
            <text:p>56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552.96774193548401" table:style-name="ce19">
            <text:p>55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526.03333333333296" table:style-name="ce19">
            <text:p>52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527.83870967741905" table:style-name="ce19">
            <text:p>52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523.76666666666699" table:style-name="ce19">
            <text:p>52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502.06451612903197" table:style-name="ce19">
            <text:p>50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487" table:style-name="ce19">
            <text:p>48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457.241379310345" table:style-name="ce19">
            <text:p>45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474.54838709677398" table:style-name="ce19">
            <text:p>47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477.86666666666702" table:style-name="ce19">
            <text:p>47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515.77419354838696" table:style-name="ce19">
            <text:p>51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lough Borough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197.935483870968" table:style-name="ce19">
            <text:p>19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lough Borough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291.392857142857" table:style-name="ce19">
            <text:p>29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lough Borough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299.83870967741899" table:style-name="ce19">
            <text:p>30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lough Borough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298" table:style-name="ce19">
            <text:p>29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lough Borough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299.96774193548401" table:style-name="ce19">
            <text:p>30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lough Borough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297.89999999999998" table:style-name="ce19">
            <text:p>29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lough Borough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289.96774193548401" table:style-name="ce19">
            <text:p>29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lough Borough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289.03225806451599" table:style-name="ce19">
            <text:p>28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lough Borough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279.89999999999998" table:style-name="ce19">
            <text:p>28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lough Borough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287.41935483870998" table:style-name="ce19">
            <text:p>28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lough Borough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245.46666666666701" table:style-name="ce19">
            <text:p>24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lough Borough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lough Borough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61.75" table:style-name="ce19">
            <text:p>6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103.935483870968" table:style-name="ce19">
            <text:p>10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114.071428571429" table:style-name="ce19">
            <text:p>11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106.54838709677399" table:style-name="ce19">
            <text:p>10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73.8" table:style-name="ce19">
            <text:p>7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78.161290322580598" table:style-name="ce19">
            <text:p>7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122.833333333333" table:style-name="ce19">
            <text:p>12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133.064516129032" table:style-name="ce19">
            <text:p>13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128.41935483871001" table:style-name="ce19">
            <text:p>12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121.933333333333" table:style-name="ce19">
            <text:p>12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132.322580645161" table:style-name="ce19">
            <text:p>13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125.866666666667" table:style-name="ce19">
            <text:p>12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114.870967741935" table:style-name="ce19">
            <text:p>11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151.41935483871001" table:style-name="ce19">
            <text:p>15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144.75" table:style-name="ce19">
            <text:p>14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123.903225806452" table:style-name="ce19">
            <text:p>12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142.80000000000001" table:style-name="ce19">
            <text:p>14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150.41935483871001" table:style-name="ce19">
            <text:p>15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135.53333333333299" table:style-name="ce19">
            <text:p>13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269.70967741935499" table:style-name="ce19">
            <text:p>27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202.193548387097" table:style-name="ce19">
            <text:p>20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151.03333333333299" table:style-name="ce19">
            <text:p>15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141.83870967741899" table:style-name="ce19">
            <text:p>14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122.6" table:style-name="ce19">
            <text:p>12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108.838709677419" table:style-name="ce19">
            <text:p>10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104.48387096774201" table:style-name="ce19">
            <text:p>10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106.586206896552" table:style-name="ce19">
            <text:p>10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105.61290322580599" table:style-name="ce19">
            <text:p>10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136.333333333333" table:style-name="ce19">
            <text:p>13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145.03225806451599" table:style-name="ce19">
            <text:p>14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106.838709677419" table:style-name="ce19">
            <text:p>10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109.46428571428601" table:style-name="ce19">
            <text:p>10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88.645161290322605" table:style-name="ce19">
            <text:p>8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88.1" table:style-name="ce19">
            <text:p>8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74.677419354838705" table:style-name="ce19">
            <text:p>7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69.866666666666703" table:style-name="ce19">
            <text:p>7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69.709677419354804" table:style-name="ce19">
            <text:p>7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61.387096774193601" table:style-name="ce19">
            <text:p>6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53.866666666666703" table:style-name="ce19">
            <text:p>5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62.225806451612897" table:style-name="ce19">
            <text:p>6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66.400000000000006" table:style-name="ce19">
            <text:p>6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73.290322580645196" table:style-name="ce19">
            <text:p>7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63.387096774193601" table:style-name="ce19">
            <text:p>6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52.25" table:style-name="ce19">
            <text:p>5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49.5161290322581" table:style-name="ce19">
            <text:p>5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58.566666666666698" table:style-name="ce19">
            <text:p>5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88.709677419354804" table:style-name="ce19">
            <text:p>8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65.433333333333294" table:style-name="ce19">
            <text:p>6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81.677419354838705" table:style-name="ce19">
            <text:p>8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81" table:style-name="ce19">
            <text:p>8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57.6666666666667" table:style-name="ce19">
            <text:p>5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65.774193548387103" table:style-name="ce19">
            <text:p>6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51.066666666666698" table:style-name="ce19">
            <text:p>5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36.774193548387103" table:style-name="ce19">
            <text:p>3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42.193548387096797" table:style-name="ce19">
            <text:p>4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51.862068965517203" table:style-name="ce19">
            <text:p>5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70.451612903225794" table:style-name="ce19">
            <text:p>7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64.400000000000006" table:style-name="ce19">
            <text:p>6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53.290322580645203" table:style-name="ce19">
            <text:p>5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78.741935483871003" table:style-name="ce19">
            <text:p>7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66.785714285714306" table:style-name="ce19">
            <text:p>6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95.903225806451601" table:style-name="ce19">
            <text:p>9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173" table:style-name="ce19">
            <text:p>17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188.48387096774201" table:style-name="ce19">
            <text:p>18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179.333333333333" table:style-name="ce19">
            <text:p>17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187.22580645161301" table:style-name="ce19">
            <text:p>18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194.58064516128999" table:style-name="ce19">
            <text:p>19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193.26666666666699" table:style-name="ce19">
            <text:p>19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197.16129032258101" table:style-name="ce19">
            <text:p>19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80.5" table:style-name="ce19">
            <text:p>8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18.7931034482759" table:style-name="ce19">
            <text:p>1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22.964285714285701" table:style-name="ce19">
            <text:p>2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20.838709677419399" table:style-name="ce19">
            <text:p>2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13.266666666666699" table:style-name="ce19">
            <text:p>1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6.5" table:style-name="ce19">
            <text:p>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126.54838709677399" table:style-name="ce19">
            <text:p>12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124.107142857143" table:style-name="ce19">
            <text:p>12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117.290322580645" table:style-name="ce19">
            <text:p>11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110.23333333333299" table:style-name="ce19">
            <text:p>11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125.48387096774201" table:style-name="ce19">
            <text:p>12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94.9" table:style-name="ce19">
            <text:p>9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77.612903225806406" table:style-name="ce19">
            <text:p>7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54.677419354838698" table:style-name="ce19">
            <text:p>5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46.9" table:style-name="ce19">
            <text:p>4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39.290322580645203" table:style-name="ce19">
            <text:p>3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30.966666666666701" table:style-name="ce19">
            <text:p>3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22.823529411764699" table:style-name="ce19">
            <text:p>2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12.8" table:style-name="ce19">
            <text:p>1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18.727272727272702" table:style-name="ce19">
            <text:p>1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13.193548387096801" table:style-name="ce19">
            <text:p>1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5.8" table:style-name="ce19">
            <text:p>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2.8461538461538498" table:style-name="ce19">
            <text:p>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0.89473684210526305" table:style-name="ce19">
            <text:p>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244.45161290322599" table:style-name="ce19">
            <text:p>24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363.26666666666699" table:style-name="ce19">
            <text:p>36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429.29032258064501" table:style-name="ce19">
            <text:p>42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627.66666666666697" table:style-name="ce19">
            <text:p>62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670" table:style-name="ce19">
            <text:p>67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632.25806451612902" table:style-name="ce19">
            <text:p>63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673.10344827586198" table:style-name="ce19">
            <text:p>67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682.35483870967698" table:style-name="ce19">
            <text:p>68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691.83333333333303" table:style-name="ce19">
            <text:p>69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711.96774193548401" table:style-name="ce19">
            <text:p>71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1459.7419354838701" table:style-name="ce19">
            <text:p>1,46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1603.07142857143" table:style-name="ce19">
            <text:p>1,60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1607.5483870967701" table:style-name="ce19">
            <text:p>1,60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1567.9" table:style-name="ce19">
            <text:p>1,56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1669.96774193548" table:style-name="ce19">
            <text:p>1,67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1575.9" table:style-name="ce19">
            <text:p>1,57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1550.4838709677399" table:style-name="ce19">
            <text:p>1,55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1825.9354838709701" table:style-name="ce19">
            <text:p>1,82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2335.5" table:style-name="ce19">
            <text:p>2,33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2315.5483870967701" table:style-name="ce19">
            <text:p>2,31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2380.8000000000002" table:style-name="ce19">
            <text:p>2,38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2317.0967741935501" table:style-name="ce19">
            <text:p>2,31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1774.3225806451601" table:style-name="ce19">
            <text:p>1,77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1863.6428571428601" table:style-name="ce19">
            <text:p>1,86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79" table:style-name="ce19">
            <text:p>7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1465.6428571428601" table:style-name="ce19">
            <text:p>1,46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1546.7333333333299" table:style-name="ce19">
            <text:p>1,54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2554.4193548387102" table:style-name="ce19">
            <text:p>2,55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2961.6451612903202" table:style-name="ce19">
            <text:p>2,96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3065.6206896551698" table:style-name="ce19">
            <text:p>3,06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3330.3225806451601" table:style-name="ce19">
            <text:p>3,33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3099.5333333333301" table:style-name="ce19">
            <text:p>3,10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2949.83870967742" table:style-name="ce19">
            <text:p>2,95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2734.4838709677401" table:style-name="ce19">
            <text:p>2,73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2995.9285714285702" table:style-name="ce19">
            <text:p>2,99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3259.38709677419" table:style-name="ce19">
            <text:p>3,25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3443.9333333333302" table:style-name="ce19">
            <text:p>3,44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3503" table:style-name="ce19">
            <text:p>3,50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4203.4666666666699" table:style-name="ce19">
            <text:p>4,20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4580.9677419354803" table:style-name="ce19">
            <text:p>4,58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4669.1935483871002" table:style-name="ce19">
            <text:p>4,66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4352.6666666666697" table:style-name="ce19">
            <text:p>4,35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4311.7419354838703" table:style-name="ce19">
            <text:p>4,31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3993.6666666666702" table:style-name="ce19">
            <text:p>3,99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3635.6451612903202" table:style-name="ce19">
            <text:p>3,63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3757" table:style-name="ce19">
            <text:p>3,75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3993.6785714285702" table:style-name="ce19">
            <text:p>3,99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4112.3548387096798" table:style-name="ce19">
            <text:p>4,11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4125.8999999999996" table:style-name="ce19">
            <text:p>4,12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4151.8064516128998" table:style-name="ce19">
            <text:p>4,15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4413.7" table:style-name="ce19">
            <text:p>4,41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4335.1935483871002" table:style-name="ce19">
            <text:p>4,33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4199.5483870967701" table:style-name="ce19">
            <text:p>4,20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2680.13333333333" table:style-name="ce19">
            <text:p>2,68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702.16129032258095" table:style-name="ce19">
            <text:p>702</text:p>
          </table:table-cell>
          <table:table-cell table:number-columns-repeated="16379"/>
        </table:table-row>
        <table:table-row table:number-rows-repeated="1047725" table:style-name="ro4">
          <table:table-cell table:number-columns-repeated="16384"/>
        </table:table-row>
      </table:table>
      <table:table table:name="monthly_trips" table:style-name="ta1"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9" table:default-cell-style-name="ce1"/>
        <table:table-row table:style-name="ro8">
          <table:table-cell office:value-type="string" table:style-name="ce13">
            <text:p>Total number of trips by operator and trial area per month - January 2022 to May 2024</text:p>
          </table:table-cell>
          <table:table-cell table:number-columns-repeated="16383" table:style-name="ce1"/>
        </table:table-row>
        <table:table-row table:style-name="ro9">
          <table:table-cell office:value-type="string" table:style-name="ce3">
            <text:p>This worksheet contains one table.</text:p>
          </table:table-cell>
          <table:table-cell table:number-columns-repeated="16383" table:style-name="ce1"/>
        </table:table-row>
        <table:table-row table:style-name="ro9">
          <table:table-cell office:value-type="string" table:style-name="ce14">
            <text:p>Some shorthand is used in this table, [x] = not applicable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15">
            <text:p>Trial area [Note 4], [Note 5]</text:p>
          </table:table-cell>
          <table:table-cell office:value-type="string" table:style-name="ce16">
            <text:p>Operator [Note 2], [Note 3]</text:p>
          </table:table-cell>
          <table:table-cell office:value-type="string" table:style-name="ce16">
            <text:p>Month</text:p>
          </table:table-cell>
          <table:table-cell office:value-type="string" table:style-name="ce16">
            <text:p>Year</text:p>
          </table:table-cell>
          <table:table-cell office:value-type="string" table:style-name="ce17">
            <text:p>Total number of trips [Note 1], [Note 6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966837" table:style-name="ce19">
            <text:p>966,83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1022899" table:style-name="ce19">
            <text:p>1,022,89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1294164" table:style-name="ce19">
            <text:p>1,294,16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1153168" table:style-name="ce19">
            <text:p>1,153,16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1414891" table:style-name="ce19">
            <text:p>1,414,89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1396237" table:style-name="ce19">
            <text:p>1,396,23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1666628" table:style-name="ce19">
            <text:p>1,666,62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1664530" table:style-name="ce19">
            <text:p>1,664,53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1661346" table:style-name="ce19">
            <text:p>1,661,34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1886306" table:style-name="ce19">
            <text:p>1,886,30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1649054" table:style-name="ce19">
            <text:p>1,649,05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1110656" table:style-name="ce19">
            <text:p>1,110,65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1163961" table:style-name="ce19">
            <text:p>1,163,96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1276544" table:style-name="ce19">
            <text:p>1,276,54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1199463" table:style-name="ce19">
            <text:p>1,199,46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1200887" table:style-name="ce19">
            <text:p>1,200,88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1510449" table:style-name="ce19">
            <text:p>1,510,44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1498390" table:style-name="ce19">
            <text:p>1,498,39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1303821" table:style-name="ce19">
            <text:p>1,303,82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1316236" table:style-name="ce19">
            <text:p>1,316,23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1397866" table:style-name="ce19">
            <text:p>1,397,86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1306507" table:style-name="ce19">
            <text:p>1,306,50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1102236" table:style-name="ce19">
            <text:p>1,102,23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863029" table:style-name="ce19">
            <text:p>863,02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825711" table:style-name="ce19">
            <text:p>825,71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918924" table:style-name="ce19">
            <text:p>918,92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964332" table:style-name="ce19">
            <text:p>964,33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972973" table:style-name="ce19">
            <text:p>972,97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1155863" table:style-name="ce19">
            <text:p>1,155,86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18750" table:style-name="ce19">
            <text:p>18,75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16815" table:style-name="ce19">
            <text:p>16,81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18944" table:style-name="ce19">
            <text:p>18,94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19805" table:style-name="ce19">
            <text:p>19,80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28474" table:style-name="ce19">
            <text:p>28,47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35249" table:style-name="ce19">
            <text:p>35,24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57262" table:style-name="ce19">
            <text:p>57,26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38025" table:style-name="ce19">
            <text:p>38,02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27089" table:style-name="ce19">
            <text:p>27,08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31582" table:style-name="ce19">
            <text:p>31,58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26944" table:style-name="ce19">
            <text:p>26,94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19397" table:style-name="ce19">
            <text:p>19,39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20768" table:style-name="ce19">
            <text:p>20,76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22706" table:style-name="ce19">
            <text:p>22,70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21293" table:style-name="ce19">
            <text:p>21,29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25792" table:style-name="ce19">
            <text:p>25,79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31466" table:style-name="ce19">
            <text:p>31,46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32953" table:style-name="ce19">
            <text:p>32,95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27978" table:style-name="ce19">
            <text:p>27,97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31546" table:style-name="ce19">
            <text:p>31,54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35269" table:style-name="ce19">
            <text:p>35,26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29434" table:style-name="ce19">
            <text:p>29,43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22211" table:style-name="ce19">
            <text:p>22,21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18485" table:style-name="ce19">
            <text:p>18,48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18051" table:style-name="ce19">
            <text:p>18,05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18264" table:style-name="ce19">
            <text:p>18,26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22630" table:style-name="ce19">
            <text:p>22,63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25061" table:style-name="ce19">
            <text:p>25,06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28584" table:style-name="ce19">
            <text:p>28,58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7013" table:style-name="ce19">
            <text:p>7,01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7210" table:style-name="ce19">
            <text:p>7,21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9141" table:style-name="ce19">
            <text:p>9,14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6761" table:style-name="ce19">
            <text:p>6,76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7316" table:style-name="ce19">
            <text:p>7,31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11933" table:style-name="ce19">
            <text:p>11,93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12816" table:style-name="ce19">
            <text:p>12,81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12665" table:style-name="ce19">
            <text:p>12,66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12411" table:style-name="ce19">
            <text:p>12,41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12211" table:style-name="ce19">
            <text:p>12,21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10704" table:style-name="ce19">
            <text:p>10,70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6692" table:style-name="ce19">
            <text:p>6,69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7569" table:style-name="ce19">
            <text:p>7,56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8141" table:style-name="ce19">
            <text:p>8,14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7530" table:style-name="ce19">
            <text:p>7,53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7799" table:style-name="ce19">
            <text:p>7,79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9870" table:style-name="ce19">
            <text:p>9,87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10438" table:style-name="ce19">
            <text:p>10,43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7057" table:style-name="ce19">
            <text:p>7,05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9036" table:style-name="ce19">
            <text:p>9,03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8164" table:style-name="ce19">
            <text:p>8,16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7726" table:style-name="ce19">
            <text:p>7,72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5738" table:style-name="ce19">
            <text:p>5,73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4125" table:style-name="ce19">
            <text:p>4,12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4082" table:style-name="ce19">
            <text:p>4,08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3630" table:style-name="ce19">
            <text:p>3,63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3613" table:style-name="ce19">
            <text:p>3,61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3729" table:style-name="ce19">
            <text:p>3,72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4852" table:style-name="ce19">
            <text:p>4,85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50539" table:style-name="ce19">
            <text:p>50,53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59817" table:style-name="ce19">
            <text:p>59,81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77099" table:style-name="ce19">
            <text:p>77,09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71524" table:style-name="ce19">
            <text:p>71,52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93923" table:style-name="ce19">
            <text:p>93,92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98701" table:style-name="ce19">
            <text:p>98,70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101881" table:style-name="ce19">
            <text:p>101,88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90374" table:style-name="ce19">
            <text:p>90,37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88433" table:style-name="ce19">
            <text:p>88,43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103609" table:style-name="ce19">
            <text:p>103,60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98123" table:style-name="ce19">
            <text:p>98,12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58832" table:style-name="ce19">
            <text:p>58,83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67011" table:style-name="ce19">
            <text:p>67,01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75476" table:style-name="ce19">
            <text:p>75,47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79941" table:style-name="ce19">
            <text:p>79,94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76476" table:style-name="ce19">
            <text:p>76,47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93275" table:style-name="ce19">
            <text:p>93,27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106038" table:style-name="ce19">
            <text:p>106,03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89144" table:style-name="ce19">
            <text:p>89,14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84292" table:style-name="ce19">
            <text:p>84,29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93242" table:style-name="ce19">
            <text:p>93,24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101246" table:style-name="ce19">
            <text:p>101,24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98938" table:style-name="ce19">
            <text:p>98,93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71500" table:style-name="ce19">
            <text:p>71,50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75807" table:style-name="ce19">
            <text:p>75,80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86489" table:style-name="ce19">
            <text:p>86,48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90546" table:style-name="ce19">
            <text:p>90,54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83660" table:style-name="ce19">
            <text:p>83,66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98138" table:style-name="ce19">
            <text:p>98,13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5260" table:style-name="ce19">
            <text:p>5,26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5179" table:style-name="ce19">
            <text:p>5,17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6873" table:style-name="ce19">
            <text:p>6,87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5549" table:style-name="ce19">
            <text:p>5,54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6091" table:style-name="ce19">
            <text:p>6,09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5339" table:style-name="ce19">
            <text:p>5,33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5569" table:style-name="ce19">
            <text:p>5,56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4925" table:style-name="ce19">
            <text:p>4,92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4264" table:style-name="ce19">
            <text:p>4,26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4417" table:style-name="ce19">
            <text:p>4,41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3601" table:style-name="ce19">
            <text:p>3,60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2757" table:style-name="ce19">
            <text:p>2,75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3187" table:style-name="ce19">
            <text:p>3,18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3257" table:style-name="ce19">
            <text:p>3,25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3294" table:style-name="ce19">
            <text:p>3,29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2856" table:style-name="ce19">
            <text:p>2,85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3452" table:style-name="ce19">
            <text:p>3,45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3981" table:style-name="ce19">
            <text:p>3,98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3586" table:style-name="ce19">
            <text:p>3,58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3597" table:style-name="ce19">
            <text:p>3,59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3531" table:style-name="ce19">
            <text:p>3,53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3509" table:style-name="ce19">
            <text:p>3,50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2818" table:style-name="ce19">
            <text:p>2,81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2387" table:style-name="ce19">
            <text:p>2,38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2142" table:style-name="ce19">
            <text:p>2,14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10782" table:style-name="ce19">
            <text:p>10,78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11109" table:style-name="ce19">
            <text:p>11,10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11875" table:style-name="ce19">
            <text:p>11,87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12647" table:style-name="ce19">
            <text:p>12,64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17027" table:style-name="ce19">
            <text:p>17,02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15462" table:style-name="ce19">
            <text:p>15,46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14496" table:style-name="ce19">
            <text:p>14,49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14150" table:style-name="ce19">
            <text:p>14,15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13489" table:style-name="ce19">
            <text:p>13,48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16076" table:style-name="ce19">
            <text:p>16,07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14524" table:style-name="ce19">
            <text:p>14,52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10491" table:style-name="ce19">
            <text:p>10,49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10425" table:style-name="ce19">
            <text:p>10,42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11764" table:style-name="ce19">
            <text:p>11,76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10761" table:style-name="ce19">
            <text:p>10,76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11480" table:style-name="ce19">
            <text:p>11,48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14217" table:style-name="ce19">
            <text:p>14,21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14154" table:style-name="ce19">
            <text:p>14,15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12584" table:style-name="ce19">
            <text:p>12,58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12282" table:style-name="ce19">
            <text:p>12,28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14458" table:style-name="ce19">
            <text:p>14,45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16680" table:style-name="ce19">
            <text:p>16,68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11853" table:style-name="ce19">
            <text:p>11,85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9469" table:style-name="ce19">
            <text:p>9,46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8552" table:style-name="ce19">
            <text:p>8,55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10838" table:style-name="ce19">
            <text:p>10,83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9518" table:style-name="ce19">
            <text:p>9,51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9407" table:style-name="ce19">
            <text:p>9,40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11338" table:style-name="ce19">
            <text:p>11,33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opeland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205" table:style-name="ce19">
            <text:p>20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opeland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192" table:style-name="ce19">
            <text:p>19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opeland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251" table:style-name="ce19">
            <text:p>25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opeland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199" table:style-name="ce19">
            <text:p>19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opeland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175" table:style-name="ce19">
            <text:p>17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opeland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236" table:style-name="ce19">
            <text:p>23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opeland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297" table:style-name="ce19">
            <text:p>29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opeland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219" table:style-name="ce19">
            <text:p>21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opeland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179" table:style-name="ce19">
            <text:p>17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opeland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164" table:style-name="ce19">
            <text:p>16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opeland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121" table:style-name="ce19">
            <text:p>12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Copeland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Spin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52718" table:style-name="ce19">
            <text:p>52,71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Spin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48586" table:style-name="ce19">
            <text:p>48,58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Spin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60283" table:style-name="ce19">
            <text:p>60,28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Spin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60544" table:style-name="ce19">
            <text:p>60,54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Spin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69324" table:style-name="ce19">
            <text:p>69,32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Spin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11250" table:style-name="ce19">
            <text:p>11,25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39702" table:style-name="ce19">
            <text:p>39,70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77675" table:style-name="ce19">
            <text:p>77,67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77186" table:style-name="ce19">
            <text:p>77,18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67989" table:style-name="ce19">
            <text:p>67,98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69865" table:style-name="ce19">
            <text:p>69,86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60877" table:style-name="ce19">
            <text:p>60,87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42892" table:style-name="ce19">
            <text:p>42,89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51535" table:style-name="ce19">
            <text:p>51,53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58773" table:style-name="ce19">
            <text:p>58,77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66491" table:style-name="ce19">
            <text:p>66,49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64843" table:style-name="ce19">
            <text:p>64,84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78933" table:style-name="ce19">
            <text:p>78,93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86056" table:style-name="ce19">
            <text:p>86,05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74856" table:style-name="ce19">
            <text:p>74,85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73801" table:style-name="ce19">
            <text:p>73,80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79705" table:style-name="ce19">
            <text:p>79,70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89523" table:style-name="ce19">
            <text:p>89,52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64569" table:style-name="ce19">
            <text:p>64,56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55692" table:style-name="ce19">
            <text:p>55,69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59094" table:style-name="ce19">
            <text:p>59,09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67227" table:style-name="ce19">
            <text:p>67,22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71171" table:style-name="ce19">
            <text:p>71,17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74026" table:style-name="ce19">
            <text:p>74,02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83172" table:style-name="ce19">
            <text:p>83,17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12857" table:style-name="ce19">
            <text:p>12,85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15985" table:style-name="ce19">
            <text:p>15,98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17443" table:style-name="ce19">
            <text:p>17,44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16609" table:style-name="ce19">
            <text:p>16,60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16177" table:style-name="ce19">
            <text:p>16,17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15239" table:style-name="ce19">
            <text:p>15,23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16333" table:style-name="ce19">
            <text:p>16,33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19475" table:style-name="ce19">
            <text:p>19,47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20623" table:style-name="ce19">
            <text:p>20,62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23755" table:style-name="ce19">
            <text:p>23,75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12345" table:style-name="ce19">
            <text:p>12,34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10586" table:style-name="ce19">
            <text:p>10,58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15336" table:style-name="ce19">
            <text:p>15,33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16262" table:style-name="ce19">
            <text:p>16,26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18433" table:style-name="ce19">
            <text:p>18,43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16844" table:style-name="ce19">
            <text:p>16,84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19728" table:style-name="ce19">
            <text:p>19,72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19378" table:style-name="ce19">
            <text:p>19,37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18067" table:style-name="ce19">
            <text:p>18,06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19513" table:style-name="ce19">
            <text:p>19,51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16064" table:style-name="ce19">
            <text:p>16,06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12376" table:style-name="ce19">
            <text:p>12,37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12384" table:style-name="ce19">
            <text:p>12,38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11881" table:style-name="ce19">
            <text:p>11,88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10858" table:style-name="ce19">
            <text:p>10,85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15638" table:style-name="ce19">
            <text:p>15,63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18080" table:style-name="ce19">
            <text:p>18,08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18699" table:style-name="ce19">
            <text:p>18,69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12355" table:style-name="ce19">
            <text:p>12,35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4392" table:style-name="ce19">
            <text:p>4,39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3830" table:style-name="ce19">
            <text:p>3,83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4627" table:style-name="ce19">
            <text:p>4,62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4712" table:style-name="ce19">
            <text:p>4,71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4691" table:style-name="ce19">
            <text:p>4,69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5754" table:style-name="ce19">
            <text:p>5,75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6177" table:style-name="ce19">
            <text:p>6,17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6454" table:style-name="ce19">
            <text:p>6,45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5046" table:style-name="ce19">
            <text:p>5,04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4311" table:style-name="ce19">
            <text:p>4,31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3313" table:style-name="ce19">
            <text:p>3,31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2702" table:style-name="ce19">
            <text:p>2,70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3211" table:style-name="ce19">
            <text:p>3,21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2614" table:style-name="ce19">
            <text:p>2,61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3089" table:style-name="ce19">
            <text:p>3,08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2889" table:style-name="ce19">
            <text:p>2,88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3161" table:style-name="ce19">
            <text:p>3,16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3797" table:style-name="ce19">
            <text:p>3,79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5155" table:style-name="ce19">
            <text:p>5,15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6410" table:style-name="ce19">
            <text:p>6,41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6742" table:style-name="ce19">
            <text:p>6,74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6081" table:style-name="ce19">
            <text:p>6,08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4674" table:style-name="ce19">
            <text:p>4,67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4624" table:style-name="ce19">
            <text:p>4,62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4361" table:style-name="ce19">
            <text:p>4,36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3944" table:style-name="ce19">
            <text:p>3,94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3105" table:style-name="ce19">
            <text:p>3,10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3827" table:style-name="ce19">
            <text:p>3,82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4623" table:style-name="ce19">
            <text:p>4,62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4693" table:style-name="ce19">
            <text:p>4,69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4826" table:style-name="ce19">
            <text:p>4,82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5663" table:style-name="ce19">
            <text:p>5,66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5627" table:style-name="ce19">
            <text:p>5,62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3953" table:style-name="ce19">
            <text:p>3,95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2188" table:style-name="ce19">
            <text:p>2,18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1815" table:style-name="ce19">
            <text:p>1,81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1648" table:style-name="ce19">
            <text:p>1,64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1419" table:style-name="ce19">
            <text:p>1,41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1198" table:style-name="ce19">
            <text:p>1,19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1357" table:style-name="ce19">
            <text:p>1,35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1570" table:style-name="ce19">
            <text:p>1,57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1846" table:style-name="ce19">
            <text:p>1,84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1932" table:style-name="ce19">
            <text:p>1,93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1760" table:style-name="ce19">
            <text:p>1,76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1830" table:style-name="ce19">
            <text:p>1,83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1903" table:style-name="ce19">
            <text:p>1,90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1508" table:style-name="ce19">
            <text:p>1,50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1193" table:style-name="ce19">
            <text:p>1,19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1100" table:style-name="ce19">
            <text:p>1,10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926" table:style-name="ce19">
            <text:p>92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890" table:style-name="ce19">
            <text:p>89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980" table:style-name="ce19">
            <text:p>98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996" table:style-name="ce19">
            <text:p>99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765" table:style-name="ce19">
            <text:p>76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52086" table:style-name="ce19">
            <text:p>52,08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55915" table:style-name="ce19">
            <text:p>55,91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71387" table:style-name="ce19">
            <text:p>71,38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64611" table:style-name="ce19">
            <text:p>64,61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82305" table:style-name="ce19">
            <text:p>82,30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78395" table:style-name="ce19">
            <text:p>78,39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94588" table:style-name="ce19">
            <text:p>94,58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91329" table:style-name="ce19">
            <text:p>91,32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89485" table:style-name="ce19">
            <text:p>89,48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101747" table:style-name="ce19">
            <text:p>101,74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82652" table:style-name="ce19">
            <text:p>82,65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59767" table:style-name="ce19">
            <text:p>59,76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60479" table:style-name="ce19">
            <text:p>60,47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66307" table:style-name="ce19">
            <text:p>66,30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66587" table:style-name="ce19">
            <text:p>66,58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69534" table:style-name="ce19">
            <text:p>69,53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93078" table:style-name="ce19">
            <text:p>93,07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91929" table:style-name="ce19">
            <text:p>91,92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78189" table:style-name="ce19">
            <text:p>78,18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77639" table:style-name="ce19">
            <text:p>77,63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90314" table:style-name="ce19">
            <text:p>90,31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91145" table:style-name="ce19">
            <text:p>91,14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83152" table:style-name="ce19">
            <text:p>83,15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67346" table:style-name="ce19">
            <text:p>67,34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68054" table:style-name="ce19">
            <text:p>68,05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74770" table:style-name="ce19">
            <text:p>74,77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81709" table:style-name="ce19">
            <text:p>81,70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85776" table:style-name="ce19">
            <text:p>85,77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99095" table:style-name="ce19">
            <text:p>99,09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Kent County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2062" table:style-name="ce19">
            <text:p>2,06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Kent County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2462" table:style-name="ce19">
            <text:p>2,46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Kent County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2954" table:style-name="ce19">
            <text:p>2,95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Kent County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2643" table:style-name="ce19">
            <text:p>2,64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Kent County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4413" table:style-name="ce19">
            <text:p>4,41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Kent County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4278" table:style-name="ce19">
            <text:p>4,27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Kent County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3982" table:style-name="ce19">
            <text:p>3,98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Kent County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3453" table:style-name="ce19">
            <text:p>3,45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Kent County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3646" table:style-name="ce19">
            <text:p>3,64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Kent County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3388" table:style-name="ce19">
            <text:p>3,38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Kent County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1627" table:style-name="ce19">
            <text:p>1,62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100780" table:style-name="ce19">
            <text:p>100,78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98450" table:style-name="ce19">
            <text:p>98,45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129753" table:style-name="ce19">
            <text:p>129,75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112556" table:style-name="ce19">
            <text:p>112,55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133367" table:style-name="ce19">
            <text:p>133,36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125592" table:style-name="ce19">
            <text:p>125,59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143790" table:style-name="ce19">
            <text:p>143,79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166953" table:style-name="ce19">
            <text:p>166,95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155312" table:style-name="ce19">
            <text:p>155,31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178511" table:style-name="ce19">
            <text:p>178,51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156348" table:style-name="ce19">
            <text:p>156,34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99325" table:style-name="ce19">
            <text:p>99,32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113552" table:style-name="ce19">
            <text:p>113,55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128524" table:style-name="ce19">
            <text:p>128,52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132974" table:style-name="ce19">
            <text:p>132,97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138081" table:style-name="ce19">
            <text:p>138,08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174455" table:style-name="ce19">
            <text:p>174,45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148567" table:style-name="ce19">
            <text:p>148,56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126139" table:style-name="ce19">
            <text:p>126,13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128069" table:style-name="ce19">
            <text:p>128,06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141072" table:style-name="ce19">
            <text:p>141,07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152297" table:style-name="ce19">
            <text:p>152,29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130884" table:style-name="ce19">
            <text:p>130,88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104083" table:style-name="ce19">
            <text:p>104,08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106234" table:style-name="ce19">
            <text:p>106,23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118700" table:style-name="ce19">
            <text:p>118,70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126360" table:style-name="ce19">
            <text:p>126,36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128805" table:style-name="ce19">
            <text:p>128,80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147532" table:style-name="ce19">
            <text:p>147,53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1252" table:style-name="ce19">
            <text:p>1,25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1689" table:style-name="ce19">
            <text:p>1,68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1864" table:style-name="ce19">
            <text:p>1,86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1639" table:style-name="ce19">
            <text:p>1,63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1889" table:style-name="ce19">
            <text:p>1,88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1726" table:style-name="ce19">
            <text:p>1,72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1873" table:style-name="ce19">
            <text:p>1,87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1545" table:style-name="ce19">
            <text:p>1,54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1123" table:style-name="ce19">
            <text:p>1,12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960" table:style-name="ce19">
            <text:p>96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792" table:style-name="ce19">
            <text:p>79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179" table:style-name="ce19">
            <text:p>17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72" table:style-name="ce19">
            <text:p>7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85" table:style-name="ce19">
            <text:p>8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66" table:style-name="ce19">
            <text:p>6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42" table:style-name="ce19">
            <text:p>4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46" table:style-name="ce19">
            <text:p>4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20" table:style-name="ce19">
            <text:p>2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6" table:style-name="ce19">
            <text:p>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18341" table:style-name="ce19">
            <text:p>18,34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14955" table:style-name="ce19">
            <text:p>14,95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23690" table:style-name="ce19">
            <text:p>23,69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26845" table:style-name="ce19">
            <text:p>26,84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32347" table:style-name="ce19">
            <text:p>32,34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40744" table:style-name="ce19">
            <text:p>40,74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52494" table:style-name="ce19">
            <text:p>52,49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53813" table:style-name="ce19">
            <text:p>53,81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42356" table:style-name="ce19">
            <text:p>42,35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43265" table:style-name="ce19">
            <text:p>43,26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38923" table:style-name="ce19">
            <text:p>38,92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27841" table:style-name="ce19">
            <text:p>27,84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30619" table:style-name="ce19">
            <text:p>30,61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30832" table:style-name="ce19">
            <text:p>30,83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35393" table:style-name="ce19">
            <text:p>35,39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39177" table:style-name="ce19">
            <text:p>39,17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52313" table:style-name="ce19">
            <text:p>52,31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62082" table:style-name="ce19">
            <text:p>62,08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57865" table:style-name="ce19">
            <text:p>57,86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58775" table:style-name="ce19">
            <text:p>58,77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66908" table:style-name="ce19">
            <text:p>66,90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64184" table:style-name="ce19">
            <text:p>64,18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54633" table:style-name="ce19">
            <text:p>54,63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46876" table:style-name="ce19">
            <text:p>46,87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41136" table:style-name="ce19">
            <text:p>41,13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41188" table:style-name="ce19">
            <text:p>41,18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45777" table:style-name="ce19">
            <text:p>45,77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48418" table:style-name="ce19">
            <text:p>48,41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58648" table:style-name="ce19">
            <text:p>58,64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Spin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13564" table:style-name="ce19">
            <text:p>13,56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Spin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11539" table:style-name="ce19">
            <text:p>11,53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Spin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12806" table:style-name="ce19">
            <text:p>12,80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Spin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14503" table:style-name="ce19">
            <text:p>14,50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Spin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14749" table:style-name="ce19">
            <text:p>14,74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Spin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13751" table:style-name="ce19">
            <text:p>13,75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Spin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11891" table:style-name="ce19">
            <text:p>11,89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10921" table:style-name="ce19">
            <text:p>10,92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16175" table:style-name="ce19">
            <text:p>16,17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15335" table:style-name="ce19">
            <text:p>15,33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11592" table:style-name="ce19">
            <text:p>11,59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7465" table:style-name="ce19">
            <text:p>7,46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9084" table:style-name="ce19">
            <text:p>9,08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9535" table:style-name="ce19">
            <text:p>9,53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10036" table:style-name="ce19">
            <text:p>10,03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11189" table:style-name="ce19">
            <text:p>11,18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13754" table:style-name="ce19">
            <text:p>13,75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14371" table:style-name="ce19">
            <text:p>14,37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12404" table:style-name="ce19">
            <text:p>12,40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12970" table:style-name="ce19">
            <text:p>12,97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12937" table:style-name="ce19">
            <text:p>12,93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13833" table:style-name="ce19">
            <text:p>13,83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10537" table:style-name="ce19">
            <text:p>10,53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8746" table:style-name="ce19">
            <text:p>8,74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7883" table:style-name="ce19">
            <text:p>7,88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6041" table:style-name="ce19">
            <text:p>6,04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7995" table:style-name="ce19">
            <text:p>7,99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8543" table:style-name="ce19">
            <text:p>8,54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9561" table:style-name="ce19">
            <text:p>9,56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25395" table:style-name="ce19">
            <text:p>25,39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33626" table:style-name="ce19">
            <text:p>33,62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42341" table:style-name="ce19">
            <text:p>42,34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37177" table:style-name="ce19">
            <text:p>37,17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46651" table:style-name="ce19">
            <text:p>46,65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40864" table:style-name="ce19">
            <text:p>40,86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38996" table:style-name="ce19">
            <text:p>38,99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34481" table:style-name="ce19">
            <text:p>34,48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32524" table:style-name="ce19">
            <text:p>32,52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39690" table:style-name="ce19">
            <text:p>39,69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28419" table:style-name="ce19">
            <text:p>28,41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16904" table:style-name="ce19">
            <text:p>16,90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20178" table:style-name="ce19">
            <text:p>20,17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21820" table:style-name="ce19">
            <text:p>21,82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20822" table:style-name="ce19">
            <text:p>20,82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21427" table:style-name="ce19">
            <text:p>21,42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29183" table:style-name="ce19">
            <text:p>29,18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26336" table:style-name="ce19">
            <text:p>26,33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24317" table:style-name="ce19">
            <text:p>24,31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24486" table:style-name="ce19">
            <text:p>24,48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29293" table:style-name="ce19">
            <text:p>29,29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34816" table:style-name="ce19">
            <text:p>34,81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27908" table:style-name="ce19">
            <text:p>27,90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18200" table:style-name="ce19">
            <text:p>18,20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18113" table:style-name="ce19">
            <text:p>18,11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23660" table:style-name="ce19">
            <text:p>23,66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22745" table:style-name="ce19">
            <text:p>22,74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20091" table:style-name="ce19">
            <text:p>20,09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26968" table:style-name="ce19">
            <text:p>26,96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15224" table:style-name="ce19">
            <text:p>15,22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14477" table:style-name="ce19">
            <text:p>14,47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20731" table:style-name="ce19">
            <text:p>20,73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16913" table:style-name="ce19">
            <text:p>16,91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20497" table:style-name="ce19">
            <text:p>20,49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23159" table:style-name="ce19">
            <text:p>23,15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36392" table:style-name="ce19">
            <text:p>36,39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22890" table:style-name="ce19">
            <text:p>22,89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19650" table:style-name="ce19">
            <text:p>19,65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30125" table:style-name="ce19">
            <text:p>30,12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25987" table:style-name="ce19">
            <text:p>25,98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18244" table:style-name="ce19">
            <text:p>18,24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17824" table:style-name="ce19">
            <text:p>17,82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20223" table:style-name="ce19">
            <text:p>20,22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19027" table:style-name="ce19">
            <text:p>19,02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14421" table:style-name="ce19">
            <text:p>14,42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18916" table:style-name="ce19">
            <text:p>18,91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22341" table:style-name="ce19">
            <text:p>22,34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20664" table:style-name="ce19">
            <text:p>20,66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21465" table:style-name="ce19">
            <text:p>21,46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27098" table:style-name="ce19">
            <text:p>27,09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25771" table:style-name="ce19">
            <text:p>25,77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24988" table:style-name="ce19">
            <text:p>24,98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20629" table:style-name="ce19">
            <text:p>20,62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17507" table:style-name="ce19">
            <text:p>17,50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18337" table:style-name="ce19">
            <text:p>18,33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24393" table:style-name="ce19">
            <text:p>24,39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25039" table:style-name="ce19">
            <text:p>25,03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30162" table:style-name="ce19">
            <text:p>30,16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20" table:style-name="ce19">
            <text:p>2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16" table:style-name="ce19">
            <text:p>1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10" table:style-name="ce19">
            <text:p>1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1" table:style-name="ce19">
            <text:p>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15" table:style-name="ce19">
            <text:p>1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20" table:style-name="ce19">
            <text:p>2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4" table:style-name="ce19">
            <text:p>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5" table:style-name="ce19">
            <text:p>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5" table:style-name="ce19">
            <text:p>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1358" table:style-name="ce19">
            <text:p>1,35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2673" table:style-name="ce19">
            <text:p>2,67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1798" table:style-name="ce19">
            <text:p>1,79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2955" table:style-name="ce19">
            <text:p>2,95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3448" table:style-name="ce19">
            <text:p>3,44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3237" table:style-name="ce19">
            <text:p>3,23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2309" table:style-name="ce19">
            <text:p>2,30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2259" table:style-name="ce19">
            <text:p>2,25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1697" table:style-name="ce19">
            <text:p>1,69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1234" table:style-name="ce19">
            <text:p>1,23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1057" table:style-name="ce19">
            <text:p>1,05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862" table:style-name="ce19">
            <text:p>86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877" table:style-name="ce19">
            <text:p>87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Lincolnshire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745" table:style-name="ce19">
            <text:p>74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Lincolnshire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787" table:style-name="ce19">
            <text:p>78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Lincolnshire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1392" table:style-name="ce19">
            <text:p>1,39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Lincolnshire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895" table:style-name="ce19">
            <text:p>89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Lincolnshire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1109" table:style-name="ce19">
            <text:p>1,10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Lincolnshire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1086" table:style-name="ce19">
            <text:p>1,08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Lincolnshire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1012" table:style-name="ce19">
            <text:p>1,01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Lincolnshire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1034" table:style-name="ce19">
            <text:p>1,03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Lincolnshire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742" table:style-name="ce19">
            <text:p>74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Lincolnshire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710" table:style-name="ce19">
            <text:p>71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Lincolnshire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658" table:style-name="ce19">
            <text:p>65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Lincolnshire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96308" table:style-name="ce19">
            <text:p>96,30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96668" table:style-name="ce19">
            <text:p>96,66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123350" table:style-name="ce19">
            <text:p>123,35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121447" table:style-name="ce19">
            <text:p>121,44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148145" table:style-name="ce19">
            <text:p>148,14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151659" table:style-name="ce19">
            <text:p>151,65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176766" table:style-name="ce19">
            <text:p>176,76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180608" table:style-name="ce19">
            <text:p>180,60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183990" table:style-name="ce19">
            <text:p>183,99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190639" table:style-name="ce19">
            <text:p>190,63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169694" table:style-name="ce19">
            <text:p>169,69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129036" table:style-name="ce19">
            <text:p>129,03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126657" table:style-name="ce19">
            <text:p>126,65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126522" table:style-name="ce19">
            <text:p>126,52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131454" table:style-name="ce19">
            <text:p>131,45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132643" table:style-name="ce19">
            <text:p>132,64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157021" table:style-name="ce19">
            <text:p>157,02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160640" table:style-name="ce19">
            <text:p>160,64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148407" table:style-name="ce19">
            <text:p>148,40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153263" table:style-name="ce19">
            <text:p>153,26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159730" table:style-name="ce19">
            <text:p>159,73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154320" table:style-name="ce19">
            <text:p>154,32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133952" table:style-name="ce19">
            <text:p>133,95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108087" table:style-name="ce19">
            <text:p>108,08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109721" table:style-name="ce19">
            <text:p>109,72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110030" table:style-name="ce19">
            <text:p>110,03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118939" table:style-name="ce19">
            <text:p>118,93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121068" table:style-name="ce19">
            <text:p>121,06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129746" table:style-name="ce19">
            <text:p>129,74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69015" table:style-name="ce19">
            <text:p>69,01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86622" table:style-name="ce19">
            <text:p>86,62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94127" table:style-name="ce19">
            <text:p>94,12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59160" table:style-name="ce19">
            <text:p>59,16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91247" table:style-name="ce19">
            <text:p>91,24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83574" table:style-name="ce19">
            <text:p>83,57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86476" table:style-name="ce19">
            <text:p>86,47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89950" table:style-name="ce19">
            <text:p>89,95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98397" table:style-name="ce19">
            <text:p>98,39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143905" table:style-name="ce19">
            <text:p>143,90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119612" table:style-name="ce19">
            <text:p>119,61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70124" table:style-name="ce19">
            <text:p>70,12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71827" table:style-name="ce19">
            <text:p>71,82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76653" table:style-name="ce19">
            <text:p>76,65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80355" table:style-name="ce19">
            <text:p>80,35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64838" table:style-name="ce19">
            <text:p>64,83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96789" table:style-name="ce19">
            <text:p>96,78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82569" table:style-name="ce19">
            <text:p>82,56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71743" table:style-name="ce19">
            <text:p>71,74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74839" table:style-name="ce19">
            <text:p>74,83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96039" table:style-name="ce19">
            <text:p>96,03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120667" table:style-name="ce19">
            <text:p>120,66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94692" table:style-name="ce19">
            <text:p>94,69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50583" table:style-name="ce19">
            <text:p>50,58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21607" table:style-name="ce19">
            <text:p>21,60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28889" table:style-name="ce19">
            <text:p>28,88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33588" table:style-name="ce19">
            <text:p>33,58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29585" table:style-name="ce19">
            <text:p>29,58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41916" table:style-name="ce19">
            <text:p>41,91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39885" table:style-name="ce19">
            <text:p>39,88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39479" table:style-name="ce19">
            <text:p>39,47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39415" table:style-name="ce19">
            <text:p>39,41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42657" table:style-name="ce19">
            <text:p>42,65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61631" table:style-name="ce19">
            <text:p>61,63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62803" table:style-name="ce19">
            <text:p>62,80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38313" table:style-name="ce19">
            <text:p>38,31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38356" table:style-name="ce19">
            <text:p>38,35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49812" table:style-name="ce19">
            <text:p>49,81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49692" table:style-name="ce19">
            <text:p>49,69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49493" table:style-name="ce19">
            <text:p>49,49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69805" table:style-name="ce19">
            <text:p>69,80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74035" table:style-name="ce19">
            <text:p>74,03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63777" table:style-name="ce19">
            <text:p>63,77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59426" table:style-name="ce19">
            <text:p>59,42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74831" table:style-name="ce19">
            <text:p>74,83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89685" table:style-name="ce19">
            <text:p>89,68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89780" table:style-name="ce19">
            <text:p>89,78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60112" table:style-name="ce19">
            <text:p>60,11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62412" table:style-name="ce19">
            <text:p>62,41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83999" table:style-name="ce19">
            <text:p>83,99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78498" table:style-name="ce19">
            <text:p>78,49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80371" table:style-name="ce19">
            <text:p>80,37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100287" table:style-name="ce19">
            <text:p>100,28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1793" table:style-name="ce19">
            <text:p>1,79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1720" table:style-name="ce19">
            <text:p>1,72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2113" table:style-name="ce19">
            <text:p>2,11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3026" table:style-name="ce19">
            <text:p>3,02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3719" table:style-name="ce19">
            <text:p>3,71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5976" table:style-name="ce19">
            <text:p>5,97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7945" table:style-name="ce19">
            <text:p>7,94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7464" table:style-name="ce19">
            <text:p>7,46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6557" table:style-name="ce19">
            <text:p>6,55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5340" table:style-name="ce19">
            <text:p>5,34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4093" table:style-name="ce19">
            <text:p>4,09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2834" table:style-name="ce19">
            <text:p>2,83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3050" table:style-name="ce19">
            <text:p>3,05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2982" table:style-name="ce19">
            <text:p>2,98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3076" table:style-name="ce19">
            <text:p>3,07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2793" table:style-name="ce19">
            <text:p>2,79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3880" table:style-name="ce19">
            <text:p>3,88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4269" table:style-name="ce19">
            <text:p>4,26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1574" table:style-name="ce19">
            <text:p>1,57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Rochdale Borough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124" table:style-name="ce19">
            <text:p>12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Rochdale Borough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65" table:style-name="ce19">
            <text:p>6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Rochdale Borough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60" table:style-name="ce19">
            <text:p>6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8697" table:style-name="ce19">
            <text:p>8,69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8255" table:style-name="ce19">
            <text:p>8,25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11744" table:style-name="ce19">
            <text:p>11,74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11386" table:style-name="ce19">
            <text:p>11,38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13192" table:style-name="ce19">
            <text:p>13,19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20971" table:style-name="ce19">
            <text:p>20,97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25602" table:style-name="ce19">
            <text:p>25,60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29329" table:style-name="ce19">
            <text:p>29,32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33562" table:style-name="ce19">
            <text:p>33,56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39295" table:style-name="ce19">
            <text:p>39,29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34846" table:style-name="ce19">
            <text:p>34,84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21514" table:style-name="ce19">
            <text:p>21,51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22981" table:style-name="ce19">
            <text:p>22,98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26102" table:style-name="ce19">
            <text:p>26,10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24690" table:style-name="ce19">
            <text:p>24,69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25725" table:style-name="ce19">
            <text:p>25,72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32186" table:style-name="ce19">
            <text:p>32,18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31191" table:style-name="ce19">
            <text:p>31,19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29530" table:style-name="ce19">
            <text:p>29,53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30080" table:style-name="ce19">
            <text:p>30,08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38143" table:style-name="ce19">
            <text:p>38,14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41044" table:style-name="ce19">
            <text:p>41,04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33109" table:style-name="ce19">
            <text:p>33,10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23119" table:style-name="ce19">
            <text:p>23,11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22606" table:style-name="ce19">
            <text:p>22,60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25622" table:style-name="ce19">
            <text:p>25,62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25986" table:style-name="ce19">
            <text:p>25,98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25277" table:style-name="ce19">
            <text:p>25,27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33604" table:style-name="ce19">
            <text:p>33,60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lough Borough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13948" table:style-name="ce19">
            <text:p>13,94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lough Borough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13266" table:style-name="ce19">
            <text:p>13,26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lough Borough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18560" table:style-name="ce19">
            <text:p>18,56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lough Borough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19081" table:style-name="ce19">
            <text:p>19,08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lough Borough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19893" table:style-name="ce19">
            <text:p>19,89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lough Borough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19128" table:style-name="ce19">
            <text:p>19,12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lough Borough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20864" table:style-name="ce19">
            <text:p>20,86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lough Borough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19719" table:style-name="ce19">
            <text:p>19,71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lough Borough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19900" table:style-name="ce19">
            <text:p>19,90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lough Borough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20639" table:style-name="ce19">
            <text:p>20,63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lough Borough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13809" table:style-name="ce19">
            <text:p>13,80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lough Borough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lough Borough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146" table:style-name="ce19">
            <text:p>14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5175" table:style-name="ce19">
            <text:p>5,17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5515" table:style-name="ce19">
            <text:p>5,51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6765" table:style-name="ce19">
            <text:p>6,76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3642" table:style-name="ce19">
            <text:p>3,64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4578" table:style-name="ce19">
            <text:p>4,57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6788" table:style-name="ce19">
            <text:p>6,78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7125" table:style-name="ce19">
            <text:p>7,12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6641" table:style-name="ce19">
            <text:p>6,64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5918" table:style-name="ce19">
            <text:p>5,91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6555" table:style-name="ce19">
            <text:p>6,55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5009" table:style-name="ce19">
            <text:p>5,00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4428" table:style-name="ce19">
            <text:p>4,42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4415" table:style-name="ce19">
            <text:p>4,41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4315" table:style-name="ce19">
            <text:p>4,31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3921" table:style-name="ce19">
            <text:p>3,92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4194" table:style-name="ce19">
            <text:p>4,19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5524" table:style-name="ce19">
            <text:p>5,52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5479" table:style-name="ce19">
            <text:p>5,47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3549" table:style-name="ce19">
            <text:p>3,54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4361" table:style-name="ce19">
            <text:p>4,36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3521" table:style-name="ce19">
            <text:p>3,52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3504" table:style-name="ce19">
            <text:p>3,50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2882" table:style-name="ce19">
            <text:p>2,88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2206" table:style-name="ce19">
            <text:p>2,20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2261" table:style-name="ce19">
            <text:p>2,26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2112" table:style-name="ce19">
            <text:p>2,11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1953" table:style-name="ce19">
            <text:p>1,95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2233" table:style-name="ce19">
            <text:p>2,23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2428" table:style-name="ce19">
            <text:p>2,42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2183" table:style-name="ce19">
            <text:p>2,18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1839" table:style-name="ce19">
            <text:p>1,83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2145" table:style-name="ce19">
            <text:p>2,14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2115" table:style-name="ce19">
            <text:p>2,11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2333" table:style-name="ce19">
            <text:p>2,33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2141" table:style-name="ce19">
            <text:p>2,14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2666" table:style-name="ce19">
            <text:p>2,66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2756" table:style-name="ce19">
            <text:p>2,75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2384" table:style-name="ce19">
            <text:p>2,38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2501" table:style-name="ce19">
            <text:p>2,50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2246" table:style-name="ce19">
            <text:p>2,24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1956" table:style-name="ce19">
            <text:p>1,95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1628" table:style-name="ce19">
            <text:p>1,62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1597" table:style-name="ce19">
            <text:p>1,59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1685" table:style-name="ce19">
            <text:p>1,68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1753" table:style-name="ce19">
            <text:p>1,75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2116" table:style-name="ce19">
            <text:p>2,11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1755" table:style-name="ce19">
            <text:p>1,75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1668" table:style-name="ce19">
            <text:p>1,66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1439" table:style-name="ce19">
            <text:p>1,43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1270" table:style-name="ce19">
            <text:p>1,27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1209" table:style-name="ce19">
            <text:p>1,20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872" table:style-name="ce19">
            <text:p>87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837" table:style-name="ce19">
            <text:p>83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823" table:style-name="ce19">
            <text:p>82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823" table:style-name="ce19">
            <text:p>82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1024" table:style-name="ce19">
            <text:p>1,02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732" table:style-name="ce19">
            <text:p>73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743" table:style-name="ce19">
            <text:p>74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1933" table:style-name="ce19">
            <text:p>1,93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2331" table:style-name="ce19">
            <text:p>2,33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3956" table:style-name="ce19">
            <text:p>3,95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5969" table:style-name="ce19">
            <text:p>5,96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7712" table:style-name="ce19">
            <text:p>7,71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7817" table:style-name="ce19">
            <text:p>7,81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8988" table:style-name="ce19">
            <text:p>8,98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7338" table:style-name="ce19">
            <text:p>7,33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5481" table:style-name="ce19">
            <text:p>5,48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5905" table:style-name="ce19">
            <text:p>5,90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2040" table:style-name="ce19">
            <text:p>2,04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756" table:style-name="ce19">
            <text:p>75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1036" table:style-name="ce19">
            <text:p>1,03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979" table:style-name="ce19">
            <text:p>97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652" table:style-name="ce19">
            <text:p>65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24" table:style-name="ce19">
            <text:p>2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2899" table:style-name="ce19">
            <text:p>2,89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2461" table:style-name="ce19">
            <text:p>2,46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3210" table:style-name="ce19">
            <text:p>3,21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2695" table:style-name="ce19">
            <text:p>2,69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3017" table:style-name="ce19">
            <text:p>3,01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2759" table:style-name="ce19">
            <text:p>2,75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2904" table:style-name="ce19">
            <text:p>2,90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2170" table:style-name="ce19">
            <text:p>2,17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1517" table:style-name="ce19">
            <text:p>1,51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1377" table:style-name="ce19">
            <text:p>1,37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899" table:style-name="ce19">
            <text:p>89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210" table:style-name="ce19">
            <text:p>21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67" table:style-name="ce19">
            <text:p>6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142" table:style-name="ce19">
            <text:p>14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138" table:style-name="ce19">
            <text:p>13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63" table:style-name="ce19">
            <text:p>6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31" table:style-name="ce19">
            <text:p>3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7078" table:style-name="ce19">
            <text:p>7,07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11928" table:style-name="ce19">
            <text:p>11,92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13668" table:style-name="ce19">
            <text:p>13,66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10681" table:style-name="ce19">
            <text:p>10,68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7745" table:style-name="ce19">
            <text:p>7,74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8591" table:style-name="ce19">
            <text:p>8,59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10006" table:style-name="ce19">
            <text:p>10,00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11491" table:style-name="ce19">
            <text:p>11,49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12813" table:style-name="ce19">
            <text:p>12,81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17331" table:style-name="ce19">
            <text:p>17,33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52621" table:style-name="ce19">
            <text:p>52,62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49007" table:style-name="ce19">
            <text:p>49,00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63416" table:style-name="ce19">
            <text:p>63,41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53651" table:style-name="ce19">
            <text:p>53,65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80148" table:style-name="ce19">
            <text:p>80,14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88312" table:style-name="ce19">
            <text:p>88,31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139642" table:style-name="ce19">
            <text:p>139,64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167889" table:style-name="ce19">
            <text:p>167,88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181500" table:style-name="ce19">
            <text:p>181,50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197904" table:style-name="ce19">
            <text:p>197,90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169104" table:style-name="ce19">
            <text:p>169,10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108114" table:style-name="ce19">
            <text:p>108,11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106931" table:style-name="ce19">
            <text:p>106,93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114614" table:style-name="ce19">
            <text:p>114,61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string" table:style-name="ce19">
            <text:p>[x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116259" table:style-name="ce19">
            <text:p>116,25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173185" table:style-name="ce19">
            <text:p>173,18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158642" table:style-name="ce19">
            <text:p>158,64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170419" table:style-name="ce19">
            <text:p>170,41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198731" table:style-name="ce19">
            <text:p>198,73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198472" table:style-name="ce19">
            <text:p>198,47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195443" table:style-name="ce19">
            <text:p>195,44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248131" table:style-name="ce19">
            <text:p>248,13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295117" table:style-name="ce19">
            <text:p>295,11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325916" table:style-name="ce19">
            <text:p>325,91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415946" table:style-name="ce19">
            <text:p>415,94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361002" table:style-name="ce19">
            <text:p>361,00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411502" table:style-name="ce19">
            <text:p>411,50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392316" table:style-name="ce19">
            <text:p>392,31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461585" table:style-name="ce19">
            <text:p>461,58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455824" table:style-name="ce19">
            <text:p>455,82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477545" table:style-name="ce19">
            <text:p>477,54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532948" table:style-name="ce19">
            <text:p>532,94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481815" table:style-name="ce19">
            <text:p>481,81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346615" table:style-name="ce19">
            <text:p>346,61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358115" table:style-name="ce19">
            <text:p>358,11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399860" table:style-name="ce19">
            <text:p>399,86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414158" table:style-name="ce19">
            <text:p>414,15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415624" table:style-name="ce19">
            <text:p>415,62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505675" table:style-name="ce19">
            <text:p>505,67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492020" table:style-name="ce19">
            <text:p>492,02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427558" table:style-name="ce19">
            <text:p>427,55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423698" table:style-name="ce19">
            <text:p>423,69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382147" table:style-name="ce19">
            <text:p>382,14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107560" table:style-name="ce19">
            <text:p>107,560</text:p>
          </table:table-cell>
          <table:table-cell table:number-columns-repeated="16379"/>
        </table:table-row>
        <table:table-row table:number-rows-repeated="1047725" table:style-name="ro4">
          <table:table-cell table:number-columns-repeated="16384"/>
        </table:table-row>
      </table:table>
      <table:table table:name="trips_per_escooter" table:style-name="ta1">
        <table:table-column table:style-name="co4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16379" table:default-cell-style-name="ce1"/>
        <table:table-row table:style-name="ro5">
          <table:table-cell office:value-type="string" table:style-name="ce13">
            <text:p>Average number of daily trips per e-scooter by operator and trial area per month - January 2022 to May 2024</text:p>
          </table:table-cell>
          <table:table-cell table:style-name="ce13"/>
          <table:table-cell table:number-columns-repeated="16382" table:style-name="ce1"/>
        </table:table-row>
        <table:table-row table:style-name="ro2">
          <table:table-cell office:value-type="string" table:style-name="ce3">
            <text:p>This worksheet contains one table.</text:p>
          </table:table-cell>
          <table:table-cell table:style-name="ce13"/>
          <table:table-cell table:number-columns-repeated="16382" table:style-name="ce1"/>
        </table:table-row>
        <table:table-row table:style-name="ro6">
          <table:table-cell office:value-type="string" table:style-name="ce14">
            <text:p>Some shorthand is used in this table, [x] = not applicable</text:p>
          </table:table-cell>
          <table:table-cell table:style-name="ce13"/>
          <table:table-cell table:number-columns-repeated="16382" table:style-name="ce1"/>
        </table:table-row>
        <table:table-row table:style-name="ro11">
          <table:table-cell office:value-type="string" table:style-name="ce15">
            <text:p>Trial area [Note 4], [Note 5]</text:p>
          </table:table-cell>
          <table:table-cell office:value-type="string" table:style-name="ce20">
            <text:p>Operator [Note 2], [Note 3]</text:p>
          </table:table-cell>
          <table:table-cell office:value-type="string" table:style-name="ce16">
            <text:p>Month</text:p>
          </table:table-cell>
          <table:table-cell office:value-type="string" table:style-name="ce16">
            <text:p>Year</text:p>
          </table:table-cell>
          <table:table-cell office:value-type="string" table:style-name="ce21">
            <text:p>Average number of daily trips per e-scooter [Note 1], [Note 6], [Note 7]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1.74" table:style-name="ce22">
            <text:p>1.7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1.97" table:style-name="ce22">
            <text:p>1.9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2.1800000000000002" table:style-name="ce22">
            <text:p>2.1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2.0099999999999998" table:style-name="ce22">
            <text:p>2.0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2.34" table:style-name="ce22">
            <text:p>2.3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2.17" table:style-name="ce22">
            <text:p>2.1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2.34" table:style-name="ce22">
            <text:p>2.3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2.34" table:style-name="ce22">
            <text:p>2.3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2.39" table:style-name="ce22">
            <text:p>2.3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2.64" table:style-name="ce22">
            <text:p>2.6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2.5099999999999998" table:style-name="ce22">
            <text:p>2.5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1.83" table:style-name="ce22">
            <text:p>1.83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2.02" table:style-name="ce22">
            <text:p>2.0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2.36" table:style-name="ce22">
            <text:p>2.36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2.11" table:style-name="ce22">
            <text:p>2.1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2.17" table:style-name="ce22">
            <text:p>2.1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2.4900000000000002" table:style-name="ce22">
            <text:p>2.4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2.4900000000000002" table:style-name="ce22">
            <text:p>2.49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2.1" table:style-name="ce22">
            <text:p>2.1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2.1" table:style-name="ce22">
            <text:p>2.10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2.48" table:style-name="ce22">
            <text:p>2.48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2.42" table:style-name="ce22">
            <text:p>2.4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2.11" table:style-name="ce22">
            <text:p>2.11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1.55" table:style-name="ce22">
            <text:p>1.5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1.52" table:style-name="ce22">
            <text:p>1.52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1.84" table:style-name="ce22">
            <text:p>1.84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1.77" table:style-name="ce22">
            <text:p>1.77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1.85" table:style-name="ce22">
            <text:p>1.85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All trials</text:p>
          </table:table-cell>
          <table:table-cell office:value-type="string" table:style-name="ce18">
            <text:p>[x]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2.21" table:style-name="ce22">
            <text:p>2.21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2.42" table:style-name="ce22">
            <text:p>2.4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2.67" table:style-name="ce22">
            <text:p>2.6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3.77" table:style-name="ce22">
            <text:p>3.7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3.78" table:style-name="ce22">
            <text:p>3.7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3.84" table:style-name="ce22">
            <text:p>3.8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3.97" table:style-name="ce22">
            <text:p>3.9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4.12" table:style-name="ce22">
            <text:p>4.1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4.5599999999999996" table:style-name="ce22">
            <text:p>4.5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3.7" table:style-name="ce22">
            <text:p>3.7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2.84" table:style-name="ce22">
            <text:p>2.8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2.2200000000000002" table:style-name="ce22">
            <text:p>2.2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1.53" table:style-name="ce22">
            <text:p>1.5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1.76" table:style-name="ce22">
            <text:p>1.7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2.08" table:style-name="ce22">
            <text:p>2.0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1.94" table:style-name="ce22">
            <text:p>1.9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2.56" table:style-name="ce22">
            <text:p>2.5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3.27" table:style-name="ce22">
            <text:p>3.2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3.72" table:style-name="ce22">
            <text:p>3.7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3.14" table:style-name="ce22">
            <text:p>3.1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2.59" table:style-name="ce22">
            <text:p>2.5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2.69" table:style-name="ce22">
            <text:p>2.6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2.42" table:style-name="ce22">
            <text:p>2.4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2.04" table:style-name="ce22">
            <text:p>2.0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1.74" table:style-name="ce22">
            <text:p>1.7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1.72" table:style-name="ce22">
            <text:p>1.7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1.93" table:style-name="ce22">
            <text:p>1.9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1.84" table:style-name="ce22">
            <text:p>1.8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1.89" table:style-name="ce22">
            <text:p>1.8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ournemouth Borough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2.2400000000000002" table:style-name="ce22">
            <text:p>2.2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0.95" table:style-name="ce22">
            <text:p>0.9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1.03" table:style-name="ce22">
            <text:p>1.0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1.26" table:style-name="ce22">
            <text:p>1.2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1.39" table:style-name="ce22">
            <text:p>1.3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1.53" table:style-name="ce22">
            <text:p>1.5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1.44" table:style-name="ce22">
            <text:p>1.4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1.26" table:style-name="ce22">
            <text:p>1.2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1.24" table:style-name="ce22">
            <text:p>1.2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1.1200000000000001" table:style-name="ce22">
            <text:p>1.1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1.04" table:style-name="ce22">
            <text:p>1.0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1.02" table:style-name="ce22">
            <text:p>1.0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0.69" table:style-name="ce22">
            <text:p>0.6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0.76" table:style-name="ce22">
            <text:p>0.7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0.89" table:style-name="ce22">
            <text:p>0.8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0.77" table:style-name="ce22">
            <text:p>0.7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0.84" table:style-name="ce22">
            <text:p>0.8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1.19" table:style-name="ce22">
            <text:p>1.1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1.34" table:style-name="ce22">
            <text:p>1.3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0.43" table:style-name="ce22">
            <text:p>0.4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0.8" table:style-name="ce22">
            <text:p>0.8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0.91" table:style-name="ce22">
            <text:p>0.9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0.93" table:style-name="ce22">
            <text:p>0.9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0.78" table:style-name="ce22">
            <text:p>0.7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0.56999999999999995" table:style-name="ce22">
            <text:p>0.5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0.59" table:style-name="ce22">
            <text:p>0.5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0.69" table:style-name="ce22">
            <text:p>0.6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0.64" table:style-name="ce22">
            <text:p>0.6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0.45" table:style-name="ce22">
            <text:p>0.4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Buckinghamshire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0.54" table:style-name="ce22">
            <text:p>0.5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1.8" table:style-name="ce22">
            <text:p>1.8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2.4" table:style-name="ce22">
            <text:p>2.4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2.88" table:style-name="ce22">
            <text:p>2.8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2.82" table:style-name="ce22">
            <text:p>2.8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3.66" table:style-name="ce22">
            <text:p>3.6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3.81" table:style-name="ce22">
            <text:p>3.8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3.41" table:style-name="ce22">
            <text:p>3.4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3.47" table:style-name="ce22">
            <text:p>3.4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3.53" table:style-name="ce22">
            <text:p>3.5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4.09" table:style-name="ce22">
            <text:p>4.0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3.87" table:style-name="ce22">
            <text:p>3.8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2.41" table:style-name="ce22">
            <text:p>2.4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3.29" table:style-name="ce22">
            <text:p>3.2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4.3099999999999996" table:style-name="ce22">
            <text:p>4.3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3.16" table:style-name="ce22">
            <text:p>3.1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3.17" table:style-name="ce22">
            <text:p>3.1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3.71" table:style-name="ce22">
            <text:p>3.7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4.25" table:style-name="ce22">
            <text:p>4.2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3.39" table:style-name="ce22">
            <text:p>3.3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3.2" table:style-name="ce22">
            <text:p>3.2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3.65" table:style-name="ce22">
            <text:p>3.6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3.89" table:style-name="ce22">
            <text:p>3.8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3.94" table:style-name="ce22">
            <text:p>3.9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2.8" table:style-name="ce22">
            <text:p>2.8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2.99" table:style-name="ce22">
            <text:p>2.9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3.54" table:style-name="ce22">
            <text:p>3.5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3.36" table:style-name="ce22">
            <text:p>3.3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3.22" table:style-name="ce22">
            <text:p>3.2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ambridgeshire &amp; Peterborough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3.68" table:style-name="ce22">
            <text:p>3.6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1.26" table:style-name="ce22">
            <text:p>1.2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1.4" table:style-name="ce22">
            <text:p>1.4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1.75" table:style-name="ce22">
            <text:p>1.7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1.51" table:style-name="ce22">
            <text:p>1.5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1.72" table:style-name="ce22">
            <text:p>1.7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1.61" table:style-name="ce22">
            <text:p>1.6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1.68" table:style-name="ce22">
            <text:p>1.6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1.67" table:style-name="ce22">
            <text:p>1.6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1.57" table:style-name="ce22">
            <text:p>1.5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1.68" table:style-name="ce22">
            <text:p>1.6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1.53" table:style-name="ce22">
            <text:p>1.5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0.98" table:style-name="ce22">
            <text:p>0.9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0.76" table:style-name="ce22">
            <text:p>0.7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0.8" table:style-name="ce22">
            <text:p>0.8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0.75" table:style-name="ce22">
            <text:p>0.7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0.72" table:style-name="ce22">
            <text:p>0.7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0.84" table:style-name="ce22">
            <text:p>0.8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1.03" table:style-name="ce22">
            <text:p>1.0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0.94" table:style-name="ce22">
            <text:p>0.9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1.01" table:style-name="ce22">
            <text:p>1.0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1.06" table:style-name="ce22">
            <text:p>1.0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1.1000000000000001" table:style-name="ce22">
            <text:p>1.1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0.94" table:style-name="ce22">
            <text:p>0.9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0.78" table:style-name="ce22">
            <text:p>0.7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heshire West &amp; Chester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0.72" table:style-name="ce22">
            <text:p>0.7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0.73" table:style-name="ce22">
            <text:p>0.7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0.77" table:style-name="ce22">
            <text:p>0.7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0.69" table:style-name="ce22">
            <text:p>0.6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0.8" table:style-name="ce22">
            <text:p>0.8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1.07" table:style-name="ce22">
            <text:p>1.0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0.95" table:style-name="ce22">
            <text:p>0.9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0.8" table:style-name="ce22">
            <text:p>0.8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0.69" table:style-name="ce22">
            <text:p>0.6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0.71" table:style-name="ce22">
            <text:p>0.7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0.79" table:style-name="ce22">
            <text:p>0.7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0.82" table:style-name="ce22">
            <text:p>0.8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0.62" table:style-name="ce22">
            <text:p>0.6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0.64" table:style-name="ce22">
            <text:p>0.6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0.77" table:style-name="ce22">
            <text:p>0.7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0.62" table:style-name="ce22">
            <text:p>0.6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0.66" table:style-name="ce22">
            <text:p>0.6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0.76" table:style-name="ce22">
            <text:p>0.7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0.74" table:style-name="ce22">
            <text:p>0.7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0.6" table:style-name="ce22">
            <text:p>0.6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0.53" table:style-name="ce22">
            <text:p>0.5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0.62" table:style-name="ce22">
            <text:p>0.6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0.7" table:style-name="ce22">
            <text:p>0.7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0.56000000000000005" table:style-name="ce22">
            <text:p>0.5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0.62" table:style-name="ce22">
            <text:p>0.6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0.55000000000000004" table:style-name="ce22">
            <text:p>0.5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0.69" table:style-name="ce22">
            <text:p>0.6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0.56000000000000005" table:style-name="ce22">
            <text:p>0.5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0.72" table:style-name="ce22">
            <text:p>0.7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ity of York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0.97" table:style-name="ce22">
            <text:p>0.9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opeland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0.32" table:style-name="ce22">
            <text:p>0.3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opeland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0.28999999999999998" table:style-name="ce22">
            <text:p>0.2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opeland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0.36" table:style-name="ce22">
            <text:p>0.3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opeland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0.43" table:style-name="ce22">
            <text:p>0.4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opeland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0.28999999999999998" table:style-name="ce22">
            <text:p>0.2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opeland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0.5" table:style-name="ce22">
            <text:p>0.5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opeland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0.51" table:style-name="ce22">
            <text:p>0.5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opeland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0.44" table:style-name="ce22">
            <text:p>0.4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opeland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0.33" table:style-name="ce22">
            <text:p>0.3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opeland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0.35" table:style-name="ce22">
            <text:p>0.3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Copeland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0.27" table:style-name="ce22">
            <text:p>0.2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Spin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1.97" table:style-name="ce22">
            <text:p>1.9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Spin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2.04" table:style-name="ce22">
            <text:p>2.0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Spin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2.2799999999999998" table:style-name="ce22">
            <text:p>2.2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Spin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2.33" table:style-name="ce22">
            <text:p>2.3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Spin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2.69" table:style-name="ce22">
            <text:p>2.6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Spin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2.82" table:style-name="ce22">
            <text:p>2.8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3.05" table:style-name="ce22">
            <text:p>3.0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3.37" table:style-name="ce22">
            <text:p>3.3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3.36" table:style-name="ce22">
            <text:p>3.3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3.37" table:style-name="ce22">
            <text:p>3.3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3.34" table:style-name="ce22">
            <text:p>3.3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3.46" table:style-name="ce22">
            <text:p>3.4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2.6" table:style-name="ce22">
            <text:p>2.6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2.71" table:style-name="ce22">
            <text:p>2.7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2.23" table:style-name="ce22">
            <text:p>2.2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2" table:style-name="ce22">
            <text:p>2.0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2.1" table:style-name="ce22">
            <text:p>2.1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2.3199999999999998" table:style-name="ce22">
            <text:p>2.3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2.31" table:style-name="ce22">
            <text:p>2.3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2.2599999999999998" table:style-name="ce22">
            <text:p>2.2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2.1800000000000002" table:style-name="ce22">
            <text:p>2.1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2.2599999999999998" table:style-name="ce22">
            <text:p>2.2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2.06" table:style-name="ce22">
            <text:p>2.0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1.78" table:style-name="ce22">
            <text:p>1.7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1.62" table:style-name="ce22">
            <text:p>1.6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1.68" table:style-name="ce22">
            <text:p>1.6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1.85" table:style-name="ce22">
            <text:p>1.8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1.62" table:style-name="ce22">
            <text:p>1.6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1.53" table:style-name="ce22">
            <text:p>1.5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Essex County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1.71" table:style-name="ce22">
            <text:p>1.7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1.1399999999999999" table:style-name="ce22">
            <text:p>1.1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1.36" table:style-name="ce22">
            <text:p>1.3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1.28" table:style-name="ce22">
            <text:p>1.2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1.2" table:style-name="ce22">
            <text:p>1.2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1.18" table:style-name="ce22">
            <text:p>1.1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1.1100000000000001" table:style-name="ce22">
            <text:p>1.1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1.28" table:style-name="ce22">
            <text:p>1.2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1.45" table:style-name="ce22">
            <text:p>1.4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1.63" table:style-name="ce22">
            <text:p>1.6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1.87" table:style-name="ce22">
            <text:p>1.8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1.34" table:style-name="ce22">
            <text:p>1.3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1.33" table:style-name="ce22">
            <text:p>1.3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1.61" table:style-name="ce22">
            <text:p>1.6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1.71" table:style-name="ce22">
            <text:p>1.7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1.87" table:style-name="ce22">
            <text:p>1.8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1.77" table:style-name="ce22">
            <text:p>1.7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2.0699999999999998" table:style-name="ce22">
            <text:p>2.0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2.21" table:style-name="ce22">
            <text:p>2.2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2.37" table:style-name="ce22">
            <text:p>2.3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2.1800000000000002" table:style-name="ce22">
            <text:p>2.1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1.84" table:style-name="ce22">
            <text:p>1.8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1.33" table:style-name="ce22">
            <text:p>1.3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1.41" table:style-name="ce22">
            <text:p>1.4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1.68" table:style-name="ce22">
            <text:p>1.6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1.43" table:style-name="ce22">
            <text:p>1.4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1.39" table:style-name="ce22">
            <text:p>1.3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1.24" table:style-name="ce22">
            <text:p>1.2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1.38" table:style-name="ce22">
            <text:p>1.3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loucestershire Coun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1.35" table:style-name="ce22">
            <text:p>1.3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1.05" table:style-name="ce22">
            <text:p>1.0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1.26" table:style-name="ce22">
            <text:p>1.2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2.2599999999999998" table:style-name="ce22">
            <text:p>2.2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2.78" table:style-name="ce22">
            <text:p>2.7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2.76" table:style-name="ce22">
            <text:p>2.7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2.7" table:style-name="ce22">
            <text:p>2.7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3.03" table:style-name="ce22">
            <text:p>3.0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3.21" table:style-name="ce22">
            <text:p>3.2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2.91" table:style-name="ce22">
            <text:p>2.9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2.65" table:style-name="ce22">
            <text:p>2.6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2.0499999999999998" table:style-name="ce22">
            <text:p>2.0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1.36" table:style-name="ce22">
            <text:p>1.3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1.21" table:style-name="ce22">
            <text:p>1.2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1.35" table:style-name="ce22">
            <text:p>1.3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1.45" table:style-name="ce22">
            <text:p>1.4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1.42" table:style-name="ce22">
            <text:p>1.4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1.04" table:style-name="ce22">
            <text:p>1.0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1.1599999999999999" table:style-name="ce22">
            <text:p>1.1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1.17" table:style-name="ce22">
            <text:p>1.1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1.34" table:style-name="ce22">
            <text:p>1.3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1.53" table:style-name="ce22">
            <text:p>1.5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1.36" table:style-name="ce22">
            <text:p>1.3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1.1000000000000001" table:style-name="ce22">
            <text:p>1.1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1.07" table:style-name="ce22">
            <text:p>1.0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Great Yarmouth Borough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1.07" table:style-name="ce22">
            <text:p>1.0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1.0900000000000001" table:style-name="ce22">
            <text:p>1.0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0.98" table:style-name="ce22">
            <text:p>0.9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1.07" table:style-name="ce22">
            <text:p>1.0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1.31" table:style-name="ce22">
            <text:p>1.3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1.31" table:style-name="ce22">
            <text:p>1.3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1.71" table:style-name="ce22">
            <text:p>1.7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2.08" table:style-name="ce22">
            <text:p>2.0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2.2799999999999998" table:style-name="ce22">
            <text:p>2.2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1.83" table:style-name="ce22">
            <text:p>1.8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1.33" table:style-name="ce22">
            <text:p>1.3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0.97" table:style-name="ce22">
            <text:p>0.9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0.9" table:style-name="ce22">
            <text:p>0.9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0.87" table:style-name="ce22">
            <text:p>0.8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0.83" table:style-name="ce22">
            <text:p>0.8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0.87" table:style-name="ce22">
            <text:p>0.8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1.06" table:style-name="ce22">
            <text:p>1.0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1.33" table:style-name="ce22">
            <text:p>1.3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1.58" table:style-name="ce22">
            <text:p>1.5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1.68" table:style-name="ce22">
            <text:p>1.6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1.81" table:style-name="ce22">
            <text:p>1.8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1.61" table:style-name="ce22">
            <text:p>1.6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1.17" table:style-name="ce22">
            <text:p>1.1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0.79" table:style-name="ce22">
            <text:p>0.7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0.93" table:style-name="ce22">
            <text:p>0.9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0.97" table:style-name="ce22">
            <text:p>0.9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1.01" table:style-name="ce22">
            <text:p>1.0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0.92" table:style-name="ce22">
            <text:p>0.9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1.07" table:style-name="ce22">
            <text:p>1.0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1.1000000000000001" table:style-name="ce22">
            <text:p>1.1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1.03" table:style-name="ce22">
            <text:p>1.0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1.1499999999999999" table:style-name="ce22">
            <text:p>1.1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1.31" table:style-name="ce22">
            <text:p>1.3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1.23" table:style-name="ce22">
            <text:p>1.2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1.55" table:style-name="ce22">
            <text:p>1.5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1.46" table:style-name="ce22">
            <text:p>1.4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1.52" table:style-name="ce22">
            <text:p>1.5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1.38" table:style-name="ce22">
            <text:p>1.3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1.39" table:style-name="ce22">
            <text:p>1.3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1.53" table:style-name="ce22">
            <text:p>1.5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1.3" table:style-name="ce22">
            <text:p>1.3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1.24" table:style-name="ce22">
            <text:p>1.2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1.37" table:style-name="ce22">
            <text:p>1.3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1.66" table:style-name="ce22">
            <text:p>1.6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1.48" table:style-name="ce22">
            <text:p>1.4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1.53" table:style-name="ce22">
            <text:p>1.5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1.86" table:style-name="ce22">
            <text:p>1.8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1.94" table:style-name="ce22">
            <text:p>1.9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1.5" table:style-name="ce22">
            <text:p>1.5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1.49" table:style-name="ce22">
            <text:p>1.4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1.81" table:style-name="ce22">
            <text:p>1.8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1.79" table:style-name="ce22">
            <text:p>1.7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1.75" table:style-name="ce22">
            <text:p>1.7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1.33" table:style-name="ce22">
            <text:p>1.3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1.32" table:style-name="ce22">
            <text:p>1.3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1.55" table:style-name="ce22">
            <text:p>1.5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1.62" table:style-name="ce22">
            <text:p>1.6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1.82" table:style-name="ce22">
            <text:p>1.8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lent Transport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2.21" table:style-name="ce22">
            <text:p>2.2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Kent County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0.36" table:style-name="ce22">
            <text:p>0.3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Kent County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0.48" table:style-name="ce22">
            <text:p>0.4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Kent County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0.28999999999999998" table:style-name="ce22">
            <text:p>0.2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Kent County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0.25" table:style-name="ce22">
            <text:p>0.2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Kent County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0.36" table:style-name="ce22">
            <text:p>0.3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Kent County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0.33" table:style-name="ce22">
            <text:p>0.3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Kent County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0.31" table:style-name="ce22">
            <text:p>0.3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Kent County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0.4" table:style-name="ce22">
            <text:p>0.4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Kent County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0.64" table:style-name="ce22">
            <text:p>0.6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Kent County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0.67" table:style-name="ce22">
            <text:p>0.6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Kent County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0.46" table:style-name="ce22">
            <text:p>0.4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1.85" table:style-name="ce22">
            <text:p>1.8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1.98" table:style-name="ce22">
            <text:p>1.9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2.36" table:style-name="ce22">
            <text:p>2.3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2.23" table:style-name="ce22">
            <text:p>2.2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2.5099999999999998" table:style-name="ce22">
            <text:p>2.5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2.1" table:style-name="ce22">
            <text:p>2.1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2.17" table:style-name="ce22">
            <text:p>2.1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2.44" table:style-name="ce22">
            <text:p>2.4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2.25" table:style-name="ce22">
            <text:p>2.2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2.57" table:style-name="ce22">
            <text:p>2.5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2.35" table:style-name="ce22">
            <text:p>2.3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1.49" table:style-name="ce22">
            <text:p>1.4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1.73" table:style-name="ce22">
            <text:p>1.7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2.08" table:style-name="ce22">
            <text:p>2.0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1.93" table:style-name="ce22">
            <text:p>1.9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2.11" table:style-name="ce22">
            <text:p>2.1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2.52" table:style-name="ce22">
            <text:p>2.5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2.23" table:style-name="ce22">
            <text:p>2.2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1.84" table:style-name="ce22">
            <text:p>1.8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1.88" table:style-name="ce22">
            <text:p>1.8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2.4" table:style-name="ce22">
            <text:p>2.4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2.67" table:style-name="ce22">
            <text:p>2.6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2.42" table:style-name="ce22">
            <text:p>2.4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1.71" table:style-name="ce22">
            <text:p>1.7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1.63" table:style-name="ce22">
            <text:p>1.6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1.97" table:style-name="ce22">
            <text:p>1.9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1.89" table:style-name="ce22">
            <text:p>1.8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2.0299999999999998" table:style-name="ce22">
            <text:p>2.0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Liverpool City Region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2.3199999999999998" table:style-name="ce22">
            <text:p>2.3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0.72" table:style-name="ce22">
            <text:p>0.7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1.1100000000000001" table:style-name="ce22">
            <text:p>1.1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1.21" table:style-name="ce22">
            <text:p>1.2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1.1000000000000001" table:style-name="ce22">
            <text:p>1.1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1.29" table:style-name="ce22">
            <text:p>1.2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1.27" table:style-name="ce22">
            <text:p>1.2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1.45" table:style-name="ce22">
            <text:p>1.4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1.26" table:style-name="ce22">
            <text:p>1.2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1.02" table:style-name="ce22">
            <text:p>1.0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0.98" table:style-name="ce22">
            <text:p>0.9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0.94" table:style-name="ce22">
            <text:p>0.9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0.38" table:style-name="ce22">
            <text:p>0.3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0.56000000000000005" table:style-name="ce22">
            <text:p>0.5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0.49" table:style-name="ce22">
            <text:p>0.4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0.56999999999999995" table:style-name="ce22">
            <text:p>0.5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0.34" table:style-name="ce22">
            <text:p>0.3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0.96" table:style-name="ce22">
            <text:p>0.9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0.65" table:style-name="ce22">
            <text:p>0.6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0.43" table:style-name="ce22">
            <text:p>0.4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1.1599999999999999" table:style-name="ce22">
            <text:p>1.1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1.6" table:style-name="ce22">
            <text:p>1.6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1.71" table:style-name="ce22">
            <text:p>1.7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1.95" table:style-name="ce22">
            <text:p>1.9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2.37" table:style-name="ce22">
            <text:p>2.3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2.72" table:style-name="ce22">
            <text:p>2.7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3.61" table:style-name="ce22">
            <text:p>3.6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3.8" table:style-name="ce22">
            <text:p>3.8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3.61" table:style-name="ce22">
            <text:p>3.6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3.18" table:style-name="ce22">
            <text:p>3.1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2.85" table:style-name="ce22">
            <text:p>2.8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1.92" table:style-name="ce22">
            <text:p>1.9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2.0699999999999998" table:style-name="ce22">
            <text:p>2.0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2.33" table:style-name="ce22">
            <text:p>2.3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2.41" table:style-name="ce22">
            <text:p>2.4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2.92" table:style-name="ce22">
            <text:p>2.9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3.62" table:style-name="ce22">
            <text:p>3.6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4.29" table:style-name="ce22">
            <text:p>4.2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3.94" table:style-name="ce22">
            <text:p>3.9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4.0599999999999996" table:style-name="ce22">
            <text:p>4.0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4.42" table:style-name="ce22">
            <text:p>4.4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3.53" table:style-name="ce22">
            <text:p>3.5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2.99" table:style-name="ce22">
            <text:p>2.9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2.46" table:style-name="ce22">
            <text:p>2.4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2.2400000000000002" table:style-name="ce22">
            <text:p>2.2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2.44" table:style-name="ce22">
            <text:p>2.4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2.61" table:style-name="ce22">
            <text:p>2.6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2.86" table:style-name="ce22">
            <text:p>2.8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3.36" table:style-name="ce22">
            <text:p>3.3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Spin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1.02" table:style-name="ce22">
            <text:p>1.0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Spin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1.1299999999999999" table:style-name="ce22">
            <text:p>1.1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Spin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1.17" table:style-name="ce22">
            <text:p>1.1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Spin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1.21" table:style-name="ce22">
            <text:p>1.2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Spin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1.36" table:style-name="ce22">
            <text:p>1.3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Spin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1.68" table:style-name="ce22">
            <text:p>1.6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Spin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2.16" table:style-name="ce22">
            <text:p>2.1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2.15" table:style-name="ce22">
            <text:p>2.1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1.97" table:style-name="ce22">
            <text:p>1.9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1.72" table:style-name="ce22">
            <text:p>1.7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1.29" table:style-name="ce22">
            <text:p>1.2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0.85" table:style-name="ce22">
            <text:p>0.8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0.89" table:style-name="ce22">
            <text:p>0.8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0.9" table:style-name="ce22">
            <text:p>0.9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0.81" table:style-name="ce22">
            <text:p>0.8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1.06" table:style-name="ce22">
            <text:p>1.0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1.1200000000000001" table:style-name="ce22">
            <text:p>1.1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1.21" table:style-name="ce22">
            <text:p>1.2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1" table:style-name="ce22">
            <text:p>1.0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0.97" table:style-name="ce22">
            <text:p>0.9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1.01" table:style-name="ce22">
            <text:p>1.0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0.77" table:style-name="ce22">
            <text:p>0.7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0.54" table:style-name="ce22">
            <text:p>0.5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0.45" table:style-name="ce22">
            <text:p>0.4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0.48" table:style-name="ce22">
            <text:p>0.4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0.56000000000000005" table:style-name="ce22">
            <text:p>0.5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0.6" table:style-name="ce22">
            <text:p>0.6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0.57999999999999996" table:style-name="ce22">
            <text:p>0.5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Milton Keynes Council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0.65" table:style-name="ce22">
            <text:p>0.6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1.1599999999999999" table:style-name="ce22">
            <text:p>1.1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1.88" table:style-name="ce22">
            <text:p>1.8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2.13" table:style-name="ce22">
            <text:p>2.1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2.2400000000000002" table:style-name="ce22">
            <text:p>2.2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2.34" table:style-name="ce22">
            <text:p>2.3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2.09" table:style-name="ce22">
            <text:p>2.0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2.0699999999999998" table:style-name="ce22">
            <text:p>2.0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1.95" table:style-name="ce22">
            <text:p>1.9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1.79" table:style-name="ce22">
            <text:p>1.7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2" table:style-name="ce22">
            <text:p>2.0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1.47" table:style-name="ce22">
            <text:p>1.4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0.85" table:style-name="ce22">
            <text:p>0.8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1" table:style-name="ce22">
            <text:p>1.0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1.19" table:style-name="ce22">
            <text:p>1.1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0.89" table:style-name="ce22">
            <text:p>0.8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0.96" table:style-name="ce22">
            <text:p>0.9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1.26" table:style-name="ce22">
            <text:p>1.2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1.17" table:style-name="ce22">
            <text:p>1.1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1.05" table:style-name="ce22">
            <text:p>1.0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1.06" table:style-name="ce22">
            <text:p>1.0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1.3" table:style-name="ce22">
            <text:p>1.3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1.49" table:style-name="ce22">
            <text:p>1.4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1.25" table:style-name="ce22">
            <text:p>1.2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0.79" table:style-name="ce22">
            <text:p>0.7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0.78" table:style-name="ce22">
            <text:p>0.7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0.99" table:style-name="ce22">
            <text:p>0.9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0.86" table:style-name="ce22">
            <text:p>0.8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0.79" table:style-name="ce22">
            <text:p>0.7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ewcastle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0.97" table:style-name="ce22">
            <text:p>0.9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2.37" table:style-name="ce22">
            <text:p>2.3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2.74" table:style-name="ce22">
            <text:p>2.7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3.04" table:style-name="ce22">
            <text:p>3.0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3.26" table:style-name="ce22">
            <text:p>3.2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3.94" table:style-name="ce22">
            <text:p>3.9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3.24" table:style-name="ce22">
            <text:p>3.2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2.87" table:style-name="ce22">
            <text:p>2.8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3.47" table:style-name="ce22">
            <text:p>3.4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3.68" table:style-name="ce22">
            <text:p>3.6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3.38" table:style-name="ce22">
            <text:p>3.3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2.96" table:style-name="ce22">
            <text:p>2.9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2.2799999999999998" table:style-name="ce22">
            <text:p>2.2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2.35" table:style-name="ce22">
            <text:p>2.3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2.6" table:style-name="ce22">
            <text:p>2.6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2.61" table:style-name="ce22">
            <text:p>2.6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3.36" table:style-name="ce22">
            <text:p>3.3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3.55" table:style-name="ce22">
            <text:p>3.5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3.44" table:style-name="ce22">
            <text:p>3.4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3.33" table:style-name="ce22">
            <text:p>3.3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3.08" table:style-name="ce22">
            <text:p>3.0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3.01" table:style-name="ce22">
            <text:p>3.0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2.86" table:style-name="ce22">
            <text:p>2.8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2.44" table:style-name="ce22">
            <text:p>2.4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2.25" table:style-name="ce22">
            <text:p>2.2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2.04" table:style-name="ce22">
            <text:p>2.0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2.5499999999999998" table:style-name="ce22">
            <text:p>2.5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2.29" table:style-name="ce22">
            <text:p>2.2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2.0099999999999998" table:style-name="ce22">
            <text:p>2.0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folk County Council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2.19" table:style-name="ce22">
            <text:p>2.1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0.15" table:style-name="ce22">
            <text:p>0.1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0.11" table:style-name="ce22">
            <text:p>0.1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0.03" table:style-name="ce22">
            <text:p>0.0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0" table:style-name="ce22">
            <text:p>0.0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0.05" table:style-name="ce22">
            <text:p>0.0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0.06" table:style-name="ce22">
            <text:p>0.0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0.01" table:style-name="ce22">
            <text:p>0.0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0.02" table:style-name="ce22">
            <text:p>0.0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0.02" table:style-name="ce22">
            <text:p>0.0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2.64" table:style-name="ce22">
            <text:p>2.6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2.2799999999999998" table:style-name="ce22">
            <text:p>2.2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0.65" table:style-name="ce22">
            <text:p>0.6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1.02" table:style-name="ce22">
            <text:p>1.0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1.1599999999999999" table:style-name="ce22">
            <text:p>1.1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0.94" table:style-name="ce22">
            <text:p>0.9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0.72" table:style-name="ce22">
            <text:p>0.7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0.75" table:style-name="ce22">
            <text:p>0.7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0.69" table:style-name="ce22">
            <text:p>0.6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0.64" table:style-name="ce22">
            <text:p>0.6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0.48" table:style-name="ce22">
            <text:p>0.4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0.38" table:style-name="ce22">
            <text:p>0.3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Dev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0.41" table:style-name="ce22">
            <text:p>0.4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Lincolnshire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0.67" table:style-name="ce22">
            <text:p>0.6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Lincolnshire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0.79" table:style-name="ce22">
            <text:p>0.7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Lincolnshire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1.41" table:style-name="ce22">
            <text:p>1.4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Lincolnshire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1.1399999999999999" table:style-name="ce22">
            <text:p>1.1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Lincolnshire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1.08" table:style-name="ce22">
            <text:p>1.0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Lincolnshire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1.1299999999999999" table:style-name="ce22">
            <text:p>1.1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Lincolnshire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1.1000000000000001" table:style-name="ce22">
            <text:p>1.1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Lincolnshire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1.28" table:style-name="ce22">
            <text:p>1.2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Lincolnshire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1.24" table:style-name="ce22">
            <text:p>1.2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Lincolnshire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1.17" table:style-name="ce22">
            <text:p>1.1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Lincolnshire Council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0.9" table:style-name="ce22">
            <text:p>0.9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1.21" table:style-name="ce22">
            <text:p>1.2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1.21" table:style-name="ce22">
            <text:p>1.2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1.36" table:style-name="ce22">
            <text:p>1.3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1.43" table:style-name="ce22">
            <text:p>1.4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1.73" table:style-name="ce22">
            <text:p>1.7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1.57" table:style-name="ce22">
            <text:p>1.5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1.66" table:style-name="ce22">
            <text:p>1.6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1.7" table:style-name="ce22">
            <text:p>1.7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1.72" table:style-name="ce22">
            <text:p>1.7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1.84" table:style-name="ce22">
            <text:p>1.8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1.93" table:style-name="ce22">
            <text:p>1.9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1.71" table:style-name="ce22">
            <text:p>1.7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1.98" table:style-name="ce22">
            <text:p>1.9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2.0299999999999998" table:style-name="ce22">
            <text:p>2.0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1.79" table:style-name="ce22">
            <text:p>1.7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1.72" table:style-name="ce22">
            <text:p>1.7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1.68" table:style-name="ce22">
            <text:p>1.6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1.76" table:style-name="ce22">
            <text:p>1.7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1.64" table:style-name="ce22">
            <text:p>1.6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1.62" table:style-name="ce22">
            <text:p>1.6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1.78" table:style-name="ce22">
            <text:p>1.7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1.89" table:style-name="ce22">
            <text:p>1.8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1.71" table:style-name="ce22">
            <text:p>1.7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1.31" table:style-name="ce22">
            <text:p>1.3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1.28" table:style-name="ce22">
            <text:p>1.2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1.49" table:style-name="ce22">
            <text:p>1.4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1.82" table:style-name="ce22">
            <text:p>1.8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2" table:style-name="ce22">
            <text:p>2.0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rth Northampton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2.4500000000000002" table:style-name="ce22">
            <text:p>2.4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3.63" table:style-name="ce22">
            <text:p>3.6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4.57" table:style-name="ce22">
            <text:p>4.5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4.18" table:style-name="ce22">
            <text:p>4.1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2.2599999999999998" table:style-name="ce22">
            <text:p>2.2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2.79" table:style-name="ce22">
            <text:p>2.7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2.5" table:style-name="ce22">
            <text:p>2.5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2.56" table:style-name="ce22">
            <text:p>2.5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2.4900000000000002" table:style-name="ce22">
            <text:p>2.4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2.79" table:style-name="ce22">
            <text:p>2.7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4.05" table:style-name="ce22">
            <text:p>4.0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3.43" table:style-name="ce22">
            <text:p>3.4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2" table:style-name="ce22">
            <text:p>2.0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2.08" table:style-name="ce22">
            <text:p>2.0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2.88" table:style-name="ce22">
            <text:p>2.8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2.6" table:style-name="ce22">
            <text:p>2.6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2.3199999999999998" table:style-name="ce22">
            <text:p>2.3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3.17" table:style-name="ce22">
            <text:p>3.1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2.88" table:style-name="ce22">
            <text:p>2.8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2.17" table:style-name="ce22">
            <text:p>2.1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2.19" table:style-name="ce22">
            <text:p>2.1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2.57" table:style-name="ce22">
            <text:p>2.5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3.11" table:style-name="ce22">
            <text:p>3.1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2.9" table:style-name="ce22">
            <text:p>2.9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Nottingham City Council</text:p>
          </table:table-cell>
          <table:table-cell office:value-type="string" table:style-name="ce18">
            <text:p>Wind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1.98" table:style-name="ce22">
            <text:p>1.9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1.1299999999999999" table:style-name="ce22">
            <text:p>1.1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1.54" table:style-name="ce22">
            <text:p>1.5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1.61" table:style-name="ce22">
            <text:p>1.6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1.53" table:style-name="ce22">
            <text:p>1.5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2.15" table:style-name="ce22">
            <text:p>2.1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1.91" table:style-name="ce22">
            <text:p>1.9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1.76" table:style-name="ce22">
            <text:p>1.7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1.66" table:style-name="ce22">
            <text:p>1.6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1.82" table:style-name="ce22">
            <text:p>1.8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2.59" table:style-name="ce22">
            <text:p>2.5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2.85" table:style-name="ce22">
            <text:p>2.8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1.83" table:style-name="ce22">
            <text:p>1.8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2.12" table:style-name="ce22">
            <text:p>2.1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3.37" table:style-name="ce22">
            <text:p>3.3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2.1800000000000002" table:style-name="ce22">
            <text:p>2.1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2.0499999999999998" table:style-name="ce22">
            <text:p>2.0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2.5" table:style-name="ce22">
            <text:p>2.5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2.71" table:style-name="ce22">
            <text:p>2.7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2.4" table:style-name="ce22">
            <text:p>2.4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2.2200000000000002" table:style-name="ce22">
            <text:p>2.2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2.96" table:style-name="ce22">
            <text:p>2.9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3.58" table:style-name="ce22">
            <text:p>3.5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3.45" table:style-name="ce22">
            <text:p>3.4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2.2400000000000002" table:style-name="ce22">
            <text:p>2.2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2.33" table:style-name="ce22">
            <text:p>2.3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3.3" table:style-name="ce22">
            <text:p>3.3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2.81" table:style-name="ce22">
            <text:p>2.8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3.01" table:style-name="ce22">
            <text:p>3.0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Oxfordshire County Council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3.71" table:style-name="ce22">
            <text:p>3.7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0.67" table:style-name="ce22">
            <text:p>0.6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0.66" table:style-name="ce22">
            <text:p>0.6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0.53" table:style-name="ce22">
            <text:p>0.5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0.65" table:style-name="ce22">
            <text:p>0.6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0.67" table:style-name="ce22">
            <text:p>0.6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0.65" table:style-name="ce22">
            <text:p>0.6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0.77" table:style-name="ce22">
            <text:p>0.7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0.63" table:style-name="ce22">
            <text:p>0.6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0.66" table:style-name="ce22">
            <text:p>0.6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0.62" table:style-name="ce22">
            <text:p>0.6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0.7" table:style-name="ce22">
            <text:p>0.7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0.44" table:style-name="ce22">
            <text:p>0.4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0.35" table:style-name="ce22">
            <text:p>0.3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0.35" table:style-name="ce22">
            <text:p>0.3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0.34" table:style-name="ce22">
            <text:p>0.3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0.39" table:style-name="ce22">
            <text:p>0.3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0.44" table:style-name="ce22">
            <text:p>0.4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0.49" table:style-name="ce22">
            <text:p>0.4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Redditch Borough Council</text:p>
          </table:table-cell>
          <table:table-cell office:value-type="string" table:style-name="ce18">
            <text:p>Bird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0.59" table:style-name="ce22">
            <text:p>0.5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Rochdale Borough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0.44" table:style-name="ce22">
            <text:p>0.4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Rochdale Borough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0.34" table:style-name="ce22">
            <text:p>0.3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Rochdale Borough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0.43" table:style-name="ce22">
            <text:p>0.4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1.08" table:style-name="ce22">
            <text:p>1.0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1.37" table:style-name="ce22">
            <text:p>1.3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1.66" table:style-name="ce22">
            <text:p>1.6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1.63" table:style-name="ce22">
            <text:p>1.6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1.65" table:style-name="ce22">
            <text:p>1.6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1.39" table:style-name="ce22">
            <text:p>1.3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1.61" table:style-name="ce22">
            <text:p>1.6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1.97" table:style-name="ce22">
            <text:p>1.9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2.2599999999999998" table:style-name="ce22">
            <text:p>2.2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2.44" table:style-name="ce22">
            <text:p>2.4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2.2200000000000002" table:style-name="ce22">
            <text:p>2.2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1.35" table:style-name="ce22">
            <text:p>1.3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1.5" table:style-name="ce22">
            <text:p>1.5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1.88" table:style-name="ce22">
            <text:p>1.8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1.55" table:style-name="ce22">
            <text:p>1.5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1.63" table:style-name="ce22">
            <text:p>1.6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1.99" table:style-name="ce22">
            <text:p>1.9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1.99" table:style-name="ce22">
            <text:p>1.9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1.69" table:style-name="ce22">
            <text:p>1.6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1.75" table:style-name="ce22">
            <text:p>1.7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2.42" table:style-name="ce22">
            <text:p>2.4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2.5099999999999998" table:style-name="ce22">
            <text:p>2.5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2.11" table:style-name="ce22">
            <text:p>2.1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1.49" table:style-name="ce22">
            <text:p>1.4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1.5" table:style-name="ce22">
            <text:p>1.5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1.93" table:style-name="ce22">
            <text:p>1.9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1.77" table:style-name="ce22">
            <text:p>1.7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1.76" table:style-name="ce22">
            <text:p>1.7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alford City Council</text:p>
          </table:table-cell>
          <table:table-cell office:value-type="string" table:style-name="ce18">
            <text:p>Lime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2.1" table:style-name="ce22">
            <text:p>2.1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lough Borough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2.27" table:style-name="ce22">
            <text:p>2.2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lough Borough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1.63" table:style-name="ce22">
            <text:p>1.6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lough Borough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2" table:style-name="ce22">
            <text:p>2.0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lough Borough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2.13" table:style-name="ce22">
            <text:p>2.1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lough Borough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2.14" table:style-name="ce22">
            <text:p>2.1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lough Borough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2.14" table:style-name="ce22">
            <text:p>2.1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lough Borough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2.3199999999999998" table:style-name="ce22">
            <text:p>2.3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lough Borough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2.2000000000000002" table:style-name="ce22">
            <text:p>2.2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lough Borough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2.37" table:style-name="ce22">
            <text:p>2.3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lough Borough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2.3199999999999998" table:style-name="ce22">
            <text:p>2.3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lough Borough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1.88" table:style-name="ce22">
            <text:p>1.8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lough Borough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0.59" table:style-name="ce22">
            <text:p>0.5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1.61" table:style-name="ce22">
            <text:p>1.6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1.73" table:style-name="ce22">
            <text:p>1.7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2.0499999999999998" table:style-name="ce22">
            <text:p>2.0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1.64" table:style-name="ce22">
            <text:p>1.6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1.89" table:style-name="ce22">
            <text:p>1.8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1.84" table:style-name="ce22">
            <text:p>1.8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1.73" table:style-name="ce22">
            <text:p>1.7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1.67" table:style-name="ce22">
            <text:p>1.6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1.62" table:style-name="ce22">
            <text:p>1.6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1.6" table:style-name="ce22">
            <text:p>1.6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1.33" table:style-name="ce22">
            <text:p>1.3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1.24" table:style-name="ce22">
            <text:p>1.2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0.94" table:style-name="ce22">
            <text:p>0.9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1.06" table:style-name="ce22">
            <text:p>1.0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1.02" table:style-name="ce22">
            <text:p>1.0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0.98" table:style-name="ce22">
            <text:p>0.9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1.18" table:style-name="ce22">
            <text:p>1.1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1.35" table:style-name="ce22">
            <text:p>1.3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0.42" table:style-name="ce22">
            <text:p>0.4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0.7" table:style-name="ce22">
            <text:p>0.7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0.78" table:style-name="ce22">
            <text:p>0.7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0.8" table:style-name="ce22">
            <text:p>0.8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0.78" table:style-name="ce22">
            <text:p>0.7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0.65" table:style-name="ce22">
            <text:p>0.6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0.7" table:style-name="ce22">
            <text:p>0.7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0.68" table:style-name="ce22">
            <text:p>0.6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0.6" table:style-name="ce22">
            <text:p>0.6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0.55000000000000004" table:style-name="ce22">
            <text:p>0.5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merset West and Taunton Council</text:p>
          </table:table-cell>
          <table:table-cell office:value-type="string" table:style-name="ce18">
            <text:p>Zipp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0.54" table:style-name="ce22">
            <text:p>0.5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0.66" table:style-name="ce22">
            <text:p>0.6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0.6" table:style-name="ce22">
            <text:p>0.6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0.78" table:style-name="ce22">
            <text:p>0.7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0.8" table:style-name="ce22">
            <text:p>0.8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1.01" table:style-name="ce22">
            <text:p>1.0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1.02" table:style-name="ce22">
            <text:p>1.0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1.23" table:style-name="ce22">
            <text:p>1.2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1.45" table:style-name="ce22">
            <text:p>1.4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1.48" table:style-name="ce22">
            <text:p>1.4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1.3" table:style-name="ce22">
            <text:p>1.3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1.1299999999999999" table:style-name="ce22">
            <text:p>1.1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0.86" table:style-name="ce22">
            <text:p>0.8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0.83" table:style-name="ce22">
            <text:p>0.8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1.0900000000000001" table:style-name="ce22">
            <text:p>1.0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1.1000000000000001" table:style-name="ce22">
            <text:p>1.1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1" table:style-name="ce22">
            <text:p>1.0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0.77" table:style-name="ce22">
            <text:p>0.7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0.89" table:style-name="ce22">
            <text:p>0.8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0.66" table:style-name="ce22">
            <text:p>0.6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0.56999999999999995" table:style-name="ce22">
            <text:p>0.5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0.73" table:style-name="ce22">
            <text:p>0.7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0.59" table:style-name="ce22">
            <text:p>0.5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0.56999999999999995" table:style-name="ce22">
            <text:p>0.5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0.73" table:style-name="ce22">
            <text:p>0.7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0.63" table:style-name="ce22">
            <text:p>0.6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0.55000000000000004" table:style-name="ce22">
            <text:p>0.5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0.47" table:style-name="ce22">
            <text:p>0.4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0.38" table:style-name="ce22">
            <text:p>0.3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outh Somerset District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0.45" table:style-name="ce22">
            <text:p>0.4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0.79" table:style-name="ce22">
            <text:p>0.7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1.25" table:style-name="ce22">
            <text:p>1.2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1.33" table:style-name="ce22">
            <text:p>1.3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1.1499999999999999" table:style-name="ce22">
            <text:p>1.1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1.32" table:style-name="ce22">
            <text:p>1.3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1.45" table:style-name="ce22">
            <text:p>1.4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1.55" table:style-name="ce22">
            <text:p>1.5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1.22" table:style-name="ce22">
            <text:p>1.2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0.95" table:style-name="ce22">
            <text:p>0.9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0.97" table:style-name="ce22">
            <text:p>0.9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Neuron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0.84" table:style-name="ce22">
            <text:p>0.8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1.39" table:style-name="ce22">
            <text:p>1.3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1.61" table:style-name="ce22">
            <text:p>1.6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1.52" table:style-name="ce22">
            <text:p>1.5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1.64" table:style-name="ce22">
            <text:p>1.6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Sunderland City Council</text:p>
          </table:table-cell>
          <table:table-cell office:value-type="string" table:style-name="ce18">
            <text:p>Zwings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1.85" table:style-name="ce22">
            <text:p>1.8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0.74" table:style-name="ce22">
            <text:p>0.7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0.71" table:style-name="ce22">
            <text:p>0.7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0.88" table:style-name="ce22">
            <text:p>0.8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0.81" table:style-name="ce22">
            <text:p>0.8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0.78" table:style-name="ce22">
            <text:p>0.7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0.97" table:style-name="ce22">
            <text:p>0.9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1.21" table:style-name="ce22">
            <text:p>1.2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1.28" table:style-name="ce22">
            <text:p>1.2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1.08" table:style-name="ce22">
            <text:p>1.0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1.1299999999999999" table:style-name="ce22">
            <text:p>1.1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0.97" table:style-name="ce22">
            <text:p>0.9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0.54" table:style-name="ce22">
            <text:p>0.5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1.05" table:style-name="ce22">
            <text:p>1.0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0.69" table:style-name="ce22">
            <text:p>0.6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0.34" table:style-name="ce22">
            <text:p>0.3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Tees Valley Combined Authority</text:p>
          </table:table-cell>
          <table:table-cell office:value-type="string" table:style-name="ce18">
            <text:p>Ginger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0.36" table:style-name="ce22">
            <text:p>0.3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1.82" table:style-name="ce22">
            <text:p>1.8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0.93" table:style-name="ce22">
            <text:p>0.9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1.0900000000000001" table:style-name="ce22">
            <text:p>1.0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1.03" table:style-name="ce22">
            <text:p>1.0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0.56999999999999995" table:style-name="ce22">
            <text:p>0.5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0.37" table:style-name="ce22">
            <text:p>0.3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0.44" table:style-name="ce22">
            <text:p>0.4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0.51" table:style-name="ce22">
            <text:p>0.5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0.54" table:style-name="ce22">
            <text:p>0.5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0.62" table:style-name="ce22">
            <text:p>0.6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Beryl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0.79" table:style-name="ce22">
            <text:p>0.7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1.1599999999999999" table:style-name="ce22">
            <text:p>1.1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1.0900000000000001" table:style-name="ce22">
            <text:p>1.0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1.27" table:style-name="ce22">
            <text:p>1.2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1.1399999999999999" table:style-name="ce22">
            <text:p>1.1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1.55" table:style-name="ce22">
            <text:p>1.5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1.87" table:style-name="ce22">
            <text:p>1.8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2.91" table:style-name="ce22">
            <text:p>2.9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2.97" table:style-name="ce22">
            <text:p>2.9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2.59" table:style-name="ce22">
            <text:p>2.5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2.76" table:style-name="ce22">
            <text:p>2.7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2.37" table:style-name="ce22">
            <text:p>2.3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1.51" table:style-name="ce22">
            <text:p>1.5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1.94" table:style-name="ce22">
            <text:p>1.9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Midlands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2.2000000000000002" table:style-name="ce22">
            <text:p>2.2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5.67" table:style-name="ce22">
            <text:p>5.6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November</text:p>
          </table:table-cell>
          <table:table-cell office:value-type="float" office:value="2023" table:style-name="ce18">
            <text:p>2023</text:p>
          </table:table-cell>
          <table:table-cell office:value-type="float" office:value="3.73" table:style-name="ce22">
            <text:p>3.7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December</text:p>
          </table:table-cell>
          <table:table-cell office:value-type="float" office:value="2023" table:style-name="ce18">
            <text:p>2023</text:p>
          </table:table-cell>
          <table:table-cell office:value-type="float" office:value="2" table:style-name="ce22">
            <text:p>2.0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January</text:p>
          </table:table-cell>
          <table:table-cell office:value-type="float" office:value="2024" table:style-name="ce18">
            <text:p>2024</text:p>
          </table:table-cell>
          <table:table-cell office:value-type="float" office:value="1.86" table:style-name="ce22">
            <text:p>1.8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February</text:p>
          </table:table-cell>
          <table:table-cell office:value-type="float" office:value="2024" table:style-name="ce18">
            <text:p>2024</text:p>
          </table:table-cell>
          <table:table-cell office:value-type="float" office:value="2.2400000000000002" table:style-name="ce22">
            <text:p>2.24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rch</text:p>
          </table:table-cell>
          <table:table-cell office:value-type="float" office:value="2024" table:style-name="ce18">
            <text:p>2024</text:p>
          </table:table-cell>
          <table:table-cell office:value-type="float" office:value="1.92" table:style-name="ce22">
            <text:p>1.9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April</text:p>
          </table:table-cell>
          <table:table-cell office:value-type="float" office:value="2024" table:style-name="ce18">
            <text:p>2024</text:p>
          </table:table-cell>
          <table:table-cell office:value-type="float" office:value="2.1" table:style-name="ce22">
            <text:p>2.10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Tier</text:p>
          </table:table-cell>
          <table:table-cell office:value-type="string" table:style-name="ce18">
            <text:p>May</text:p>
          </table:table-cell>
          <table:table-cell office:value-type="float" office:value="2024" table:style-name="ce18">
            <text:p>2024</text:p>
          </table:table-cell>
          <table:table-cell office:value-type="float" office:value="2.71" table:style-name="ce22">
            <text:p>2.7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2" table:style-name="ce18">
            <text:p>2022</text:p>
          </table:table-cell>
          <table:table-cell office:value-type="float" office:value="3.48" table:style-name="ce22">
            <text:p>3.4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2" table:style-name="ce18">
            <text:p>2022</text:p>
          </table:table-cell>
          <table:table-cell office:value-type="float" office:value="3.89" table:style-name="ce22">
            <text:p>3.8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2" table:style-name="ce18">
            <text:p>2022</text:p>
          </table:table-cell>
          <table:table-cell office:value-type="float" office:value="4.12" table:style-name="ce22">
            <text:p>4.1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2" table:style-name="ce18">
            <text:p>2022</text:p>
          </table:table-cell>
          <table:table-cell office:value-type="float" office:value="3.49" table:style-name="ce22">
            <text:p>3.4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2" table:style-name="ce18">
            <text:p>2022</text:p>
          </table:table-cell>
          <table:table-cell office:value-type="float" office:value="3.79" table:style-name="ce22">
            <text:p>3.7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ne</text:p>
          </table:table-cell>
          <table:table-cell office:value-type="float" office:value="2022" table:style-name="ce18">
            <text:p>2022</text:p>
          </table:table-cell>
          <table:table-cell office:value-type="float" office:value="3.11" table:style-name="ce22">
            <text:p>3.11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ly</text:p>
          </table:table-cell>
          <table:table-cell office:value-type="float" office:value="2022" table:style-name="ce18">
            <text:p>2022</text:p>
          </table:table-cell>
          <table:table-cell office:value-type="float" office:value="3.25" table:style-name="ce22">
            <text:p>3.2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2" table:style-name="ce18">
            <text:p>2022</text:p>
          </table:table-cell>
          <table:table-cell office:value-type="float" office:value="3.15" table:style-name="ce22">
            <text:p>3.1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2" table:style-name="ce18">
            <text:p>2022</text:p>
          </table:table-cell>
          <table:table-cell office:value-type="float" office:value="3.66" table:style-name="ce22">
            <text:p>3.6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October</text:p>
          </table:table-cell>
          <table:table-cell office:value-type="float" office:value="2022" table:style-name="ce18">
            <text:p>2022</text:p>
          </table:table-cell>
          <table:table-cell office:value-type="float" office:value="3.99" table:style-name="ce22">
            <text:p>3.99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November</text:p>
          </table:table-cell>
          <table:table-cell office:value-type="float" office:value="2022" table:style-name="ce18">
            <text:p>2022</text:p>
          </table:table-cell>
          <table:table-cell office:value-type="float" office:value="4.0199999999999996" table:style-name="ce22">
            <text:p>4.0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December</text:p>
          </table:table-cell>
          <table:table-cell office:value-type="float" office:value="2022" table:style-name="ce18">
            <text:p>2022</text:p>
          </table:table-cell>
          <table:table-cell office:value-type="float" office:value="3.08" table:style-name="ce22">
            <text:p>3.0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anuary</text:p>
          </table:table-cell>
          <table:table-cell office:value-type="float" office:value="2023" table:style-name="ce18">
            <text:p>2023</text:p>
          </table:table-cell>
          <table:table-cell office:value-type="float" office:value="3.07" table:style-name="ce22">
            <text:p>3.07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February</text:p>
          </table:table-cell>
          <table:table-cell office:value-type="float" office:value="2023" table:style-name="ce18">
            <text:p>2023</text:p>
          </table:table-cell>
          <table:table-cell office:value-type="float" office:value="3.58" table:style-name="ce22">
            <text:p>3.5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rch</text:p>
          </table:table-cell>
          <table:table-cell office:value-type="float" office:value="2023" table:style-name="ce18">
            <text:p>2023</text:p>
          </table:table-cell>
          <table:table-cell office:value-type="float" office:value="3.25" table:style-name="ce22">
            <text:p>3.2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pril</text:p>
          </table:table-cell>
          <table:table-cell office:value-type="float" office:value="2023" table:style-name="ce18">
            <text:p>2023</text:p>
          </table:table-cell>
          <table:table-cell office:value-type="float" office:value="3.36" table:style-name="ce22">
            <text:p>3.36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May</text:p>
          </table:table-cell>
          <table:table-cell office:value-type="float" office:value="2023" table:style-name="ce18">
            <text:p>2023</text:p>
          </table:table-cell>
          <table:table-cell office:value-type="float" office:value="3.93" table:style-name="ce22">
            <text:p>3.93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ne</text:p>
          </table:table-cell>
          <table:table-cell office:value-type="float" office:value="2023" table:style-name="ce18">
            <text:p>2023</text:p>
          </table:table-cell>
          <table:table-cell office:value-type="float" office:value="3.72" table:style-name="ce22">
            <text:p>3.72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July</text:p>
          </table:table-cell>
          <table:table-cell office:value-type="float" office:value="2023" table:style-name="ce18">
            <text:p>2023</text:p>
          </table:table-cell>
          <table:table-cell office:value-type="float" office:value="3.18" table:style-name="ce22">
            <text:p>3.18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August</text:p>
          </table:table-cell>
          <table:table-cell office:value-type="float" office:value="2023" table:style-name="ce18">
            <text:p>2023</text:p>
          </table:table-cell>
          <table:table-cell office:value-type="float" office:value="3.25" table:style-name="ce22">
            <text:p>3.2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September</text:p>
          </table:table-cell>
          <table:table-cell office:value-type="float" office:value="2023" table:style-name="ce18">
            <text:p>2023</text:p>
          </table:table-cell>
          <table:table-cell office:value-type="float" office:value="4.75" table:style-name="ce22">
            <text:p>4.75</text:p>
          </table:table-cell>
          <table:table-cell table:number-columns-repeated="2" table:style-name="ce18"/>
          <table:table-cell table:number-columns-repeated="16377"/>
        </table:table-row>
        <table:table-row table:style-name="ro3">
          <table:table-cell office:value-type="string" table:style-name="ce18">
            <text:p>West of England Combined Authority</text:p>
          </table:table-cell>
          <table:table-cell office:value-type="string" table:style-name="ce18">
            <text:p>Voi</text:p>
          </table:table-cell>
          <table:table-cell office:value-type="string" table:style-name="ce18">
            <text:p>October</text:p>
          </table:table-cell>
          <table:table-cell office:value-type="float" office:value="2023" table:style-name="ce18">
            <text:p>2023</text:p>
          </table:table-cell>
          <table:table-cell office:value-type="float" office:value="4.9400000000000004" table:style-name="ce22">
            <text:p>4.94</text:p>
          </table:table-cell>
          <table:table-cell table:number-columns-repeated="2" table:style-name="ce18"/>
          <table:table-cell table:number-columns-repeated="16377"/>
        </table:table-row>
        <table:table-row table:number-rows-repeated="7" table:style-name="ro3">
          <table:table-cell table:number-columns-repeated="16384" table:style-name="ce1"/>
        </table:table-row>
        <table:table-row table:number-rows-repeated="19" table:style-name="ro3">
          <table:table-cell table:number-columns-repeated="16384"/>
        </table:table-row>
        <table:table-row table:number-rows-repeated="1047725" table:style-name="ro12">
          <table:table-cell table:number-columns-repeated="16384"/>
        </table:table-row>
      </table:table>
      <table:table table:name="trip_length" table:style-name="ta1"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6381" table:default-cell-style-name="ce1"/>
        <table:table-row table:style-name="ro8">
          <table:table-cell office:value-type="string" table:style-name="ce13">
            <text:p>Average trip distance and duration by trial area - January 2022 to May 2024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3">
            <text:p>This worksheet contains one table.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4">
            <text:p>Some shorthand is used in this table, [x] = not applicable</text:p>
          </table:table-cell>
          <table:table-cell table:number-columns-repeated="16383" table:style-name="ce1"/>
        </table:table-row>
        <table:table-row table:style-name="ro13">
          <table:table-cell office:value-type="string" table:style-name="ce15">
            <text:p>Trial area [Note 4], [Note 5]</text:p>
          </table:table-cell>
          <table:table-cell office:value-type="string" table:style-name="ce23">
            <text:p>Average trip distance (kilometres) [Note 6]</text:p>
          </table:table-cell>
          <table:table-cell office:value-type="string" table:style-name="ce21">
            <text:p>Average trip duration (minutes) [Note 6]</text:p>
          </table:table-cell>
          <table:table-cell table:style-name="ce24"/>
          <table:table-cell table:number-columns-repeated="16380" table:style-name="ce1"/>
        </table:table-row>
        <table:table-row table:style-name="ro3">
          <table:table-cell office:value-type="string" table:style-name="ce25">
            <text:p>All trials</text:p>
          </table:table-cell>
          <table:table-cell office:value-type="float" office:value="2.09" table:style-name="ce26">
            <text:p>2.1</text:p>
          </table:table-cell>
          <table:table-cell office:value-type="float" office:value="10.86" table:style-name="ce26">
            <text:p>10.9</text:p>
          </table:table-cell>
          <table:table-cell table:style-name="ce26"/>
          <table:table-cell table:number-columns-repeated="2" table:style-name="ce25"/>
          <table:table-cell table:number-columns-repeated="16378"/>
        </table:table-row>
        <table:table-row table:style-name="ro3">
          <table:table-cell office:value-type="string" table:style-name="ce25">
            <text:p>Bournemouth Borough Council</text:p>
          </table:table-cell>
          <table:table-cell office:value-type="float" office:value="3.13" table:style-name="ce26">
            <text:p>3.1</text:p>
          </table:table-cell>
          <table:table-cell office:value-type="float" office:value="30.39" table:style-name="ce26">
            <text:p>30.4</text:p>
          </table:table-cell>
          <table:table-cell table:style-name="ce26"/>
          <table:table-cell table:number-columns-repeated="2" table:style-name="ce25"/>
          <table:table-cell table:number-columns-repeated="16378"/>
        </table:table-row>
        <table:table-row table:style-name="ro3">
          <table:table-cell office:value-type="string" table:style-name="ce25">
            <text:p>Buckinghamshire Council</text:p>
          </table:table-cell>
          <table:table-cell office:value-type="float" office:value="1.96" table:style-name="ce26">
            <text:p>2.0</text:p>
          </table:table-cell>
          <table:table-cell office:value-type="float" office:value="12.45" table:style-name="ce26">
            <text:p>12.5</text:p>
          </table:table-cell>
          <table:table-cell table:style-name="ce26"/>
          <table:table-cell table:number-columns-repeated="2" table:style-name="ce25"/>
          <table:table-cell table:number-columns-repeated="16378"/>
        </table:table-row>
        <table:table-row table:style-name="ro3">
          <table:table-cell office:value-type="string" table:style-name="ce25">
            <text:p>Cambridgeshire &amp; Peterborough Combined Authority</text:p>
          </table:table-cell>
          <table:table-cell office:value-type="float" office:value="2.13" table:style-name="ce26">
            <text:p>2.1</text:p>
          </table:table-cell>
          <table:table-cell office:value-type="float" office:value="9.5500000000000007" table:style-name="ce26">
            <text:p>9.6</text:p>
          </table:table-cell>
          <table:table-cell table:style-name="ce26"/>
          <table:table-cell table:number-columns-repeated="2" table:style-name="ce25"/>
          <table:table-cell table:number-columns-repeated="16378"/>
        </table:table-row>
        <table:table-row table:style-name="ro3">
          <table:table-cell office:value-type="string" table:style-name="ce25">
            <text:p>Cheshire West &amp; Chester Council</text:p>
          </table:table-cell>
          <table:table-cell office:value-type="float" office:value="2.0099999999999998" table:style-name="ce26">
            <text:p>2.0</text:p>
          </table:table-cell>
          <table:table-cell office:value-type="float" office:value="13.89" table:style-name="ce26">
            <text:p>13.9</text:p>
          </table:table-cell>
          <table:table-cell table:style-name="ce26"/>
          <table:table-cell table:number-columns-repeated="2" table:style-name="ce25"/>
          <table:table-cell table:number-columns-repeated="16378"/>
        </table:table-row>
        <table:table-row table:style-name="ro3">
          <table:table-cell office:value-type="string" table:style-name="ce25">
            <text:p>City of York Council</text:p>
          </table:table-cell>
          <table:table-cell office:value-type="float" office:value="2.15" table:style-name="ce26">
            <text:p>2.2</text:p>
          </table:table-cell>
          <table:table-cell office:value-type="float" office:value="10.55" table:style-name="ce26">
            <text:p>10.6</text:p>
          </table:table-cell>
          <table:table-cell table:style-name="ce26"/>
          <table:table-cell table:number-columns-repeated="2" table:style-name="ce25"/>
          <table:table-cell table:number-columns-repeated="16378"/>
        </table:table-row>
        <table:table-row table:style-name="ro3">
          <table:table-cell office:value-type="string" table:style-name="ce25">
            <text:p>Copeland Borough Council</text:p>
          </table:table-cell>
          <table:table-cell office:value-type="float" office:value="2.2599999999999998" table:style-name="ce26">
            <text:p>2.3</text:p>
          </table:table-cell>
          <table:table-cell office:value-type="float" office:value="17.329999999999998" table:style-name="ce26">
            <text:p>17.3</text:p>
          </table:table-cell>
          <table:table-cell table:style-name="ce26"/>
          <table:table-cell table:number-columns-repeated="2" table:style-name="ce25"/>
          <table:table-cell table:number-columns-repeated="16378"/>
        </table:table-row>
        <table:table-row table:style-name="ro3">
          <table:table-cell office:value-type="string" table:style-name="ce25">
            <text:p>Essex County Council</text:p>
          </table:table-cell>
          <table:table-cell office:value-type="float" office:value="2.06" table:style-name="ce26">
            <text:p>2.1</text:p>
          </table:table-cell>
          <table:table-cell office:value-type="float" office:value="9.64" table:style-name="ce26">
            <text:p>9.6</text:p>
          </table:table-cell>
          <table:table-cell table:style-name="ce26"/>
          <table:table-cell table:number-columns-repeated="2" table:style-name="ce25"/>
          <table:table-cell table:number-columns-repeated="16378"/>
        </table:table-row>
        <table:table-row table:style-name="ro3">
          <table:table-cell office:value-type="string" table:style-name="ce25">
            <text:p>Gloucestershire County Council</text:p>
          </table:table-cell>
          <table:table-cell office:value-type="float" office:value="1.91" table:style-name="ce26">
            <text:p>1.9</text:p>
          </table:table-cell>
          <table:table-cell office:value-type="float" office:value="10.14" table:style-name="ce26">
            <text:p>10.1</text:p>
          </table:table-cell>
          <table:table-cell table:style-name="ce26"/>
          <table:table-cell table:number-columns-repeated="2" table:style-name="ce25"/>
          <table:table-cell table:number-columns-repeated="16378"/>
        </table:table-row>
        <table:table-row table:style-name="ro3">
          <table:table-cell office:value-type="string" table:style-name="ce25">
            <text:p>Great Yarmouth Borough Council</text:p>
          </table:table-cell>
          <table:table-cell office:value-type="float" office:value="2.06" table:style-name="ce26">
            <text:p>2.1</text:p>
          </table:table-cell>
          <table:table-cell office:value-type="float" office:value="16.11" table:style-name="ce26">
            <text:p>16.1</text:p>
          </table:table-cell>
          <table:table-cell table:style-name="ce26"/>
          <table:table-cell table:number-columns-repeated="2" table:style-name="ce25"/>
          <table:table-cell table:number-columns-repeated="16378"/>
        </table:table-row>
        <table:table-row table:style-name="ro3">
          <table:table-cell office:value-type="string" table:style-name="ce25">
            <text:p>Solent Transport</text:p>
          </table:table-cell>
          <table:table-cell office:value-type="float" office:value="2.11" table:style-name="ce26">
            <text:p>2.1</text:p>
          </table:table-cell>
          <table:table-cell office:value-type="float" office:value="10.17" table:style-name="ce26">
            <text:p>10.2</text:p>
          </table:table-cell>
          <table:table-cell table:style-name="ce26"/>
          <table:table-cell table:number-columns-repeated="2" table:style-name="ce25"/>
          <table:table-cell table:number-columns-repeated="16378"/>
        </table:table-row>
        <table:table-row table:style-name="ro3">
          <table:table-cell office:value-type="string" table:style-name="ce25">
            <text:p>Kent County Council</text:p>
          </table:table-cell>
          <table:table-cell office:value-type="float" office:value="1.92" table:style-name="ce26">
            <text:p>1.9</text:p>
          </table:table-cell>
          <table:table-cell office:value-type="float" office:value="13.63" table:style-name="ce26">
            <text:p>13.6</text:p>
          </table:table-cell>
          <table:table-cell table:style-name="ce26"/>
          <table:table-cell table:number-columns-repeated="2" table:style-name="ce25"/>
          <table:table-cell table:number-columns-repeated="16378"/>
        </table:table-row>
        <table:table-row table:style-name="ro3">
          <table:table-cell office:value-type="string" table:style-name="ce25">
            <text:p>Liverpool City Region Combined Authority</text:p>
          </table:table-cell>
          <table:table-cell office:value-type="float" office:value="1.82" table:style-name="ce26">
            <text:p>1.8</text:p>
          </table:table-cell>
          <table:table-cell office:value-type="float" office:value="9.1199999999999992" table:style-name="ce26">
            <text:p>9.1</text:p>
          </table:table-cell>
          <table:table-cell table:style-name="ce26"/>
          <table:table-cell table:number-columns-repeated="2" table:style-name="ce25"/>
          <table:table-cell table:number-columns-repeated="16378"/>
        </table:table-row>
        <table:table-row table:style-name="ro3">
          <table:table-cell office:value-type="string" table:style-name="ce25">
            <text:p>Milton Keynes Council</text:p>
          </table:table-cell>
          <table:table-cell office:value-type="float" office:value="1.96" table:style-name="ce26">
            <text:p>2.0</text:p>
          </table:table-cell>
          <table:table-cell office:value-type="float" office:value="11.53" table:style-name="ce26">
            <text:p>11.5</text:p>
          </table:table-cell>
          <table:table-cell table:style-name="ce26"/>
          <table:table-cell table:number-columns-repeated="2" table:style-name="ce25"/>
          <table:table-cell table:number-columns-repeated="16378"/>
        </table:table-row>
        <table:table-row table:style-name="ro3">
          <table:table-cell office:value-type="string" table:style-name="ce25">
            <text:p>Newcastle City Council</text:p>
          </table:table-cell>
          <table:table-cell office:value-type="float" office:value="1.64" table:style-name="ce26">
            <text:p>1.6</text:p>
          </table:table-cell>
          <table:table-cell office:value-type="float" office:value="8.52" table:style-name="ce26">
            <text:p>8.5</text:p>
          </table:table-cell>
          <table:table-cell table:style-name="ce26"/>
          <table:table-cell table:number-columns-repeated="2" table:style-name="ce25"/>
          <table:table-cell table:number-columns-repeated="16378"/>
        </table:table-row>
        <table:table-row table:style-name="ro3">
          <table:table-cell office:value-type="string" table:style-name="ce25">
            <text:p>Norfolk County Council</text:p>
          </table:table-cell>
          <table:table-cell office:value-type="float" office:value="2.79" table:style-name="ce26">
            <text:p>2.8</text:p>
          </table:table-cell>
          <table:table-cell office:value-type="float" office:value="27.78" table:style-name="ce26">
            <text:p>27.8</text:p>
          </table:table-cell>
          <table:table-cell table:style-name="ce26"/>
          <table:table-cell table:number-columns-repeated="2" table:style-name="ce25"/>
          <table:table-cell table:number-columns-repeated="16378"/>
        </table:table-row>
        <table:table-row table:style-name="ro3">
          <table:table-cell office:value-type="string" table:style-name="ce25">
            <text:p>North Devon Council</text:p>
          </table:table-cell>
          <table:table-cell office:value-type="float" office:value="1.83" table:style-name="ce26">
            <text:p>1.8</text:p>
          </table:table-cell>
          <table:table-cell office:value-type="float" office:value="13.89" table:style-name="ce26">
            <text:p>13.9</text:p>
          </table:table-cell>
          <table:table-cell table:style-name="ce26"/>
          <table:table-cell table:number-columns-repeated="2" table:style-name="ce25"/>
          <table:table-cell table:number-columns-repeated="16378"/>
        </table:table-row>
        <table:table-row table:style-name="ro3">
          <table:table-cell office:value-type="string" table:style-name="ce25">
            <text:p>North Lincolnshire Council</text:p>
          </table:table-cell>
          <table:table-cell office:value-type="float" office:value="2.65" table:style-name="ce26">
            <text:p>2.7</text:p>
          </table:table-cell>
          <table:table-cell office:value-type="float" office:value="18.690000000000001" table:style-name="ce26">
            <text:p>18.7</text:p>
          </table:table-cell>
          <table:table-cell table:style-name="ce26"/>
          <table:table-cell table:number-columns-repeated="2" table:style-name="ce25"/>
          <table:table-cell table:number-columns-repeated="16378"/>
        </table:table-row>
        <table:table-row table:style-name="ro3">
          <table:table-cell office:value-type="string" table:style-name="ce25">
            <text:p>North Northamptonshire County Council</text:p>
          </table:table-cell>
          <table:table-cell office:value-type="float" office:value="2.04" table:style-name="ce26">
            <text:p>2.0</text:p>
          </table:table-cell>
          <table:table-cell office:value-type="float" office:value="9.82" table:style-name="ce26">
            <text:p>9.8</text:p>
          </table:table-cell>
          <table:table-cell table:style-name="ce26"/>
          <table:table-cell table:number-columns-repeated="2" table:style-name="ce25"/>
          <table:table-cell table:number-columns-repeated="16378"/>
        </table:table-row>
        <table:table-row table:style-name="ro3">
          <table:table-cell office:value-type="string" table:style-name="ce25">
            <text:p>Nottingham City Council</text:p>
          </table:table-cell>
          <table:table-cell office:value-type="float" office:value="2.04" table:style-name="ce26">
            <text:p>2.0</text:p>
          </table:table-cell>
          <table:table-cell office:value-type="float" office:value="10.01" table:style-name="ce26">
            <text:p>10.0</text:p>
          </table:table-cell>
          <table:table-cell table:style-name="ce26"/>
          <table:table-cell table:number-columns-repeated="2" table:style-name="ce25"/>
          <table:table-cell table:number-columns-repeated="16378"/>
        </table:table-row>
        <table:table-row table:style-name="ro3">
          <table:table-cell office:value-type="string" table:style-name="ce25">
            <text:p>Oxfordshire County Council</text:p>
          </table:table-cell>
          <table:table-cell office:value-type="float" office:value="2.09" table:style-name="ce26">
            <text:p>2.1</text:p>
          </table:table-cell>
          <table:table-cell office:value-type="float" office:value="9.52" table:style-name="ce26">
            <text:p>9.5</text:p>
          </table:table-cell>
          <table:table-cell table:style-name="ce26"/>
          <table:table-cell table:number-columns-repeated="2" table:style-name="ce25"/>
          <table:table-cell table:number-columns-repeated="16378"/>
        </table:table-row>
        <table:table-row table:style-name="ro3">
          <table:table-cell office:value-type="string" table:style-name="ce25">
            <text:p>Redditch Borough Council</text:p>
          </table:table-cell>
          <table:table-cell office:value-type="float" office:value="1.82" table:style-name="ce26">
            <text:p>1.8</text:p>
          </table:table-cell>
          <table:table-cell office:value-type="float" office:value="9.33" table:style-name="ce26">
            <text:p>9.3</text:p>
          </table:table-cell>
          <table:table-cell table:style-name="ce26"/>
          <table:table-cell table:number-columns-repeated="2" table:style-name="ce25"/>
          <table:table-cell table:number-columns-repeated="16378"/>
        </table:table-row>
        <table:table-row table:style-name="ro3">
          <table:table-cell office:value-type="string" table:style-name="ce25">
            <text:p>Rochdale Borough Council</text:p>
          </table:table-cell>
          <table:table-cell office:value-type="float" office:value="0.71" table:style-name="ce26">
            <text:p>0.7</text:p>
          </table:table-cell>
          <table:table-cell office:value-type="float" office:value="15.79" table:style-name="ce26">
            <text:p>15.8</text:p>
          </table:table-cell>
          <table:table-cell table:style-name="ce26"/>
          <table:table-cell table:number-columns-repeated="2" table:style-name="ce25"/>
          <table:table-cell table:number-columns-repeated="16378"/>
        </table:table-row>
        <table:table-row table:style-name="ro3">
          <table:table-cell office:value-type="string" table:style-name="ce25">
            <text:p>Salford City Council</text:p>
          </table:table-cell>
          <table:table-cell office:value-type="float" office:value="1.59" table:style-name="ce26">
            <text:p>1.6</text:p>
          </table:table-cell>
          <table:table-cell office:value-type="float" office:value="10.44" table:style-name="ce26">
            <text:p>10.4</text:p>
          </table:table-cell>
          <table:table-cell table:style-name="ce26"/>
          <table:table-cell table:number-columns-repeated="2" table:style-name="ce25"/>
          <table:table-cell table:number-columns-repeated="16378"/>
        </table:table-row>
        <table:table-row table:style-name="ro3">
          <table:table-cell office:value-type="string" table:style-name="ce25">
            <text:p>Slough Borough Council</text:p>
          </table:table-cell>
          <table:table-cell office:value-type="float" office:value="2.0099999999999998" table:style-name="ce26">
            <text:p>2.0</text:p>
          </table:table-cell>
          <table:table-cell office:value-type="float" office:value="9.56" table:style-name="ce26">
            <text:p>9.6</text:p>
          </table:table-cell>
          <table:table-cell table:style-name="ce26"/>
          <table:table-cell table:number-columns-repeated="2" table:style-name="ce25"/>
          <table:table-cell table:number-columns-repeated="16378"/>
        </table:table-row>
        <table:table-row table:style-name="ro3">
          <table:table-cell office:value-type="string" table:style-name="ce25">
            <text:p>Somerset West and Taunton Council</text:p>
          </table:table-cell>
          <table:table-cell office:value-type="float" office:value="2.09" table:style-name="ce26">
            <text:p>2.1</text:p>
          </table:table-cell>
          <table:table-cell office:value-type="float" office:value="13.55" table:style-name="ce26">
            <text:p>13.6</text:p>
          </table:table-cell>
          <table:table-cell table:style-name="ce26"/>
          <table:table-cell table:number-columns-repeated="2" table:style-name="ce25"/>
          <table:table-cell table:number-columns-repeated="16378"/>
        </table:table-row>
        <table:table-row table:style-name="ro3">
          <table:table-cell office:value-type="string" table:style-name="ce25">
            <text:p>South Somerset District Council</text:p>
          </table:table-cell>
          <table:table-cell office:value-type="float" office:value="2.23" table:style-name="ce26">
            <text:p>2.2</text:p>
          </table:table-cell>
          <table:table-cell office:value-type="float" office:value="13.61" table:style-name="ce26">
            <text:p>13.6</text:p>
          </table:table-cell>
          <table:table-cell table:style-name="ce26"/>
          <table:table-cell table:number-columns-repeated="2" table:style-name="ce25"/>
          <table:table-cell table:number-columns-repeated="16378"/>
        </table:table-row>
        <table:table-row table:style-name="ro3">
          <table:table-cell office:value-type="string" table:style-name="ce25">
            <text:p>Sunderland City Council</text:p>
          </table:table-cell>
          <table:table-cell office:value-type="float" office:value="1.72" table:style-name="ce26">
            <text:p>1.7</text:p>
          </table:table-cell>
          <table:table-cell office:value-type="float" office:value="10.210000000000001" table:style-name="ce26">
            <text:p>10.2</text:p>
          </table:table-cell>
          <table:table-cell table:style-name="ce26"/>
          <table:table-cell table:number-columns-repeated="2" table:style-name="ce25"/>
          <table:table-cell table:number-columns-repeated="16378"/>
        </table:table-row>
        <table:table-row table:style-name="ro3">
          <table:table-cell office:value-type="string" table:style-name="ce25">
            <text:p>Tees Valley Combined Authority</text:p>
          </table:table-cell>
          <table:table-cell office:value-type="float" office:value="2.74" table:style-name="ce26">
            <text:p>2.7</text:p>
          </table:table-cell>
          <table:table-cell office:value-type="float" office:value="19.91" table:style-name="ce26">
            <text:p>19.9</text:p>
          </table:table-cell>
          <table:table-cell table:style-name="ce26"/>
          <table:table-cell table:number-columns-repeated="2" table:style-name="ce25"/>
          <table:table-cell table:number-columns-repeated="16378"/>
        </table:table-row>
        <table:table-row table:style-name="ro3">
          <table:table-cell office:value-type="string" table:style-name="ce25">
            <text:p>West Midlands Combined Authority</text:p>
          </table:table-cell>
          <table:table-cell office:value-type="float" office:value="1.86" table:style-name="ce26">
            <text:p>1.9</text:p>
          </table:table-cell>
          <table:table-cell office:value-type="float" office:value="11.13" table:style-name="ce26">
            <text:p>11.1</text:p>
          </table:table-cell>
          <table:table-cell table:style-name="ce26"/>
          <table:table-cell table:number-columns-repeated="2" table:style-name="ce25"/>
          <table:table-cell table:number-columns-repeated="16378"/>
        </table:table-row>
        <table:table-row table:style-name="ro3">
          <table:table-cell office:value-type="string" table:style-name="ce25">
            <text:p>West of England Combined Authority</text:p>
          </table:table-cell>
          <table:table-cell office:value-type="float" office:value="2.23" table:style-name="ce26">
            <text:p>2.2</text:p>
          </table:table-cell>
          <table:table-cell office:value-type="float" office:value="10.44" table:style-name="ce26">
            <text:p>10.4</text:p>
          </table:table-cell>
          <table:table-cell table:style-name="ce26"/>
          <table:table-cell table:number-columns-repeated="2" table:style-name="ce25"/>
          <table:table-cell table:number-columns-repeated="16378"/>
        </table:table-row>
        <table:table-row table:number-rows-repeated="1048541" table:style-name="ro4">
          <table:table-cell table:number-columns-repeated="16384"/>
        </table:table-row>
      </table:table>
      <table:table table:name="Notes" table:style-name="ta1">
        <table:table-column table:style-name="co11" table:default-cell-style-name="ce1"/>
        <table:table-column table:style-name="co1" table:number-columns-repeated="16383" table:default-cell-style-name="ce1"/>
        <table:table-row table:style-name="ro2">
          <table:table-cell office:value-type="string" table:style-name="ce7">
            <text:p>Note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3">
            <text:p>This worksheet contains one table.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7">
            <text:p>Note number</text:p>
          </table:table-cell>
          <table:table-cell office:value-type="string" table:style-name="ce27">
            <text:p>Note text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Note 1</text:p>
          </table:table-cell>
          <table:table-cell office:value-type="string" table:style-name="ce3">
            <text:p>The data only includes months when an e-scooter operator was operating in a trial area.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Note 2</text:p>
          </table:table-cell>
          <table:table-cell office:value-type="string" table:style-name="ce3">
            <text:p>Zipp was taken over by Zwings in April 2023 (parent company Zeus).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Note 3</text:p>
          </table:table-cell>
          <table:table-cell office:value-type="string" table:style-name="ce3">
            <text:p>Tier was taken over by Dott in March 2024.</text:p>
          </table:table-cell>
          <table:table-cell table:number-columns-repeated="16382"/>
        </table:table-row>
        <table:table-row table:style-name="ro14">
          <table:table-cell office:value-type="string" table:style-name="ce3">
            <text:p>Note 4</text:p>
          </table:table-cell>
          <table:table-cell office:value-type="string" table:style-name="ce3">
            <text:p>The trial area Solent Transport was named Hampshire County Council / Solent Transport in the previous publication.</text:p>
          </table:table-cell>
          <table:table-cell table:number-columns-repeated="16382" table:style-name="ce3"/>
        </table:table-row>
        <table:table-row table:style-name="ro14">
          <table:table-cell office:value-type="string" table:style-name="ce3">
            <text:p>Note 5</text:p>
          </table:table-cell>
          <table:table-cell office:value-type="string" table:style-name="ce3">
            <text:p>The trial area Somerset West and Taunton Council (active in Taunton and Minehead) merged with Somerset County Council (active in Yeovil) in June 2023.</text:p>
          </table:table-cell>
          <table:table-cell table:number-columns-repeated="16382" table:style-name="ce3"/>
        </table:table-row>
        <table:table-row table:style-name="ro3">
          <table:table-cell office:value-type="string" table:style-name="ce3">
            <text:p>Note 6</text:p>
          </table:table-cell>
          <table:table-cell office:value-type="string" table:style-name="ce28">
            <text:p>This data has undergone rigorous quality assurance. However, different approaches to data processing, cleaning and filtering could result in different estimates of these metrics if compared to alternative data sources.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Note 7</text:p>
          </table:table-cell>
          <table:table-cell office:value-type="string" table:style-name="ce12">
            <text:p>The average number of daily trips per e-scooter is also referred to as the utilisation rate</text:p>
          </table:table-cell>
          <table:table-cell table:number-columns-repeated="16382"/>
        </table:table-row>
        <table:table-row table:number-rows-repeated="1048566" table:style-name="ro4">
          <table:table-cell table:number-columns-repeated="16384"/>
        </table:table-row>
      </table:table>
      <table:database-ranges>
        <table:database-range table:target-range-address="Table_of_Contents.A2:Table_of_Contents.B6" table:name="Table_of_contents"/>
        <table:database-range table:target-range-address="daily_availability.A4:daily_availability.E863" table:name="daily_escooter_availability">
          <table:sort>
            <table:sort-by table:field-number="0"/>
            <table:sort-by table:field-number="1"/>
            <table:sort-by table:field-number="3"/>
            <table:sort-by table:field-number="2" table:data-type="January,February,March,April,May,June,July,August,September,October,November,December"/>
          </table:sort>
        </table:database-range>
        <table:database-range table:target-range-address="monthly_trips.A4:monthly_trips.E851" table:name="monthly_escooter_trips">
          <table:sort>
            <table:sort-by table:field-number="0"/>
            <table:sort-by table:field-number="1"/>
            <table:sort-by table:field-number="3"/>
            <table:sort-by table:field-number="2" table:data-type="January,February,March,April,May,June,July,August,September,October,November,December"/>
          </table:sort>
        </table:database-range>
        <table:database-range table:target-range-address="trips_per_escooter.A4:trips_per_escooter.E825" table:name="trips_per_escooter">
          <table:sort>
            <table:sort-by table:field-number="0"/>
            <table:sort-by table:field-number="1"/>
            <table:sort-by table:field-number="3"/>
            <table:sort-by table:field-number="2" table:data-type="January,February,March,April,May,June,July,August,September,October,November,December"/>
          </table:sort>
        </table:database-range>
        <table:database-range table:target-range-address="trip_length.A4:trip_length.C35" table:name="total_trips_length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36">
      <number:number number:decimal-places="1" number:min-decimal-places="1" number:min-integer-digits="1"/>
      <number:text> </number:text>
    </number:number-style>
    <number:number-style style:name="N37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ptos Narrow" style:font-name-asian="Aptos Narrow" style:font-name-complex="Aptos Narrow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4" style:family="text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/></text:span><text:span text:style-name="T1">OFFICIAL-SENSITIVE</text:span><text:span text:style-name="T2">#</text:span></text:p>
        <text:p/>
      </style:header>
      <style:header-left style:display="false"/>
      <style:header-first/>
      <style:footer>
        <text:p/>
        <text:p><text:span text:style-name="T3">#</text:span><text:span text:style-name="T4"> </text:span><text:span text:style-name="T4">OFFICIAL-SENSITIVE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title>Shared rental e-scooter trials monitoring data, January 2022 to May 2024 spreadsheet</dc:title>
    <dc:description/>
    <dc:subject/>
    <meta:keyword>shared rental</meta:keyword>
    <meta:keyword> e-scooter trials</meta:keyword>
    <meta:keyword> monitoring data</meta:keyword>
    <meta:initial-creator>Francesca Bryden</meta:initial-creator>
    <dc:creator>Dave Stiffell</dc:creator>
    <meta:creation-date>2023-10-04T08:34:38Z</meta:creation-date>
    <dc:date>2025-09-22T10:35:29Z</dc:date>
    <meta:user-defined meta:name="ContentTypeId">0x010100E441490721CA4C4787B081F77A9B0D41</meta:user-defined>
    <meta:user-defined meta:name="CustomTag"/>
    <meta:user-defined meta:name="gd9880c4c8eb43b399538ea092bc7f39"/>
    <meta:user-defined meta:name="MediaServiceImageTags"/>
    <meta:user-defined meta:name="FilePlan"/>
    <meta:user-defined meta:name="FinancialYear"/>
  </office:meta>
</office:document-meta>
</file>